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b00557f" officeooo:paragraph-rsid="0b00557f"/>
    </style:style>
    <style:style style:name="P173" style:family="paragraph" style:parent-style-name="Text_20_body">
      <style:text-properties fo:language="en" fo:country="US" officeooo:rsid="0b01085c" officeooo:paragraph-rsid="0b01085c"/>
    </style:style>
    <style:style style:name="P174" style:family="paragraph" style:parent-style-name="Text_20_body">
      <style:text-properties fo:language="en" fo:country="US" officeooo:rsid="0b0bccb7" officeooo:paragraph-rsid="0b0bccb7"/>
    </style:style>
    <style:style style:name="P175" style:family="paragraph" style:parent-style-name="Text_20_body">
      <style:text-properties fo:language="en" fo:country="US" officeooo:rsid="0b0bccb7" officeooo:paragraph-rsid="0bca8b55"/>
    </style:style>
    <style:style style:name="P176" style:family="paragraph" style:parent-style-name="Text_20_body">
      <style:text-properties fo:language="en" fo:country="US" officeooo:rsid="0adf1689" officeooo:paragraph-rsid="0b2453b8"/>
    </style:style>
    <style:style style:name="P177" style:family="paragraph" style:parent-style-name="Text_20_body">
      <style:text-properties fo:language="en" fo:country="US" officeooo:rsid="0af57639" officeooo:paragraph-rsid="0af57639"/>
    </style:style>
    <style:style style:name="P178" style:family="paragraph" style:parent-style-name="Text_20_body">
      <style:text-properties fo:language="en" fo:country="US" officeooo:rsid="0b2cf9b6" officeooo:paragraph-rsid="0b8081b2"/>
    </style:style>
    <style:style style:name="P179" style:family="paragraph" style:parent-style-name="Text_20_body">
      <style:text-properties fo:language="en" fo:country="US" officeooo:rsid="0bcb7f4f" officeooo:paragraph-rsid="0bcb7f4f"/>
    </style:style>
    <style:style style:name="P180"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81"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82" style:family="paragraph" style:parent-style-name="Text_20_body">
      <style:text-properties officeooo:rsid="05c18d00" officeooo:paragraph-rsid="05de072d"/>
    </style:style>
    <style:style style:name="P183"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84"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85"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86"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8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88"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189"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190"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191"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192"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193"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194"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195"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196" style:family="paragraph" style:parent-style-name="Text_20_body">
      <style:text-properties style:use-window-font-color="true" loext:opacity="0%" fo:language="en" fo:country="US" officeooo:rsid="02b5b150" officeooo:paragraph-rsid="06c57fec"/>
    </style:style>
    <style:style style:name="P19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19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199" style:family="paragraph" style:parent-style-name="Text_20_body">
      <style:text-properties style:use-window-font-color="true" loext:opacity="0%" fo:language="en" fo:country="US" officeooo:rsid="02624ea8" officeooo:paragraph-rsid="0a72b178"/>
    </style:style>
    <style:style style:name="P200" style:family="paragraph" style:parent-style-name="Text_20_body">
      <style:text-properties style:use-window-font-color="true" loext:opacity="0%" fo:language="en" fo:country="US" officeooo:rsid="01af02db" officeooo:paragraph-rsid="01af02db"/>
    </style:style>
    <style:style style:name="P201" style:family="paragraph" style:parent-style-name="Text_20_body">
      <style:text-properties style:use-window-font-color="true" loext:opacity="0%" fo:language="en" fo:country="US" officeooo:rsid="00626449" officeooo:paragraph-rsid="016d253d"/>
    </style:style>
    <style:style style:name="P202" style:family="paragraph" style:parent-style-name="Text_20_body">
      <style:text-properties style:use-window-font-color="true" loext:opacity="0%" fo:language="en" fo:country="US" officeooo:rsid="01801819" officeooo:paragraph-rsid="02039c43"/>
    </style:style>
    <style:style style:name="P203" style:family="paragraph" style:parent-style-name="Text_20_body">
      <style:text-properties style:use-window-font-color="true" loext:opacity="0%" fo:language="en" fo:country="US" officeooo:rsid="007730a7" officeooo:paragraph-rsid="0a09aed4"/>
    </style:style>
    <style:style style:name="P204"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05"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06"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07" style:family="paragraph" style:parent-style-name="Text_20_body">
      <style:text-properties style:use-window-font-color="true" loext:opacity="0%" fo:language="en" fo:country="US" officeooo:rsid="0adc6fbf" officeooo:paragraph-rsid="0adf1689"/>
    </style:style>
    <style:style style:name="P208" style:family="paragraph" style:parent-style-name="Text_20_body">
      <style:text-properties style:use-window-font-color="true" loext:opacity="0%" fo:language="en" fo:country="US" officeooo:rsid="0adc6fbf" officeooo:paragraph-rsid="0adc6fbf"/>
    </style:style>
    <style:style style:name="P209" style:family="paragraph" style:parent-style-name="Text_20_body">
      <style:text-properties style:use-window-font-color="true" loext:opacity="0%" fo:language="en" fo:country="US" officeooo:rsid="0adc6fbf" officeooo:paragraph-rsid="0b787bf8"/>
    </style:style>
    <style:style style:name="P210" style:family="paragraph" style:parent-style-name="Text_20_body">
      <style:text-properties style:use-window-font-color="true" loext:opacity="0%" fo:language="en" fo:country="US" officeooo:rsid="0b121295" officeooo:paragraph-rsid="0b2453b8"/>
    </style:style>
    <style:style style:name="P211" style:family="paragraph" style:parent-style-name="Text_20_body">
      <style:text-properties style:use-window-font-color="true" loext:opacity="0%" fo:language="en" fo:country="US" officeooo:rsid="04636293" officeooo:paragraph-rsid="0b220128"/>
    </style:style>
    <style:style style:name="P212" style:family="paragraph" style:parent-style-name="Text_20_body">
      <style:text-properties style:use-window-font-color="true" loext:opacity="0%" fo:language="en" fo:country="US" officeooo:rsid="04636293" officeooo:paragraph-rsid="0b787bf8"/>
    </style:style>
    <style:style style:name="P213" style:family="paragraph" style:parent-style-name="Text_20_body">
      <style:text-properties style:use-window-font-color="true" loext:opacity="0%" fo:language="en" fo:country="US" officeooo:rsid="0b787bf8" officeooo:paragraph-rsid="0b787bf8"/>
    </style:style>
    <style:style style:name="P214" style:family="paragraph" style:parent-style-name="Text_20_body">
      <style:text-properties style:use-window-font-color="true" loext:opacity="0%" fo:language="en" fo:country="US" officeooo:rsid="0b85c0cc" officeooo:paragraph-rsid="0b85c0cc"/>
    </style:style>
    <style:style style:name="P215" style:family="paragraph" style:parent-style-name="Text_20_body">
      <style:text-properties style:use-window-font-color="true" loext:opacity="0%" fo:language="en" fo:country="US" officeooo:rsid="0af80a18" officeooo:paragraph-rsid="0af80a18"/>
    </style:style>
    <style:style style:name="P216" style:family="paragraph" style:parent-style-name="Text_20_body">
      <style:text-properties style:use-window-font-color="true" loext:opacity="0%" fo:language="en" fo:country="US" officeooo:rsid="0b4f655d" officeooo:paragraph-rsid="0b4f655d"/>
    </style:style>
    <style:style style:name="P217" style:family="paragraph" style:parent-style-name="Text_20_body">
      <style:text-properties style:use-window-font-color="true" loext:opacity="0%" fo:language="en" fo:country="US" officeooo:rsid="0af88c45" officeooo:paragraph-rsid="0b787bf8"/>
    </style:style>
    <style:style style:name="P218" style:family="paragraph" style:parent-style-name="Text_20_body">
      <style:text-properties style:use-window-font-color="true" loext:opacity="0%" fo:language="en" fo:country="US" officeooo:rsid="0af88c45" officeooo:paragraph-rsid="0b0d12fc"/>
    </style:style>
    <style:style style:name="P219" style:family="paragraph" style:parent-style-name="Text_20_body">
      <style:text-properties style:use-window-font-color="true" loext:opacity="0%" fo:language="en" fo:country="US" officeooo:rsid="0af88c45" officeooo:paragraph-rsid="0b3cd1e5"/>
    </style:style>
    <style:style style:name="P220" style:family="paragraph" style:parent-style-name="Text_20_body">
      <style:text-properties style:use-window-font-color="true" loext:opacity="0%" fo:language="en" fo:country="US" officeooo:rsid="0af88c45" officeooo:paragraph-rsid="0b43df36"/>
    </style:style>
    <style:style style:name="P221" style:family="paragraph" style:parent-style-name="Text_20_body">
      <style:text-properties style:use-window-font-color="true" loext:opacity="0%" fo:language="en" fo:country="US" officeooo:rsid="0af88c45" officeooo:paragraph-rsid="0bd375f8"/>
    </style:style>
    <style:style style:name="P222" style:family="paragraph" style:parent-style-name="Text_20_body">
      <style:text-properties style:use-window-font-color="true" loext:opacity="0%" fo:language="en" fo:country="US" officeooo:rsid="0b0190d0" officeooo:paragraph-rsid="0b0190d0"/>
    </style:style>
    <style:style style:name="P223" style:family="paragraph" style:parent-style-name="Text_20_body">
      <style:text-properties style:use-window-font-color="true" loext:opacity="0%" fo:language="en" fo:country="US" officeooo:rsid="0b0590ea" officeooo:paragraph-rsid="0b0590ea"/>
    </style:style>
    <style:style style:name="P224" style:family="paragraph" style:parent-style-name="Text_20_body">
      <style:text-properties style:use-window-font-color="true" loext:opacity="0%" fo:language="en" fo:country="US" officeooo:rsid="0b0590ea" officeooo:paragraph-rsid="0b0d12fc"/>
    </style:style>
    <style:style style:name="P225" style:family="paragraph" style:parent-style-name="Text_20_body">
      <style:text-properties style:use-window-font-color="true" loext:opacity="0%" fo:language="en" fo:country="US" officeooo:rsid="0b0590ea" officeooo:paragraph-rsid="0b88fe90"/>
    </style:style>
    <style:style style:name="P226" style:family="paragraph" style:parent-style-name="Text_20_body">
      <style:text-properties style:use-window-font-color="true" loext:opacity="0%" fo:language="en" fo:country="US" officeooo:rsid="0b0590ea" officeooo:paragraph-rsid="0bca8b55"/>
    </style:style>
    <style:style style:name="P227" style:family="paragraph" style:parent-style-name="Text_20_body">
      <style:text-properties style:use-window-font-color="true" loext:opacity="0%" fo:language="en" fo:country="US" officeooo:rsid="0b00557f" officeooo:paragraph-rsid="0b00557f"/>
    </style:style>
    <style:style style:name="P228" style:family="paragraph" style:parent-style-name="Text_20_body">
      <style:text-properties style:use-window-font-color="true" loext:opacity="0%" fo:language="en" fo:country="US" officeooo:rsid="0b0bccb7" officeooo:paragraph-rsid="0b0bccb7"/>
    </style:style>
    <style:style style:name="P229" style:family="paragraph" style:parent-style-name="Text_20_body">
      <style:text-properties style:use-window-font-color="true" loext:opacity="0%" fo:language="en" fo:country="US" officeooo:rsid="0b3bbf08" officeooo:paragraph-rsid="0b3bbf08"/>
    </style:style>
    <style:style style:name="P230" style:family="paragraph" style:parent-style-name="Text_20_body">
      <style:text-properties style:use-window-font-color="true" loext:opacity="0%" fo:language="en" fo:country="US" officeooo:rsid="0b3fc520" officeooo:paragraph-rsid="0b3fc520"/>
    </style:style>
    <style:style style:name="P231" style:family="paragraph" style:parent-style-name="Text_20_body">
      <style:text-properties style:use-window-font-color="true" loext:opacity="0%" fo:language="en" fo:country="US" officeooo:rsid="0b3fc520" officeooo:paragraph-rsid="0bd375f8"/>
    </style:style>
    <style:style style:name="P232" style:family="paragraph" style:parent-style-name="Text_20_body">
      <style:text-properties style:use-window-font-color="true" loext:opacity="0%" fo:language="en" fo:country="US" officeooo:rsid="0b3c399f" officeooo:paragraph-rsid="0b3c399f"/>
    </style:style>
    <style:style style:name="P233" style:family="paragraph" style:parent-style-name="Text_20_body">
      <style:text-properties style:use-window-font-color="true" loext:opacity="0%" fo:language="en" fo:country="US" officeooo:rsid="0b43df36" officeooo:paragraph-rsid="0b43df36"/>
    </style:style>
    <style:style style:name="P234" style:family="paragraph" style:parent-style-name="Text_20_body">
      <style:text-properties style:use-window-font-color="true" loext:opacity="0%" fo:language="en" fo:country="US" officeooo:rsid="0b5d18b9" officeooo:paragraph-rsid="0b5d18b9"/>
    </style:style>
    <style:style style:name="P235" style:family="paragraph" style:parent-style-name="Text_20_body">
      <style:text-properties style:use-window-font-color="true" loext:opacity="0%" fo:language="en" fo:country="US" officeooo:rsid="0b447b5f" officeooo:paragraph-rsid="0b447b5f"/>
    </style:style>
    <style:style style:name="P236" style:family="paragraph" style:parent-style-name="Text_20_body">
      <style:text-properties style:use-window-font-color="true" loext:opacity="0%" fo:language="en" fo:country="US" officeooo:rsid="0b42d085" officeooo:paragraph-rsid="0bd29dba"/>
    </style:style>
    <style:style style:name="P237" style:family="paragraph" style:parent-style-name="Text_20_body">
      <style:text-properties style:use-window-font-color="true" loext:opacity="0%" fo:language="en" fo:country="US" officeooo:rsid="0bd7bd8c" officeooo:paragraph-rsid="0bd7bd8c"/>
    </style:style>
    <style:style style:name="P238" style:family="paragraph" style:parent-style-name="Text_20_body">
      <style:text-properties style:use-window-font-color="true" loext:opacity="0%" fo:language="en" fo:country="US" officeooo:rsid="0bda531a" officeooo:paragraph-rsid="0bda531a"/>
    </style:style>
    <style:style style:name="P239" style:family="paragraph" style:parent-style-name="Text_20_body">
      <style:text-properties style:use-window-font-color="true" loext:opacity="0%" fo:language="en" fo:country="US" officeooo:rsid="0bda5e27" officeooo:paragraph-rsid="0bda5e27"/>
    </style:style>
    <style:style style:name="P240"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50"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51"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52"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53"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54" style:family="paragraph" style:parent-style-name="Text_20_body">
      <style:text-properties style:use-window-font-color="true" loext:opacity="0%" officeooo:rsid="0a395d6a" officeooo:paragraph-rsid="0a3a7f59"/>
    </style:style>
    <style:style style:name="P255" style:family="paragraph" style:parent-style-name="Text_20_body">
      <style:text-properties style:use-window-font-color="true" loext:opacity="0%" officeooo:paragraph-rsid="0a41ae81"/>
    </style:style>
    <style:style style:name="P256" style:family="paragraph" style:parent-style-name="Text_20_body">
      <style:text-properties style:use-window-font-color="true" loext:opacity="0%" officeooo:rsid="08249533" officeooo:paragraph-rsid="0a41ae81"/>
    </style:style>
    <style:style style:name="P257" style:family="paragraph" style:parent-style-name="Text_20_body">
      <style:text-properties style:use-window-font-color="true" loext:opacity="0%"/>
    </style:style>
    <style:style style:name="P258" style:family="paragraph" style:parent-style-name="Text_20_body">
      <style:text-properties style:use-window-font-color="true" loext:opacity="0%" officeooo:rsid="0a458193" officeooo:paragraph-rsid="0a458193"/>
    </style:style>
    <style:style style:name="P259" style:family="paragraph" style:parent-style-name="Text_20_body">
      <style:text-properties style:use-window-font-color="true" loext:opacity="0%" officeooo:rsid="0a41ae81" officeooo:paragraph-rsid="0a41ae81"/>
    </style:style>
    <style:style style:name="P260" style:family="paragraph" style:parent-style-name="Text_20_body">
      <style:text-properties style:use-window-font-color="true" loext:opacity="0%" officeooo:paragraph-rsid="0a4a5e7e"/>
    </style:style>
    <style:style style:name="P261" style:family="paragraph" style:parent-style-name="Text_20_body">
      <style:text-properties style:use-window-font-color="true" loext:opacity="0%" officeooo:paragraph-rsid="0a7f016c"/>
    </style:style>
    <style:style style:name="P262" style:family="paragraph" style:parent-style-name="Text_20_body">
      <style:text-properties style:use-window-font-color="true" loext:opacity="0%" officeooo:rsid="0a796587" officeooo:paragraph-rsid="0a796587"/>
    </style:style>
    <style:style style:name="P263" style:family="paragraph" style:parent-style-name="Text_20_body">
      <style:text-properties style:use-window-font-color="true" loext:opacity="0%" officeooo:rsid="0a7ad20c" officeooo:paragraph-rsid="0a7ad20c"/>
    </style:style>
    <style:style style:name="P264" style:family="paragraph" style:parent-style-name="Text_20_body">
      <style:text-properties style:use-window-font-color="true" loext:opacity="0%" officeooo:rsid="0a7f016c" officeooo:paragraph-rsid="0a7f016c"/>
    </style:style>
    <style:style style:name="P265" style:family="paragraph" style:parent-style-name="Text_20_body">
      <style:text-properties style:use-window-font-color="true" loext:opacity="0%" officeooo:rsid="0a83a692" officeooo:paragraph-rsid="0a83a692"/>
    </style:style>
    <style:style style:name="P266" style:family="paragraph" style:parent-style-name="Text_20_body">
      <style:text-properties style:use-window-font-color="true" loext:opacity="0%" officeooo:rsid="095e444e" officeooo:paragraph-rsid="0ad8a1b4"/>
    </style:style>
    <style:style style:name="P267" style:family="paragraph" style:parent-style-name="Text_20_body">
      <style:text-properties style:use-window-font-color="true" loext:opacity="0%" officeooo:rsid="09615b76" officeooo:paragraph-rsid="09615b76"/>
    </style:style>
    <style:style style:name="P268" style:family="paragraph" style:parent-style-name="Text_20_body">
      <style:text-properties style:use-window-font-color="true" loext:opacity="0%" officeooo:rsid="0ae1f36c" officeooo:paragraph-rsid="0ae1f36c"/>
    </style:style>
    <style:style style:name="P269" style:family="paragraph" style:parent-style-name="Text_20_body">
      <style:text-properties style:use-window-font-color="true" loext:opacity="0%" officeooo:rsid="0ae1f36c" officeooo:paragraph-rsid="0b5d18b9"/>
    </style:style>
    <style:style style:name="P270" style:family="paragraph" style:parent-style-name="Text_20_body">
      <style:text-properties style:use-window-font-color="true" loext:opacity="0%" officeooo:rsid="0ae1f36c" officeooo:paragraph-rsid="0b73c8fd"/>
    </style:style>
    <style:style style:name="P271" style:family="paragraph" style:parent-style-name="Text_20_body">
      <style:text-properties style:use-window-font-color="true" loext:opacity="0%" officeooo:rsid="0b5fccf6" officeooo:paragraph-rsid="0b5fccf6"/>
    </style:style>
    <style:style style:name="P272" style:family="paragraph" style:parent-style-name="Text_20_body">
      <style:text-properties style:use-window-font-color="true" loext:opacity="0%" officeooo:rsid="0b5fccf6" officeooo:paragraph-rsid="0b612c14"/>
    </style:style>
    <style:style style:name="P273" style:family="paragraph" style:parent-style-name="Text_20_body">
      <style:text-properties style:use-window-font-color="true" loext:opacity="0%" officeooo:rsid="0b5fccf6" officeooo:paragraph-rsid="0bbb744c"/>
    </style:style>
    <style:style style:name="P274" style:family="paragraph" style:parent-style-name="Text_20_body">
      <style:text-properties style:use-window-font-color="true" loext:opacity="0%" officeooo:rsid="0b62ec2e" officeooo:paragraph-rsid="0b62ec2e"/>
    </style:style>
    <style:style style:name="P275" style:family="paragraph" style:parent-style-name="Text_20_body">
      <style:text-properties style:use-window-font-color="true" loext:opacity="0%" officeooo:rsid="0b62ec2e" officeooo:paragraph-rsid="0bba1eb2"/>
    </style:style>
    <style:style style:name="P276" style:family="paragraph" style:parent-style-name="Text_20_body">
      <style:text-properties style:use-window-font-color="true" loext:opacity="0%" officeooo:rsid="0b6643c3" officeooo:paragraph-rsid="0b6643c3"/>
    </style:style>
    <style:style style:name="P277" style:family="paragraph" style:parent-style-name="Text_20_body">
      <style:text-properties style:use-window-font-color="true" loext:opacity="0%" officeooo:rsid="0b64d468" officeooo:paragraph-rsid="0bba1eb2"/>
    </style:style>
    <style:style style:name="P278" style:family="paragraph" style:parent-style-name="Text_20_body">
      <style:text-properties style:use-window-font-color="true" loext:opacity="0%" officeooo:rsid="0b64d468" officeooo:paragraph-rsid="0b64d468"/>
    </style:style>
    <style:style style:name="P279" style:family="paragraph" style:parent-style-name="Text_20_body">
      <style:text-properties style:use-window-font-color="true" loext:opacity="0%" officeooo:rsid="0bb2fcc2" officeooo:paragraph-rsid="0bb2fcc2"/>
    </style:style>
    <style:style style:name="P280" style:family="paragraph" style:parent-style-name="Text_20_body">
      <style:text-properties style:use-window-font-color="true" loext:opacity="0%" officeooo:paragraph-rsid="0bb96069"/>
    </style:style>
    <style:style style:name="P28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82" style:family="paragraph" style:parent-style-name="Text_20_body">
      <style:text-properties officeooo:paragraph-rsid="07caabb4"/>
    </style:style>
    <style:style style:name="P283" style:family="paragraph" style:parent-style-name="Text_20_body">
      <style:text-properties officeooo:paragraph-rsid="05f8daed"/>
    </style:style>
    <style:style style:name="P284" style:family="paragraph" style:parent-style-name="Text_20_body">
      <style:text-properties officeooo:paragraph-rsid="08259f39"/>
    </style:style>
    <style:style style:name="P285" style:family="paragraph" style:parent-style-name="Text_20_body">
      <style:text-properties officeooo:rsid="082d4222" officeooo:paragraph-rsid="082eca8d"/>
    </style:style>
    <style:style style:name="P286" style:family="paragraph" style:parent-style-name="Text_20_body">
      <style:text-properties officeooo:rsid="085754d5" officeooo:paragraph-rsid="085754d5"/>
    </style:style>
    <style:style style:name="P287" style:family="paragraph" style:parent-style-name="Text_20_body">
      <style:text-properties officeooo:rsid="08592467" officeooo:paragraph-rsid="08592467"/>
    </style:style>
    <style:style style:name="P288" style:family="paragraph" style:parent-style-name="Text_20_body">
      <style:text-properties fo:font-weight="bold" style:font-weight-asian="bold" style:font-weight-complex="bold"/>
    </style:style>
    <style:style style:name="P289"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90" style:family="paragraph" style:parent-style-name="Text_20_body">
      <style:text-properties officeooo:paragraph-rsid="05f9c191"/>
    </style:style>
    <style:style style:name="P291" style:family="paragraph" style:parent-style-name="Text_20_body">
      <style:text-properties officeooo:rsid="03172b5c" officeooo:paragraph-rsid="091ba669"/>
    </style:style>
    <style:style style:name="P292" style:family="paragraph" style:parent-style-name="Text_20_body">
      <style:text-properties officeooo:rsid="091ba669" officeooo:paragraph-rsid="091ba669"/>
    </style:style>
    <style:style style:name="P293" style:family="paragraph" style:parent-style-name="Text_20_body">
      <style:text-properties officeooo:rsid="03239107" officeooo:paragraph-rsid="0930457b"/>
    </style:style>
    <style:style style:name="P294" style:family="paragraph" style:parent-style-name="Text_20_body">
      <style:text-properties officeooo:paragraph-rsid="093ab902"/>
    </style:style>
    <style:style style:name="P295" style:family="paragraph" style:parent-style-name="Text_20_body">
      <style:text-properties officeooo:rsid="0969cd00" officeooo:paragraph-rsid="0969cd00"/>
    </style:style>
    <style:style style:name="P296" style:family="paragraph" style:parent-style-name="Text_20_body">
      <style:text-properties officeooo:rsid="096f2038" officeooo:paragraph-rsid="096f2038"/>
    </style:style>
    <style:style style:name="P297" style:family="paragraph" style:parent-style-name="Text_20_body">
      <style:text-properties officeooo:rsid="096f2038" officeooo:paragraph-rsid="0aa673b8"/>
    </style:style>
    <style:style style:name="P298" style:family="paragraph" style:parent-style-name="Text_20_body">
      <style:text-properties officeooo:rsid="09742069" officeooo:paragraph-rsid="09742069"/>
    </style:style>
    <style:style style:name="P299" style:family="paragraph" style:parent-style-name="Text_20_body">
      <style:text-properties officeooo:rsid="09742069" officeooo:paragraph-rsid="0aa564f1"/>
    </style:style>
    <style:style style:name="P300" style:family="paragraph" style:parent-style-name="Text_20_body">
      <style:text-properties officeooo:paragraph-rsid="09e25080"/>
    </style:style>
    <style:style style:name="P301" style:family="paragraph" style:parent-style-name="Text_20_body">
      <style:paragraph-properties fo:break-before="page"/>
    </style:style>
    <style:style style:name="P302" style:family="paragraph" style:parent-style-name="Text_20_body">
      <style:text-properties officeooo:paragraph-rsid="0a0de1e1"/>
    </style:style>
    <style:style style:name="P303" style:family="paragraph" style:parent-style-name="Text_20_body">
      <style:text-properties officeooo:paragraph-rsid="0a14c7fd"/>
    </style:style>
    <style:style style:name="P304" style:family="paragraph" style:parent-style-name="Bibliography_20_1">
      <style:paragraph-properties>
        <style:tab-stops/>
      </style:paragraph-properties>
    </style:style>
    <style:style style:name="P305" style:family="paragraph" style:parent-style-name="Text_20_body">
      <style:text-properties officeooo:paragraph-rsid="0a20a9dd"/>
    </style:style>
    <style:style style:name="P306" style:family="paragraph" style:parent-style-name="Text_20_body">
      <style:text-properties officeooo:paragraph-rsid="0a221782"/>
    </style:style>
    <style:style style:name="P307" style:family="paragraph" style:parent-style-name="Text_20_body">
      <style:text-properties officeooo:paragraph-rsid="0a255dd9"/>
    </style:style>
    <style:style style:name="P308" style:family="paragraph" style:parent-style-name="Text_20_body">
      <style:text-properties officeooo:paragraph-rsid="0a2bc18e"/>
    </style:style>
    <style:style style:name="P309" style:family="paragraph" style:parent-style-name="Text_20_body">
      <style:text-properties officeooo:paragraph-rsid="0a2bee9a"/>
    </style:style>
    <style:style style:name="P310" style:family="paragraph" style:parent-style-name="Text_20_body">
      <style:text-properties officeooo:rsid="0a2d9f48" officeooo:paragraph-rsid="0a3150ea"/>
    </style:style>
    <style:style style:name="P311" style:family="paragraph" style:parent-style-name="Text_20_body">
      <style:text-properties officeooo:rsid="0a36b2b9" officeooo:paragraph-rsid="0a36b2b9"/>
    </style:style>
    <style:style style:name="P312" style:family="paragraph" style:parent-style-name="Text_20_body">
      <style:text-properties officeooo:paragraph-rsid="0a41ae81"/>
    </style:style>
    <style:style style:name="P313" style:family="paragraph" style:parent-style-name="Text_20_body">
      <style:text-properties officeooo:paragraph-rsid="082dd507"/>
    </style:style>
    <style:style style:name="P314" style:family="paragraph" style:parent-style-name="Text_20_body">
      <style:text-properties officeooo:paragraph-rsid="0a544dcf"/>
    </style:style>
    <style:style style:name="P315"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16"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17" style:family="paragraph" style:parent-style-name="Table_20_Contents">
      <style:paragraph-properties fo:text-align="center" style:justify-single-word="false"/>
      <style:text-properties officeooo:rsid="0a60d225" officeooo:paragraph-rsid="0a60d225"/>
    </style:style>
    <style:style style:name="P318" style:family="paragraph" style:parent-style-name="Table_20_Contents">
      <style:paragraph-properties fo:text-align="center" style:justify-single-word="false"/>
      <style:text-properties officeooo:rsid="0a617d6e" officeooo:paragraph-rsid="0a617d6e"/>
    </style:style>
    <style:style style:name="P319" style:family="paragraph" style:parent-style-name="Text_20_body">
      <style:text-properties officeooo:paragraph-rsid="0a715611"/>
    </style:style>
    <style:style style:name="P320" style:family="paragraph" style:parent-style-name="Text_20_body">
      <style:text-properties officeooo:rsid="096861a4" officeooo:paragraph-rsid="096861a4"/>
    </style:style>
    <style:style style:name="P321" style:family="paragraph" style:parent-style-name="Text_20_body">
      <style:text-properties officeooo:rsid="096861a4" officeooo:paragraph-rsid="0ab9d222"/>
    </style:style>
    <style:style style:name="P322" style:family="paragraph" style:parent-style-name="Text_20_body">
      <style:text-properties officeooo:rsid="0ab9d222" officeooo:paragraph-rsid="0ab9d222"/>
    </style:style>
    <style:style style:name="P323" style:family="paragraph" style:parent-style-name="Text_20_body">
      <style:text-properties officeooo:paragraph-rsid="0a57b5ae"/>
    </style:style>
    <style:style style:name="P324" style:family="paragraph" style:parent-style-name="Text_20_body">
      <style:text-properties officeooo:rsid="0ad8a1b4" officeooo:paragraph-rsid="0ad8a1b4"/>
    </style:style>
    <style:style style:name="P325" style:family="paragraph" style:parent-style-name="Text_20_body">
      <style:text-properties fo:color="#990000" loext:opacity="100%" fo:language="en" fo:country="US" officeooo:rsid="0adb1c1f" officeooo:paragraph-rsid="0adb1c1f"/>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6.501cm" style:type="right" style:leader-style="dotted" style:leader-text="."/>
        </style:tab-stops>
      </style:paragraph-properties>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6.501cm" style:type="right" style:leader-style="dotted" style:leader-text="."/>
        </style:tab-stops>
      </style:paragraph-properties>
    </style:style>
    <style:style style:name="P331" style:family="paragraph" style:parent-style-name="Contents_20_3">
      <style:paragraph-properties>
        <style:tab-stops>
          <style:tab-stop style:position="16.002cm" style:type="right" style:leader-style="dotted" style:leader-text="."/>
        </style:tab-stops>
      </style:paragraph-properties>
    </style:style>
    <style:style style:name="P332" style:family="paragraph" style:parent-style-name="Heading_20_1">
      <style:paragraph-properties fo:break-before="page"/>
      <style:text-properties fo:language="en" fo:country="US"/>
    </style:style>
    <style:style style:name="P333" style:family="paragraph" style:parent-style-name="Heading_20_1">
      <style:paragraph-properties fo:break-before="page"/>
      <style:text-properties fo:language="en" fo:country="US" officeooo:paragraph-rsid="05d9ce72"/>
    </style:style>
    <style:style style:name="P334" style:family="paragraph" style:parent-style-name="Heading_20_1">
      <style:paragraph-properties fo:break-before="page"/>
      <style:text-properties fo:language="en" fo:country="US" officeooo:paragraph-rsid="03a73593"/>
    </style:style>
    <style:style style:name="P335" style:family="paragraph" style:parent-style-name="Heading_20_1">
      <style:paragraph-properties fo:break-before="page"/>
      <style:text-properties fo:language="en" fo:country="US" officeooo:paragraph-rsid="03b049eb"/>
    </style:style>
    <style:style style:name="P336" style:family="paragraph" style:parent-style-name="Heading_20_1">
      <style:paragraph-properties fo:break-before="page"/>
    </style:style>
    <style:style style:name="P337" style:family="paragraph" style:parent-style-name="Heading_20_2">
      <style:text-properties fo:language="en" fo:country="US"/>
    </style:style>
    <style:style style:name="P338" style:family="paragraph" style:parent-style-name="Heading_20_2">
      <style:text-properties fo:language="en" fo:country="US" officeooo:paragraph-rsid="077781c5"/>
    </style:style>
    <style:style style:name="P339" style:family="paragraph" style:parent-style-name="Heading_20_3">
      <style:text-properties fo:language="en" fo:country="US"/>
    </style:style>
    <style:style style:name="P340" style:family="paragraph" style:parent-style-name="Heading_20_3">
      <style:text-properties fo:language="en" fo:country="US" officeooo:paragraph-rsid="032be77a"/>
    </style:style>
    <style:style style:name="P341" style:family="paragraph" style:parent-style-name="Heading_20_3">
      <style:text-properties fo:language="en" fo:country="US" officeooo:rsid="06398ff5" officeooo:paragraph-rsid="06398ff5"/>
    </style:style>
    <style:style style:name="P342" style:family="paragraph" style:parent-style-name="Heading_20_3">
      <style:text-properties fo:language="en" fo:country="US" officeooo:rsid="032be77a" officeooo:paragraph-rsid="034a5b24"/>
    </style:style>
    <style:style style:name="P343" style:family="paragraph" style:parent-style-name="Heading_20_3">
      <style:text-properties fo:language="en" fo:country="US" officeooo:paragraph-rsid="034a5b24"/>
    </style:style>
    <style:style style:name="P344" style:family="paragraph" style:parent-style-name="Heading_20_3">
      <style:text-properties fo:language="en" fo:country="US" officeooo:rsid="0470e59c" officeooo:paragraph-rsid="0470e59c"/>
    </style:style>
    <style:style style:name="P345" style:family="paragraph" style:parent-style-name="Heading_20_3">
      <style:text-properties fo:language="en" fo:country="US" officeooo:rsid="02846381" officeooo:paragraph-rsid="02846381"/>
    </style:style>
    <style:style style:name="P346" style:family="paragraph" style:parent-style-name="Heading_20_3">
      <style:text-properties fo:language="en" fo:country="US" officeooo:rsid="02e2917d" officeooo:paragraph-rsid="0aca4fbe"/>
    </style:style>
    <style:style style:name="P347" style:family="paragraph" style:parent-style-name="Heading_20_3">
      <style:text-properties fo:language="en" fo:country="US" officeooo:paragraph-rsid="0aca4fbe"/>
    </style:style>
    <style:style style:name="P348" style:family="paragraph" style:parent-style-name="Heading_20_3">
      <style:text-properties fo:language="en" fo:country="US" officeooo:rsid="034c0b41" officeooo:paragraph-rsid="0aca4fbe"/>
    </style:style>
    <style:style style:name="P349" style:family="paragraph" style:parent-style-name="Heading_20_3">
      <style:text-properties style:use-window-font-color="true" loext:opacity="0%" fo:language="en" fo:country="US" officeooo:rsid="0558d9ed" officeooo:paragraph-rsid="0558d9ed"/>
    </style:style>
    <style:style style:name="P350" style:family="paragraph" style:parent-style-name="Heading_20_3">
      <style:text-properties style:use-window-font-color="true" loext:opacity="0%" officeooo:rsid="06ee7779" officeooo:paragraph-rsid="06ee7779"/>
    </style:style>
    <style:style style:name="P351" style:family="paragraph" style:parent-style-name="Heading_20_3">
      <style:text-properties officeooo:rsid="06e7aece" officeooo:paragraph-rsid="06e7aece"/>
    </style:style>
    <style:style style:name="P352" style:family="paragraph" style:parent-style-name="Heading_20_3">
      <style:text-properties officeooo:rsid="0644d119" officeooo:paragraph-rsid="0a57b5ae"/>
    </style:style>
    <style:style style:name="P353" style:family="paragraph" style:parent-style-name="Heading_20_3">
      <style:text-properties officeooo:rsid="0ae1f36c" officeooo:paragraph-rsid="0ae1f36c"/>
    </style:style>
    <style:style style:name="P354" style:family="paragraph" style:parent-style-name="Heading_20_4">
      <style:text-properties fo:language="en" fo:country="US"/>
    </style:style>
    <style:style style:name="P355" style:family="paragraph" style:parent-style-name="Heading_20_4">
      <style:text-properties fo:language="en" fo:country="US" officeooo:paragraph-rsid="0a0de1e1"/>
    </style:style>
    <style:style style:name="P356" style:family="paragraph" style:parent-style-name="Heading_20_4">
      <style:text-properties style:use-window-font-color="true" loext:opacity="0%"/>
    </style:style>
    <style:style style:name="P357" style:family="paragraph" style:parent-style-name="Heading_20_4">
      <style:text-properties style:use-window-font-color="true" loext:opacity="0%" officeooo:rsid="0b4c5651" officeooo:paragraph-rsid="0b4c5651"/>
    </style:style>
    <style:style style:name="P358" style:family="paragraph" style:parent-style-name="Heading_20_4">
      <style:text-properties style:use-window-font-color="true" loext:opacity="0%" officeooo:rsid="0b5d2a57" officeooo:paragraph-rsid="0b5d2a57"/>
    </style:style>
    <style:style style:name="P359" style:family="paragraph" style:parent-style-name="Heading_20_4">
      <style:text-properties officeooo:rsid="0af57639" officeooo:paragraph-rsid="0af57639"/>
    </style:style>
    <style:style style:name="P360" style:family="paragraph" style:parent-style-name="Text_20_body" style:list-style-name="L1">
      <style:text-properties fo:language="en" fo:country="US" officeooo:rsid="0976860a" officeooo:paragraph-rsid="0976860a"/>
    </style:style>
    <style:style style:name="P361" style:family="paragraph" style:parent-style-name="Text_20_body" style:list-style-name="L1">
      <style:text-properties fo:language="en" fo:country="US" officeooo:rsid="0976e7c5" officeooo:paragraph-rsid="0976e7c5"/>
    </style:style>
    <style:style style:name="P362" style:family="paragraph" style:parent-style-name="Text_20_body" style:list-style-name="L7">
      <style:text-properties fo:language="en" fo:country="US" officeooo:rsid="0aeb023a" officeooo:paragraph-rsid="0aeb023a"/>
    </style:style>
    <style:style style:name="P363" style:family="paragraph" style:parent-style-name="Text_20_body" style:list-style-name="L7">
      <style:text-properties fo:language="en" fo:country="US" officeooo:rsid="0aeb64b2" officeooo:paragraph-rsid="0aeb64b2"/>
    </style:style>
    <style:style style:name="P364" style:family="paragraph" style:parent-style-name="Text_20_body" style:list-style-name="L8">
      <style:text-properties fo:language="en" fo:country="US" officeooo:rsid="0aeb64b2" officeooo:paragraph-rsid="0aeb64b2"/>
    </style:style>
    <style:style style:name="P365" style:family="paragraph" style:parent-style-name="Text_20_body" style:list-style-name="L8">
      <style:text-properties fo:language="en" fo:country="US" officeooo:rsid="0aeb64b2" officeooo:paragraph-rsid="0b8081b2"/>
    </style:style>
    <style:style style:name="P366" style:family="paragraph" style:parent-style-name="Text_20_body" style:list-style-name="L7">
      <style:text-properties fo:language="en" fo:country="US" officeooo:rsid="0b297d2a" officeooo:paragraph-rsid="0b297d2a"/>
    </style:style>
    <style:style style:name="P367" style:family="paragraph" style:parent-style-name="Text_20_body" style:list-style-name="L7">
      <style:text-properties fo:language="en" fo:country="US" officeooo:rsid="0b2fe469" officeooo:paragraph-rsid="0b2fe469"/>
    </style:style>
    <style:style style:name="P368" style:family="paragraph" style:parent-style-name="Text_20_body" style:list-style-name="L8">
      <style:text-properties fo:language="en" fo:country="US" officeooo:rsid="0b964f22" officeooo:paragraph-rsid="0b964f22"/>
    </style:style>
    <style:style style:name="P369" style:family="paragraph" style:parent-style-name="Text_20_body" style:list-style-name="L8">
      <style:text-properties fo:language="en" fo:country="US" officeooo:rsid="0aec068d" officeooo:paragraph-rsid="0aef6f1c"/>
    </style:style>
    <style:style style:name="P370" style:family="paragraph" style:parent-style-name="Text_20_body" style:list-style-name="L8">
      <style:text-properties fo:language="en" fo:country="US" officeooo:rsid="0aec068d" officeooo:paragraph-rsid="0aec068d"/>
    </style:style>
    <style:style style:name="P371" style:family="paragraph" style:parent-style-name="Text_20_body" style:list-style-name="L8">
      <style:text-properties fo:language="en" fo:country="US" officeooo:rsid="0aec068d" officeooo:paragraph-rsid="0b8081b2"/>
    </style:style>
    <style:style style:name="P372" style:family="paragraph" style:parent-style-name="Text_20_body" style:list-style-name="L8">
      <style:text-properties fo:language="en" fo:country="US" officeooo:rsid="0b492308" officeooo:paragraph-rsid="0b8081b2"/>
    </style:style>
    <style:style style:name="P373" style:family="paragraph" style:parent-style-name="Text_20_body" style:list-style-name="L8">
      <style:text-properties fo:language="en" fo:country="US" officeooo:rsid="0aef6f1c" officeooo:paragraph-rsid="0aef6f1c"/>
    </style:style>
    <style:style style:name="P374" style:family="paragraph" style:parent-style-name="Text_20_body" style:list-style-name="L9">
      <style:text-properties fo:language="en" fo:country="US" officeooo:rsid="0b3b65d6" officeooo:paragraph-rsid="0b3b65d6"/>
    </style:style>
    <style:style style:name="P375" style:family="paragraph" style:parent-style-name="Text_20_body" style:list-style-name="L11">
      <style:text-properties fo:language="en" fo:country="US" officeooo:rsid="0b3b65d6" officeooo:paragraph-rsid="0b84a38c"/>
    </style:style>
    <style:style style:name="P376" style:family="paragraph" style:parent-style-name="Text_20_body" style:list-style-name="L9">
      <style:text-properties fo:language="en" fo:country="US" officeooo:rsid="0b84a38c" officeooo:paragraph-rsid="0b84a38c"/>
    </style:style>
    <style:style style:name="P377" style:family="paragraph" style:parent-style-name="Text_20_body" style:list-style-name="L10">
      <style:text-properties fo:language="en" fo:country="US" officeooo:rsid="0b84a38c" officeooo:paragraph-rsid="0b84a38c"/>
    </style:style>
    <style:style style:name="P378" style:family="paragraph" style:parent-style-name="Text_20_body" style:list-style-name="L10">
      <style:text-properties fo:language="en" fo:country="US" officeooo:rsid="0af80a18" officeooo:paragraph-rsid="0af80a18"/>
    </style:style>
    <style:style style:name="P379" style:family="paragraph" style:parent-style-name="Text_20_body" style:list-style-name="L10">
      <style:text-properties fo:language="en" fo:country="US" officeooo:rsid="0af88c45" officeooo:paragraph-rsid="0af88c45"/>
    </style:style>
    <style:style style:name="P380" style:family="paragraph" style:parent-style-name="Text_20_body" style:list-style-name="L10">
      <style:text-properties fo:language="en" fo:country="US" officeooo:rsid="0b85c0cc" officeooo:paragraph-rsid="0b85c0cc"/>
    </style:style>
    <style:style style:name="P381" style:family="paragraph" style:parent-style-name="Text_20_body" style:list-style-name="L11">
      <style:text-properties fo:language="en" fo:country="US" officeooo:rsid="0b00557f" officeooo:paragraph-rsid="0b00557f"/>
    </style:style>
    <style:style style:name="P382" style:family="paragraph" style:parent-style-name="Text_20_body" style:list-style-name="L11">
      <style:text-properties fo:language="en" fo:country="US" officeooo:rsid="0b963da1" officeooo:paragraph-rsid="0b963da1"/>
    </style:style>
    <style:style style:name="P383" style:family="paragraph" style:parent-style-name="Text_20_body" style:list-style-name="L13">
      <style:text-properties fo:language="en" fo:country="US" officeooo:rsid="0b3bbf08" officeooo:paragraph-rsid="0b3bbf08"/>
    </style:style>
    <style:style style:name="P384" style:family="paragraph" style:parent-style-name="Text_20_body" style:list-style-name="L13">
      <style:text-properties fo:language="en" fo:country="US" officeooo:rsid="0b3bbf08" officeooo:paragraph-rsid="0bca8b55"/>
    </style:style>
    <style:style style:name="P385" style:family="paragraph" style:parent-style-name="Text_20_body" style:list-style-name="L13">
      <style:text-properties fo:language="en" fo:country="US" officeooo:rsid="0b0bccb7" officeooo:paragraph-rsid="0bca24bd"/>
    </style:style>
    <style:style style:name="P386" style:family="paragraph" style:parent-style-name="Text_20_body" style:list-style-name="L13">
      <style:text-properties fo:language="en" fo:country="US" officeooo:rsid="0b0bccb7" officeooo:paragraph-rsid="0b9d91af"/>
    </style:style>
    <style:style style:name="P387" style:family="paragraph" style:parent-style-name="Text_20_body" style:list-style-name="L13">
      <style:text-properties fo:language="en" fo:country="US" officeooo:rsid="0b0bccb7" officeooo:paragraph-rsid="0bca8b55"/>
    </style:style>
    <style:style style:name="P388" style:family="paragraph" style:parent-style-name="Text_20_body" style:list-style-name="L13">
      <style:text-properties fo:language="en" fo:country="US" officeooo:rsid="0b8aa051" officeooo:paragraph-rsid="0b8aa051"/>
    </style:style>
    <style:style style:name="P389" style:family="paragraph" style:parent-style-name="Text_20_body" style:list-style-name="L13">
      <style:text-properties fo:language="en" fo:country="US" officeooo:rsid="0bca8b55" officeooo:paragraph-rsid="0bca8b55"/>
    </style:style>
    <style:style style:name="P390" style:family="paragraph" style:parent-style-name="Text_20_body" style:list-style-name="L26">
      <style:text-properties fo:language="en" fo:country="US" officeooo:rsid="00585d78" officeooo:paragraph-rsid="016d253d"/>
    </style:style>
    <style:style style:name="P391" style:family="paragraph" style:parent-style-name="Text_20_body" style:list-style-name="L26">
      <style:text-properties fo:language="en" fo:country="US" officeooo:rsid="005c7b5a" officeooo:paragraph-rsid="09d79e27"/>
    </style:style>
    <style:style style:name="P392" style:family="paragraph" style:parent-style-name="Text_20_body" style:list-style-name="L26">
      <style:text-properties fo:language="en" fo:country="US" officeooo:rsid="00568acf" officeooo:paragraph-rsid="016d253d"/>
    </style:style>
    <style:style style:name="P393" style:family="paragraph" style:parent-style-name="Text_20_body" style:list-style-name="L26">
      <style:text-properties fo:language="en" fo:country="US" officeooo:rsid="005b1744" officeooo:paragraph-rsid="016d253d"/>
    </style:style>
    <style:style style:name="P394" style:family="paragraph" style:parent-style-name="Text_20_body" style:list-style-name="L26">
      <style:text-properties fo:language="en" fo:country="US" officeooo:rsid="005b37b7" officeooo:paragraph-rsid="016d253d"/>
    </style:style>
    <style:style style:name="P395"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96" style:family="paragraph" style:parent-style-name="Text_20_body" style:list-style-name="L2">
      <style:text-properties style:use-window-font-color="true" loext:opacity="0%" officeooo:rsid="0ae79e8a" officeooo:paragraph-rsid="0ae79e8a"/>
    </style:style>
    <style:style style:name="P397" style:family="paragraph" style:parent-style-name="Text_20_body" style:list-style-name="L2">
      <style:text-properties style:use-window-font-color="true" loext:opacity="0%" officeooo:rsid="0ae79e8a" officeooo:paragraph-rsid="0aeedcaf"/>
    </style:style>
    <style:style style:name="P398" style:family="paragraph" style:parent-style-name="Text_20_body" style:list-style-name="L2">
      <style:text-properties style:use-window-font-color="true" loext:opacity="0%" officeooo:rsid="0aeedcaf" officeooo:paragraph-rsid="0aeedcaf"/>
    </style:style>
    <style:style style:name="P399" style:family="paragraph" style:parent-style-name="Text_20_body" style:list-style-name="L3">
      <style:text-properties style:use-window-font-color="true" loext:opacity="0%" officeooo:rsid="0b4c5651" officeooo:paragraph-rsid="0b4c5651"/>
    </style:style>
    <style:style style:name="P400" style:family="paragraph" style:parent-style-name="Text_20_body" style:list-style-name="L3">
      <style:text-properties style:use-window-font-color="true" loext:opacity="0%" officeooo:rsid="0b4c5651" officeooo:paragraph-rsid="0b5d18b9"/>
    </style:style>
    <style:style style:name="P401" style:family="paragraph" style:parent-style-name="Text_20_body" style:list-style-name="L4">
      <style:text-properties style:use-window-font-color="true" loext:opacity="0%" officeooo:rsid="0ae37545" officeooo:paragraph-rsid="0ae37545"/>
    </style:style>
    <style:style style:name="P402" style:family="paragraph" style:parent-style-name="Text_20_body" style:list-style-name="L5">
      <style:text-properties style:use-window-font-color="true" loext:opacity="0%" fo:language="en" fo:country="US" officeooo:rsid="0adc6fbf" officeooo:paragraph-rsid="0b787bf8"/>
    </style:style>
    <style:style style:name="P403" style:family="paragraph" style:parent-style-name="Text_20_body" style:list-style-name="L6">
      <style:text-properties style:use-window-font-color="true" loext:opacity="0%" fo:language="en" fo:country="US" officeooo:rsid="0adc6fbf" officeooo:paragraph-rsid="0adc6fbf"/>
    </style:style>
    <style:style style:name="P404" style:family="paragraph" style:parent-style-name="Text_20_body" style:list-style-name="L6">
      <style:text-properties style:use-window-font-color="true" loext:opacity="0%" fo:language="en" fo:country="US" officeooo:rsid="0adf1689" officeooo:paragraph-rsid="0adf1689"/>
    </style:style>
    <style:style style:name="P405" style:family="paragraph" style:parent-style-name="Text_20_body" style:list-style-name="L10">
      <style:text-properties style:use-window-font-color="true" loext:opacity="0%" fo:language="en" fo:country="US" officeooo:rsid="0afb39f6" officeooo:paragraph-rsid="0b85c0cc"/>
    </style:style>
    <style:style style:name="P406" style:family="paragraph" style:parent-style-name="Text_20_body" style:list-style-name="L22">
      <style:text-properties style:use-window-font-color="true" loext:opacity="0%" fo:language="en" fo:country="US" officeooo:rsid="0afb39f6" officeooo:paragraph-rsid="0bb1ebf1"/>
    </style:style>
    <style:style style:name="P407" style:family="paragraph" style:parent-style-name="Text_20_body" style:list-style-name="L10">
      <style:text-properties style:use-window-font-color="true" loext:opacity="0%" fo:language="en" fo:country="US" officeooo:rsid="0bc6c47c" officeooo:paragraph-rsid="0bc6c47c"/>
    </style:style>
    <style:style style:name="P408" style:family="paragraph" style:parent-style-name="Text_20_body" style:list-style-name="L12">
      <style:text-properties style:use-window-font-color="true" loext:opacity="0%" fo:language="en" fo:country="US" officeooo:rsid="0b3b65d6" officeooo:paragraph-rsid="0b3b65d6"/>
    </style:style>
    <style:style style:name="P409" style:family="paragraph" style:parent-style-name="Text_20_body" style:list-style-name="L12">
      <style:text-properties style:use-window-font-color="true" loext:opacity="0%" fo:language="en" fo:country="US" officeooo:rsid="0b0190d0" officeooo:paragraph-rsid="0b0190d0"/>
    </style:style>
    <style:style style:name="P410" style:family="paragraph" style:parent-style-name="Text_20_body" style:list-style-name="L12">
      <style:text-properties style:use-window-font-color="true" loext:opacity="0%" fo:language="en" fo:country="US" officeooo:rsid="0b0190d0" officeooo:paragraph-rsid="0b8f5c6a"/>
    </style:style>
    <style:style style:name="P411" style:family="paragraph" style:parent-style-name="Text_20_body" style:list-style-name="L12">
      <style:text-properties style:use-window-font-color="true" loext:opacity="0%" fo:language="en" fo:country="US" officeooo:rsid="0b8e83fa" officeooo:paragraph-rsid="0b8e83fa"/>
    </style:style>
    <style:style style:name="P412" style:family="paragraph" style:parent-style-name="Text_20_body" style:list-style-name="L12">
      <style:text-properties style:use-window-font-color="true" loext:opacity="0%" fo:language="en" fo:country="US" officeooo:rsid="0b927913" officeooo:paragraph-rsid="0b927913"/>
    </style:style>
    <style:style style:name="P413" style:family="paragraph" style:parent-style-name="Text_20_body" style:list-style-name="L12">
      <style:text-properties style:use-window-font-color="true" loext:opacity="0%" fo:language="en" fo:country="US" officeooo:rsid="0b8ede16" officeooo:paragraph-rsid="0b8ede16"/>
    </style:style>
    <style:style style:name="P414" style:family="paragraph" style:parent-style-name="Text_20_body" style:list-style-name="L12">
      <style:text-properties style:use-window-font-color="true" loext:opacity="0%" fo:language="en" fo:country="US" officeooo:rsid="0b0590ea" officeooo:paragraph-rsid="0b0590ea"/>
    </style:style>
    <style:style style:name="P415" style:family="paragraph" style:parent-style-name="Text_20_body" style:list-style-name="L12">
      <style:text-properties style:use-window-font-color="true" loext:opacity="0%" fo:language="en" fo:country="US" officeooo:rsid="0b0590ea" officeooo:paragraph-rsid="0b35b136"/>
    </style:style>
    <style:style style:name="P416" style:family="paragraph" style:parent-style-name="Text_20_body" style:list-style-name="L12">
      <style:text-properties style:use-window-font-color="true" loext:opacity="0%" fo:language="en" fo:country="US" officeooo:rsid="0b9c7135" officeooo:paragraph-rsid="0b9c7135"/>
    </style:style>
    <style:style style:name="P417" style:family="paragraph" style:parent-style-name="Text_20_body" style:list-style-name="L13">
      <style:text-properties style:use-window-font-color="true" loext:opacity="0%" fo:language="en" fo:country="US" officeooo:rsid="0b9fa9f9" officeooo:paragraph-rsid="0bcf0860"/>
    </style:style>
    <style:style style:name="P418" style:family="paragraph" style:parent-style-name="Text_20_body" style:list-style-name="L14">
      <style:text-properties style:use-window-font-color="true" loext:opacity="0%" fo:language="en" fo:country="US" officeooo:rsid="0b9fa9f9" officeooo:paragraph-rsid="0bd29dba"/>
    </style:style>
    <style:style style:name="P419" style:family="paragraph" style:parent-style-name="Text_20_body" style:list-style-name="L14">
      <style:text-properties style:use-window-font-color="true" loext:opacity="0%" fo:language="en" fo:country="US" officeooo:rsid="0b9fa9f9" officeooo:paragraph-rsid="0b9fa9f9"/>
    </style:style>
    <style:style style:name="P420" style:family="paragraph" style:parent-style-name="Text_20_body" style:list-style-name="L15">
      <style:text-properties style:use-window-font-color="true" loext:opacity="0%" fo:language="en" fo:country="US" officeooo:rsid="0b9fa9f9" officeooo:paragraph-rsid="0bd375f8"/>
    </style:style>
    <style:style style:name="P421" style:family="paragraph" style:parent-style-name="Text_20_body" style:list-style-name="L15">
      <style:text-properties style:use-window-font-color="true" loext:opacity="0%" fo:language="en" fo:country="US" officeooo:rsid="0b9fa9f9" officeooo:paragraph-rsid="0bcf0860"/>
    </style:style>
    <style:style style:name="P422" style:family="paragraph" style:parent-style-name="Text_20_body" style:list-style-name="L16">
      <style:text-properties style:use-window-font-color="true" loext:opacity="0%" fo:language="en" fo:country="US" officeooo:rsid="0b9fa9f9" officeooo:paragraph-rsid="0bcf0860"/>
    </style:style>
    <style:style style:name="P423" style:family="paragraph" style:parent-style-name="Text_20_body" style:list-style-name="L14">
      <style:text-properties style:use-window-font-color="true" loext:opacity="0%" fo:language="en" fo:country="US" officeooo:rsid="0b3bbf08" officeooo:paragraph-rsid="0bd29dba"/>
    </style:style>
    <style:style style:name="P424" style:family="paragraph" style:parent-style-name="Text_20_body" style:list-style-name="L14">
      <style:text-properties style:use-window-font-color="true" loext:opacity="0%" fo:language="en" fo:country="US" officeooo:rsid="0b3bbf08" officeooo:paragraph-rsid="0b3bbf08"/>
    </style:style>
    <style:style style:name="P425" style:family="paragraph" style:parent-style-name="Text_20_body" style:list-style-name="L15">
      <style:text-properties style:use-window-font-color="true" loext:opacity="0%" fo:language="en" fo:country="US" officeooo:rsid="0b3bbf08" officeooo:paragraph-rsid="0bd375f8"/>
    </style:style>
    <style:style style:name="P426" style:family="paragraph" style:parent-style-name="Text_20_body" style:list-style-name="L15">
      <style:text-properties style:use-window-font-color="true" loext:opacity="0%" fo:language="en" fo:country="US" officeooo:rsid="0b3bbf08" officeooo:paragraph-rsid="0b3fc520"/>
    </style:style>
    <style:style style:name="P427" style:family="paragraph" style:parent-style-name="Text_20_body" style:list-style-name="L16">
      <style:text-properties style:use-window-font-color="true" loext:opacity="0%" fo:language="en" fo:country="US" officeooo:rsid="0b3bbf08" officeooo:paragraph-rsid="0ba50038"/>
    </style:style>
    <style:style style:name="P428" style:family="paragraph" style:parent-style-name="Text_20_body" style:list-style-name="L16">
      <style:text-properties style:use-window-font-color="true" loext:opacity="0%" fo:language="en" fo:country="US" officeooo:rsid="0b3bbf08" officeooo:paragraph-rsid="0b3c399f"/>
    </style:style>
    <style:style style:name="P429" style:family="paragraph" style:parent-style-name="Text_20_body" style:list-style-name="L14">
      <style:text-properties style:use-window-font-color="true" loext:opacity="0%" fo:language="en" fo:country="US" officeooo:rsid="0b0bccb7" officeooo:paragraph-rsid="0bd29dba"/>
    </style:style>
    <style:style style:name="P430" style:family="paragraph" style:parent-style-name="Text_20_body" style:list-style-name="L14">
      <style:text-properties style:use-window-font-color="true" loext:opacity="0%" fo:language="en" fo:country="US" officeooo:rsid="0b0bccb7" officeooo:paragraph-rsid="0b0bccb7"/>
    </style:style>
    <style:style style:name="P431" style:family="paragraph" style:parent-style-name="Text_20_body" style:list-style-name="L15">
      <style:text-properties style:use-window-font-color="true" loext:opacity="0%" fo:language="en" fo:country="US" officeooo:rsid="0b0bccb7" officeooo:paragraph-rsid="0bd375f8"/>
    </style:style>
    <style:style style:name="P432" style:family="paragraph" style:parent-style-name="Text_20_body" style:list-style-name="L15">
      <style:text-properties style:use-window-font-color="true" loext:opacity="0%" fo:language="en" fo:country="US" officeooo:rsid="0b0bccb7" officeooo:paragraph-rsid="0ba0ffb4"/>
    </style:style>
    <style:style style:name="P433" style:family="paragraph" style:parent-style-name="Text_20_body" style:list-style-name="L16">
      <style:text-properties style:use-window-font-color="true" loext:opacity="0%" fo:language="en" fo:country="US" officeooo:rsid="0b0bccb7" officeooo:paragraph-rsid="0ba50038"/>
    </style:style>
    <style:style style:name="P434" style:family="paragraph" style:parent-style-name="Text_20_body" style:list-style-name="L14">
      <style:text-properties style:use-window-font-color="true" loext:opacity="0%" fo:language="en" fo:country="US" officeooo:rsid="0b0d12fc" officeooo:paragraph-rsid="0bd29dba"/>
    </style:style>
    <style:style style:name="P435" style:family="paragraph" style:parent-style-name="Text_20_body" style:list-style-name="L14">
      <style:text-properties style:use-window-font-color="true" loext:opacity="0%" fo:language="en" fo:country="US" officeooo:rsid="0b0d12fc" officeooo:paragraph-rsid="0b0d12fc"/>
    </style:style>
    <style:style style:name="P436" style:family="paragraph" style:parent-style-name="Text_20_body" style:list-style-name="L14">
      <style:text-properties style:use-window-font-color="true" loext:opacity="0%" fo:language="en" fo:country="US" officeooo:rsid="0b0d12fc" officeooo:paragraph-rsid="0b8bdf2c"/>
    </style:style>
    <style:style style:name="P437" style:family="paragraph" style:parent-style-name="Text_20_body" style:list-style-name="L15">
      <style:text-properties style:use-window-font-color="true" loext:opacity="0%" fo:language="en" fo:country="US" officeooo:rsid="0b0d12fc" officeooo:paragraph-rsid="0b3fc520"/>
    </style:style>
    <style:style style:name="P438" style:family="paragraph" style:parent-style-name="Text_20_body" style:list-style-name="L18">
      <style:text-properties style:use-window-font-color="true" loext:opacity="0%" fo:language="en" fo:country="US" officeooo:rsid="0b0d12fc" officeooo:paragraph-rsid="0bce3f52"/>
    </style:style>
    <style:style style:name="P439" style:family="paragraph" style:parent-style-name="Text_20_body" style:list-style-name="L22">
      <style:text-properties style:use-window-font-color="true" loext:opacity="0%" fo:language="en" fo:country="US" officeooo:rsid="0b0d12fc" officeooo:paragraph-rsid="0bce3f52"/>
    </style:style>
    <style:style style:name="P440" style:family="paragraph" style:parent-style-name="Text_20_body" style:list-style-name="L15">
      <style:text-properties style:use-window-font-color="true" loext:opacity="0%" fo:language="en" fo:country="US" officeooo:rsid="0bd375f8" officeooo:paragraph-rsid="0bd375f8"/>
    </style:style>
    <style:style style:name="P441" style:family="paragraph" style:parent-style-name="Text_20_body" style:list-style-name="L15">
      <style:text-properties style:use-window-font-color="true" loext:opacity="0%" fo:language="en" fo:country="US" officeooo:rsid="0bcf0860" officeooo:paragraph-rsid="0bd375f8"/>
    </style:style>
    <style:style style:name="P442" style:family="paragraph" style:parent-style-name="Text_20_body" style:list-style-name="L15">
      <style:text-properties style:use-window-font-color="true" loext:opacity="0%" fo:language="en" fo:country="US" officeooo:rsid="0bcf0860" officeooo:paragraph-rsid="0bcf0860"/>
    </style:style>
    <style:style style:name="P443" style:family="paragraph" style:parent-style-name="Text_20_body" style:list-style-name="L15">
      <style:text-properties style:use-window-font-color="true" loext:opacity="0%" fo:language="en" fo:country="US" officeooo:rsid="0b3fc520" officeooo:paragraph-rsid="0bd375f8"/>
    </style:style>
    <style:style style:name="P444" style:family="paragraph" style:parent-style-name="Text_20_body" style:list-style-name="L15">
      <style:text-properties style:use-window-font-color="true" loext:opacity="0%" fo:language="en" fo:country="US" officeooo:rsid="0b3fc520" officeooo:paragraph-rsid="0bcf0860"/>
    </style:style>
    <style:style style:name="P445" style:family="paragraph" style:parent-style-name="Text_20_body" style:list-style-name="L15">
      <style:text-properties style:use-window-font-color="true" loext:opacity="0%" fo:language="en" fo:country="US" officeooo:rsid="0b3fc520" officeooo:paragraph-rsid="0b3fc520"/>
    </style:style>
    <style:style style:name="P446" style:family="paragraph" style:parent-style-name="Text_20_body" style:list-style-name="L16">
      <style:text-properties style:use-window-font-color="true" loext:opacity="0%" fo:language="en" fo:country="US" officeooo:rsid="0b3c399f" officeooo:paragraph-rsid="0ba50038"/>
    </style:style>
    <style:style style:name="P447" style:family="paragraph" style:parent-style-name="Text_20_body" style:list-style-name="L17">
      <style:text-properties style:use-window-font-color="true" loext:opacity="0%" fo:language="en" fo:country="US" officeooo:rsid="0b3c399f" officeooo:paragraph-rsid="0b3c399f"/>
    </style:style>
    <style:style style:name="P448" style:family="paragraph" style:parent-style-name="Text_20_body" style:list-style-name="L18">
      <style:text-properties style:use-window-font-color="true" loext:opacity="0%" fo:language="en" fo:country="US" officeooo:rsid="0b3c399f" officeooo:paragraph-rsid="0b447b5f"/>
    </style:style>
    <style:style style:name="P449" style:family="paragraph" style:parent-style-name="Text_20_body" style:list-style-name="L18">
      <style:text-properties style:use-window-font-color="true" loext:opacity="0%" fo:language="en" fo:country="US" officeooo:rsid="0b3c399f" officeooo:paragraph-rsid="0baa6524"/>
    </style:style>
    <style:style style:name="P450" style:family="paragraph" style:parent-style-name="Text_20_body" style:list-style-name="L21">
      <style:text-properties style:use-window-font-color="true" loext:opacity="0%" fo:language="en" fo:country="US" officeooo:rsid="0b3c399f" officeooo:paragraph-rsid="0b6d352b"/>
    </style:style>
    <style:style style:name="P451" style:family="paragraph" style:parent-style-name="Text_20_body" style:list-style-name="L17">
      <style:text-properties style:use-window-font-color="true" loext:opacity="0%" fo:language="en" fo:country="US" officeooo:rsid="0b3df0ff" officeooo:paragraph-rsid="0b3df0ff"/>
    </style:style>
    <style:style style:name="P452" style:family="paragraph" style:parent-style-name="Text_20_body" style:list-style-name="L18">
      <style:text-properties style:use-window-font-color="true" loext:opacity="0%" fo:language="en" fo:country="US" officeooo:rsid="0b466f0f" officeooo:paragraph-rsid="0b466f0f"/>
    </style:style>
    <style:style style:name="P453" style:family="paragraph" style:parent-style-name="Text_20_body" style:list-style-name="L18">
      <style:text-properties style:use-window-font-color="true" loext:opacity="0%" fo:language="en" fo:country="US" officeooo:rsid="0b466f0f" officeooo:paragraph-rsid="0b481183"/>
    </style:style>
    <style:style style:name="P454" style:family="paragraph" style:parent-style-name="Text_20_body" style:list-style-name="L18">
      <style:text-properties style:use-window-font-color="true" loext:opacity="0%" fo:language="en" fo:country="US" officeooo:rsid="0b481183" officeooo:paragraph-rsid="0b481183"/>
    </style:style>
    <style:style style:name="P455" style:family="paragraph" style:parent-style-name="Text_20_body" style:list-style-name="L19">
      <style:text-properties style:use-window-font-color="true" loext:opacity="0%" fo:language="en" fo:country="US" officeooo:rsid="0bd7bd8c" officeooo:paragraph-rsid="0bd7bd8c"/>
    </style:style>
    <style:style style:name="P456" style:family="paragraph" style:parent-style-name="Text_20_body" style:list-style-name="L19">
      <style:text-properties style:use-window-font-color="true" loext:opacity="0%" fo:language="en" fo:country="US" officeooo:rsid="0bd94ddf" officeooo:paragraph-rsid="0bd94ddf"/>
    </style:style>
    <style:style style:name="P457" style:family="paragraph" style:parent-style-name="Text_20_body" style:list-style-name="L20">
      <style:text-properties style:use-window-font-color="true" loext:opacity="0%" fo:language="en" fo:country="US" officeooo:rsid="0bd94ddf" officeooo:paragraph-rsid="0bda5e27"/>
    </style:style>
    <style:style style:name="P458" style:family="paragraph" style:parent-style-name="Text_20_body" style:list-style-name="L19">
      <style:text-properties style:use-window-font-color="true" loext:opacity="0%" fo:language="en" fo:country="US" officeooo:rsid="0bda531a" officeooo:paragraph-rsid="0bda531a"/>
    </style:style>
    <style:style style:name="P459" style:family="paragraph" style:parent-style-name="Text_20_body" style:list-style-name="L20">
      <style:text-properties style:use-window-font-color="true" loext:opacity="0%" fo:language="en" fo:country="US" officeooo:rsid="0bda5e27" officeooo:paragraph-rsid="0bda5e27"/>
    </style:style>
    <style:style style:name="P460" style:family="paragraph" style:parent-style-name="Text_20_body" style:list-style-name="L21">
      <style:text-properties style:use-window-font-color="true" loext:opacity="0%" fo:language="en" fo:country="US" officeooo:rsid="0b5d18b9" officeooo:paragraph-rsid="0b5d18b9"/>
    </style:style>
    <style:style style:name="P461" style:family="paragraph" style:parent-style-name="Text_20_body" style:list-style-name="L22">
      <style:text-properties style:use-window-font-color="true" loext:opacity="0%" fo:language="en" fo:country="US" officeooo:rsid="0af80a18" officeooo:paragraph-rsid="0b571b4d"/>
    </style:style>
    <style:style style:name="P462" style:family="paragraph" style:parent-style-name="Text_20_body" style:list-style-name="L22">
      <style:text-properties style:use-window-font-color="true" loext:opacity="0%" fo:language="en" fo:country="US" officeooo:rsid="0b58e652" officeooo:paragraph-rsid="0b58e652"/>
    </style:style>
    <style:style style:name="P463" style:family="paragraph" style:parent-style-name="Text_20_body" style:list-style-name="L22">
      <style:text-properties style:use-window-font-color="true" loext:opacity="0%" fo:language="en" fo:country="US" officeooo:rsid="0bb1258f" officeooo:paragraph-rsid="0bb1258f"/>
    </style:style>
    <style:style style:name="P464" style:family="paragraph" style:parent-style-name="Text_20_body" style:list-style-name="L22">
      <style:text-properties style:use-window-font-color="true" loext:opacity="0%" fo:language="en" fo:country="US" officeooo:rsid="0b571b4d" officeooo:paragraph-rsid="0b571b4d"/>
    </style:style>
    <style:style style:name="P465" style:family="paragraph" style:parent-style-name="Text_20_body" style:list-style-name="L22">
      <style:text-properties style:use-window-font-color="true" loext:opacity="0%" fo:language="en" fo:country="US" officeooo:rsid="0b571b4d" officeooo:paragraph-rsid="0bb1ebf1"/>
    </style:style>
    <style:style style:name="P466" style:family="paragraph" style:parent-style-name="Text_20_body" style:list-style-name="L22">
      <style:text-properties style:use-window-font-color="true" loext:opacity="0%" fo:language="en" fo:country="US" officeooo:rsid="0af88c45" officeooo:paragraph-rsid="0b571b4d"/>
    </style:style>
    <style:style style:name="P467" style:family="paragraph" style:parent-style-name="Text_20_body" style:list-style-name="L22">
      <style:text-properties style:use-window-font-color="true" loext:opacity="0%" officeooo:rsid="0b571b4d" officeooo:paragraph-rsid="0b571b4d"/>
    </style:style>
    <style:style style:name="P468" style:family="paragraph" style:parent-style-name="Text_20_body" style:list-style-name="L22">
      <style:text-properties style:use-window-font-color="true" loext:opacity="0%" officeooo:rsid="0b50cdb6" officeooo:paragraph-rsid="0b50cdb6"/>
    </style:style>
    <style:style style:name="P469" style:family="paragraph" style:parent-style-name="Text_20_body" style:list-style-name="L22">
      <style:text-properties style:use-window-font-color="true" loext:opacity="0%" officeooo:rsid="0bab42e1" officeooo:paragraph-rsid="0bab42e1"/>
    </style:style>
    <style:style style:name="P470" style:family="paragraph" style:parent-style-name="Text_20_body" style:list-style-name="L22">
      <style:text-properties style:use-window-font-color="true" loext:opacity="0%" officeooo:rsid="0b54cd75" officeooo:paragraph-rsid="0b54cd75"/>
    </style:style>
    <style:style style:name="P471" style:family="paragraph" style:parent-style-name="Text_20_body" style:list-style-name="L22">
      <style:text-properties style:use-window-font-color="true" loext:opacity="0%" officeooo:rsid="0b50dc49" officeooo:paragraph-rsid="0b50dc49"/>
    </style:style>
    <style:style style:name="P472" style:family="paragraph" style:parent-style-name="Text_20_body" style:list-style-name="L22">
      <style:text-properties style:use-window-font-color="true" loext:opacity="0%" officeooo:rsid="0b50dc49" officeooo:paragraph-rsid="0bce3f52"/>
    </style:style>
    <style:style style:name="P473" style:family="paragraph" style:parent-style-name="Text_20_body" style:list-style-name="L22">
      <style:text-properties style:use-window-font-color="true" loext:opacity="0%" officeooo:rsid="0bce3f52" officeooo:paragraph-rsid="0bce3f52"/>
    </style:style>
    <style:style style:name="P474" style:family="paragraph" style:parent-style-name="Text_20_body" style:list-style-name="L22">
      <style:text-properties style:use-window-font-color="true" loext:opacity="0%" officeooo:rsid="0bae19ff" officeooo:paragraph-rsid="0bae19ff"/>
    </style:style>
    <style:style style:name="P475" style:family="paragraph" style:parent-style-name="Text_20_body" style:list-style-name="L22">
      <style:text-properties style:use-window-font-color="true" loext:opacity="0%" officeooo:rsid="0b518181" officeooo:paragraph-rsid="0b518181"/>
    </style:style>
    <style:style style:name="P476" style:family="paragraph" style:parent-style-name="Text_20_body" style:list-style-name="L22">
      <style:text-properties style:use-window-font-color="true" loext:opacity="0%" officeooo:rsid="0b518181" officeooo:paragraph-rsid="0b530eaa"/>
    </style:style>
    <style:style style:name="P477" style:family="paragraph" style:parent-style-name="Text_20_body" style:list-style-name="L22">
      <style:text-properties style:use-window-font-color="true" loext:opacity="0%" officeooo:rsid="0b530eaa" officeooo:paragraph-rsid="0b530eaa"/>
    </style:style>
    <style:style style:name="P478" style:family="paragraph" style:parent-style-name="Text_20_body" style:list-style-name="L22">
      <style:text-properties style:use-window-font-color="true" loext:opacity="0%" officeooo:rsid="0b530eaa" officeooo:paragraph-rsid="0b567a4b"/>
    </style:style>
    <style:style style:name="P479" style:family="paragraph" style:parent-style-name="Text_20_body" style:list-style-name="L22">
      <style:text-properties style:use-window-font-color="true" loext:opacity="0%" officeooo:rsid="0bac9c7a" officeooo:paragraph-rsid="0bac9c7a"/>
    </style:style>
    <style:style style:name="P480" style:family="paragraph" style:parent-style-name="Text_20_body" style:list-style-name="L22">
      <style:text-properties style:use-window-font-color="true" loext:opacity="0%" officeooo:rsid="0b567a4b" officeooo:paragraph-rsid="0b567a4b"/>
    </style:style>
    <style:style style:name="P481" style:family="paragraph" style:parent-style-name="Text_20_body" style:list-style-name="L22">
      <style:text-properties style:use-window-font-color="true" loext:opacity="0%" officeooo:rsid="0bb1258f" officeooo:paragraph-rsid="0bb1258f"/>
    </style:style>
    <style:style style:name="P482" style:family="paragraph" style:parent-style-name="Text_20_body" style:list-style-name="L23">
      <style:text-properties style:use-window-font-color="true" loext:opacity="0%" officeooo:paragraph-rsid="0bb96069"/>
    </style:style>
    <style:style style:name="P483" style:family="paragraph" style:parent-style-name="Text_20_body" style:list-style-name="L23">
      <style:text-properties style:use-window-font-color="true" loext:opacity="0%" officeooo:rsid="0b6553a9" officeooo:paragraph-rsid="0bb96069"/>
    </style:style>
    <style:style style:name="P484" style:family="paragraph" style:parent-style-name="Text_20_body" style:list-style-name="L23">
      <style:text-properties style:use-window-font-color="true" loext:opacity="0%" officeooo:rsid="0bd29dba" officeooo:paragraph-rsid="0bd29dba"/>
    </style:style>
    <style:style style:name="P485" style:family="paragraph" style:parent-style-name="Text_20_body" style:list-style-name="L23">
      <style:text-properties style:use-window-font-color="true" loext:opacity="0%" officeooo:rsid="0b669edb" officeooo:paragraph-rsid="0bb96069"/>
    </style:style>
    <style:style style:name="P486" style:family="paragraph" style:parent-style-name="Text_20_body" style:list-style-name="L24">
      <style:text-properties style:use-window-font-color="true" loext:opacity="0%" officeooo:rsid="0b669edb" officeooo:paragraph-rsid="0bba1eb2"/>
    </style:style>
    <style:style style:name="P487" style:family="paragraph" style:parent-style-name="Text_20_body" style:list-style-name="L25">
      <style:text-properties style:use-window-font-color="true" loext:opacity="0%" officeooo:rsid="0b669edb" officeooo:paragraph-rsid="0bba1eb2"/>
    </style:style>
    <style:style style:name="P488" style:family="paragraph" style:parent-style-name="Text_20_body" style:list-style-name="L23">
      <style:text-properties style:use-window-font-color="true" loext:opacity="0%" officeooo:rsid="0bb96069" officeooo:paragraph-rsid="0bb96069"/>
    </style:style>
    <style:style style:name="P489" style:family="paragraph" style:parent-style-name="Text_20_body" style:list-style-name="L24">
      <style:text-properties style:use-window-font-color="true" loext:opacity="0%" officeooo:rsid="0bb96069" officeooo:paragraph-rsid="0bba1eb2"/>
    </style:style>
    <style:style style:name="P490" style:family="paragraph" style:parent-style-name="Text_20_body" style:list-style-name="L25">
      <style:text-properties style:use-window-font-color="true" loext:opacity="0%" officeooo:rsid="0bb96069" officeooo:paragraph-rsid="0bba1eb2"/>
    </style:style>
    <style:style style:name="P491" style:family="paragraph" style:parent-style-name="Text_20_body" style:list-style-name="L24">
      <style:text-properties style:use-window-font-color="true" loext:opacity="0%" officeooo:paragraph-rsid="0bba1eb2"/>
    </style:style>
    <style:style style:name="P492" style:family="paragraph" style:parent-style-name="Text_20_body" style:list-style-name="L24">
      <style:text-properties style:use-window-font-color="true" loext:opacity="0%" officeooo:rsid="0b62ec2e" officeooo:paragraph-rsid="0bba1eb2"/>
    </style:style>
    <style:style style:name="P493" style:family="paragraph" style:parent-style-name="Text_20_body" style:list-style-name="L25">
      <style:text-properties style:use-window-font-color="true" loext:opacity="0%" officeooo:rsid="0b64d468" officeooo:paragraph-rsid="0bba1eb2"/>
    </style:style>
    <style:style style:name="P494" style:family="paragraph" style:parent-style-name="Text_20_body" style:list-style-name="L25">
      <style:text-properties style:use-window-font-color="true" loext:opacity="0%" officeooo:paragraph-rsid="0bba1eb2"/>
    </style:style>
    <style:style style:name="P495" style:family="paragraph" style:parent-style-name="Text_20_body" style:list-style-name="L25">
      <style:text-properties style:use-window-font-color="true" loext:opacity="0%" officeooo:paragraph-rsid="0bd57674"/>
    </style:style>
    <style:style style:name="P496" style:family="paragraph" style:parent-style-name="Text_20_body">
      <style:text-properties officeooo:paragraph-rsid="0bde9acd"/>
    </style:style>
    <style:style style:name="P497" style:family="paragraph" style:parent-style-name="Text_20_body">
      <style:text-properties officeooo:paragraph-rsid="0be0c041"/>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c86cd3" style:font-style-asian="italic" style:font-style-complex="italic"/>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fo:font-weight="normal" officeooo:rsid="08467353" style:font-style-asian="normal" style:font-weight-asian="normal" style:font-style-complex="normal" style:font-weight-complex="normal"/>
    </style:style>
    <style:style style:name="T236" style:family="text">
      <style:text-properties fo:font-style="normal" fo:font-weight="normal" officeooo:rsid="084e72ba" style:font-style-asian="normal" style:font-weight-asian="normal" style:font-style-complex="normal" style:font-weight-complex="normal"/>
    </style:style>
    <style:style style:name="T237" style:family="text">
      <style:text-properties fo:font-style="normal" fo:font-weight="normal" officeooo:rsid="08aaa2bf" style:font-style-asian="normal" style:font-weight-asian="normal" style:font-style-complex="normal" style:font-weight-complex="normal"/>
    </style:style>
    <style:style style:name="T238" style:family="text">
      <style:text-properties fo:font-style="normal" fo:font-weight="normal" officeooo:rsid="08abea1c"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3f8c6e" style:font-style-asian="normal" style:font-style-complex="normal"/>
    </style:style>
    <style:style style:name="T241" style:family="text">
      <style:text-properties fo:font-style="normal" officeooo:rsid="0344100a" style:font-style-asian="normal" style:font-style-complex="normal"/>
    </style:style>
    <style:style style:name="T242" style:family="text">
      <style:text-properties fo:font-style="normal" officeooo:rsid="0345d06c" style:font-style-asian="normal" style:font-style-complex="normal"/>
    </style:style>
    <style:style style:name="T243" style:family="text">
      <style:text-properties fo:font-style="normal" officeooo:rsid="03cbdc2e"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08f4dc6" style:font-style-asian="normal" style:font-style-complex="normal"/>
    </style:style>
    <style:style style:name="T259" style:family="text">
      <style:text-properties fo:font-style="normal" officeooo:rsid="007cc973" style:font-style-asian="normal" style:font-style-complex="normal"/>
    </style:style>
    <style:style style:name="T260" style:family="text">
      <style:text-properties fo:font-style="normal" officeooo:rsid="007a6a28" style:font-style-asian="normal" style:font-style-complex="normal"/>
    </style:style>
    <style:style style:name="T261" style:family="text">
      <style:text-properties fo:font-style="normal" officeooo:rsid="01d1197c" style:font-style-asian="normal" style:font-style-complex="normal"/>
    </style:style>
    <style:style style:name="T262" style:family="text">
      <style:text-properties fo:font-style="normal" officeooo:rsid="0378cc69" style:font-style-asian="normal" style:font-style-complex="normal"/>
    </style:style>
    <style:style style:name="T263" style:family="text">
      <style:text-properties fo:font-style="normal" officeooo:rsid="0378f09d" style:font-style-asian="normal" style:font-style-complex="normal"/>
    </style:style>
    <style:style style:name="T264" style:family="text">
      <style:text-properties fo:font-style="normal" officeooo:rsid="037a97a5" style:font-style-asian="normal" style:font-style-complex="normal"/>
    </style:style>
    <style:style style:name="T265" style:family="text">
      <style:text-properties fo:font-style="normal" officeooo:rsid="032ec26a" style:font-style-asian="normal" style:font-style-complex="normal"/>
    </style:style>
    <style:style style:name="T266" style:family="text">
      <style:text-properties fo:font-style="normal" officeooo:rsid="037bcb37" style:font-style-asian="normal" style:font-style-complex="normal"/>
    </style:style>
    <style:style style:name="T267" style:family="text">
      <style:text-properties fo:font-style="normal" officeooo:rsid="037dbfce" style:font-style-asian="normal" style:font-style-complex="normal"/>
    </style:style>
    <style:style style:name="T268" style:family="text">
      <style:text-properties fo:font-style="normal" officeooo:rsid="02735b60" style:font-style-asian="normal" style:font-style-complex="normal"/>
    </style:style>
    <style:style style:name="T269" style:family="text">
      <style:text-properties fo:font-style="normal" officeooo:rsid="053e6462" style:font-style-asian="normal" style:font-style-complex="normal"/>
    </style:style>
    <style:style style:name="T270" style:family="text">
      <style:text-properties fo:font-style="normal" officeooo:rsid="053ff537" style:font-style-asian="normal" style:font-style-complex="normal"/>
    </style:style>
    <style:style style:name="T271" style:family="text">
      <style:text-properties fo:font-style="normal" officeooo:rsid="05af5926" style:font-style-asian="normal" style:font-style-complex="normal"/>
    </style:style>
    <style:style style:name="T272" style:family="text">
      <style:text-properties fo:font-style="normal" officeooo:rsid="06281d90" style:font-style-asian="normal" style:font-style-complex="normal"/>
    </style:style>
    <style:style style:name="T273" style:family="text">
      <style:text-properties fo:font-style="normal" officeooo:rsid="0628d0b2" style:font-style-asian="normal" style:font-style-complex="normal"/>
    </style:style>
    <style:style style:name="T274" style:family="text">
      <style:text-properties fo:font-style="normal" officeooo:rsid="062a5cc0" style:font-style-asian="normal" style:font-style-complex="normal"/>
    </style:style>
    <style:style style:name="T275" style:family="text">
      <style:text-properties fo:font-style="normal" officeooo:rsid="066305fb" style:font-style-asian="normal" style:font-style-complex="normal"/>
    </style:style>
    <style:style style:name="T276" style:family="text">
      <style:text-properties fo:font-style="normal" officeooo:rsid="06648f84" style:font-style-asian="normal" style:font-style-complex="normal"/>
    </style:style>
    <style:style style:name="T277" style:family="text">
      <style:text-properties fo:font-style="normal" officeooo:rsid="0664c94b" style:font-style-asian="normal" style:font-style-complex="normal"/>
    </style:style>
    <style:style style:name="T278" style:family="text">
      <style:text-properties fo:font-style="normal" officeooo:rsid="0665ce5a" style:font-style-asian="normal" style:font-style-complex="normal"/>
    </style:style>
    <style:style style:name="T279" style:family="text">
      <style:text-properties fo:font-style="normal" officeooo:rsid="0666e4f5" style:font-style-asian="normal" style:font-style-complex="normal"/>
    </style:style>
    <style:style style:name="T280" style:family="text">
      <style:text-properties fo:font-style="normal" officeooo:rsid="06684a92" style:font-style-asian="normal" style:font-style-complex="normal"/>
    </style:style>
    <style:style style:name="T281" style:family="text">
      <style:text-properties fo:font-style="normal" officeooo:rsid="066cb342" style:font-style-asian="normal" style:font-style-complex="normal"/>
    </style:style>
    <style:style style:name="T282" style:family="text">
      <style:text-properties fo:font-style="normal" officeooo:rsid="066b471c" style:font-style-asian="normal" style:font-style-complex="normal"/>
    </style:style>
    <style:style style:name="T283" style:family="text">
      <style:text-properties fo:font-style="normal" officeooo:rsid="066c9ecf" style:font-style-asian="normal" style:font-style-complex="normal"/>
    </style:style>
    <style:style style:name="T284" style:family="text">
      <style:text-properties fo:font-style="normal" officeooo:rsid="076eee80" style:font-style-asian="normal" style:font-style-complex="normal"/>
    </style:style>
    <style:style style:name="T285" style:family="text">
      <style:text-properties fo:font-style="normal" officeooo:rsid="0771c543" style:font-style-asian="normal" style:font-style-complex="normal"/>
    </style:style>
    <style:style style:name="T286" style:family="text">
      <style:text-properties fo:font-style="normal" officeooo:rsid="0772a620" style:font-style-asian="normal" style:font-style-complex="normal"/>
    </style:style>
    <style:style style:name="T287" style:family="text">
      <style:text-properties fo:font-style="normal" officeooo:rsid="08427df9" style:font-style-asian="normal" style:font-style-complex="normal"/>
    </style:style>
    <style:style style:name="T288" style:family="text">
      <style:text-properties fo:font-style="normal" officeooo:rsid="0844a8d0" style:font-style-asian="normal" style:font-style-complex="normal"/>
    </style:style>
    <style:style style:name="T289" style:family="text">
      <style:text-properties fo:font-style="normal" officeooo:rsid="084cbf36" style:font-style-asian="normal" style:font-style-complex="normal"/>
    </style:style>
    <style:style style:name="T290" style:family="text">
      <style:text-properties fo:font-style="normal" officeooo:rsid="034c0b41" style:font-style-asian="normal" style:font-style-complex="normal"/>
    </style:style>
    <style:style style:name="T291" style:family="text">
      <style:text-properties fo:font-style="normal" officeooo:rsid="08d38fb1" style:font-style-asian="normal" style:font-style-complex="normal"/>
    </style:style>
    <style:style style:name="T292" style:family="text">
      <style:text-properties fo:font-style="normal" officeooo:rsid="08d4414b" style:font-style-asian="normal" style:font-style-complex="normal"/>
    </style:style>
    <style:style style:name="T293" style:family="text">
      <style:text-properties fo:font-style="normal" officeooo:rsid="08d647f4" style:font-style-asian="normal" style:font-style-complex="normal"/>
    </style:style>
    <style:style style:name="T294" style:family="text">
      <style:text-properties fo:font-style="normal" officeooo:rsid="08d8d579" style:font-style-asian="normal" style:font-style-complex="normal"/>
    </style:style>
    <style:style style:name="T295" style:family="text">
      <style:text-properties fo:font-style="normal" officeooo:rsid="090eed26" style:font-style-asian="normal" style:font-style-complex="normal"/>
    </style:style>
    <style:style style:name="T296" style:family="text">
      <style:text-properties fo:font-style="normal" officeooo:rsid="033ccd16" style:font-style-asian="normal" style:font-style-complex="normal"/>
    </style:style>
    <style:style style:name="T297" style:family="text">
      <style:text-properties fo:font-style="normal" officeooo:rsid="09234276" style:font-style-asian="normal" style:font-style-complex="normal"/>
    </style:style>
    <style:style style:name="T298" style:family="text">
      <style:text-properties fo:font-style="normal" officeooo:rsid="0927c218" style:font-style-asian="normal" style:font-style-complex="normal"/>
    </style:style>
    <style:style style:name="T299" style:family="text">
      <style:text-properties fo:font-style="normal" officeooo:rsid="092a3e35" style:font-style-asian="normal" style:font-style-complex="normal"/>
    </style:style>
    <style:style style:name="T300" style:family="text">
      <style:text-properties fo:font-style="normal" officeooo:rsid="09370332" style:font-style-asian="normal" style:font-style-complex="normal"/>
    </style:style>
    <style:style style:name="T301" style:family="text">
      <style:text-properties fo:font-style="normal" officeooo:rsid="0938cd8b" style:font-style-asian="normal" style:font-style-complex="normal"/>
    </style:style>
    <style:style style:name="T302" style:family="text">
      <style:text-properties fo:font-style="normal" officeooo:rsid="09394267" style:font-style-asian="normal" style:font-style-complex="normal"/>
    </style:style>
    <style:style style:name="T303" style:family="text">
      <style:text-properties fo:font-style="normal" officeooo:rsid="094aca7b" style:font-style-asian="normal" style:font-style-complex="normal"/>
    </style:style>
    <style:style style:name="T304" style:family="text">
      <style:text-properties fo:font-style="normal" officeooo:rsid="094b7ac2" style:font-style-asian="normal" style:font-style-complex="normal"/>
    </style:style>
    <style:style style:name="T305" style:family="text">
      <style:text-properties fo:font-style="normal" officeooo:rsid="094d21be" style:font-style-asian="normal" style:font-style-complex="normal"/>
    </style:style>
    <style:style style:name="T306" style:family="text">
      <style:text-properties fo:font-style="normal" officeooo:rsid="0974e1cc" style:font-style-asian="normal" style:font-style-complex="normal"/>
    </style:style>
    <style:style style:name="T307" style:family="text">
      <style:text-properties fo:font-style="normal" officeooo:rsid="09d217ae" style:font-style-asian="normal" style:font-style-complex="normal"/>
    </style:style>
    <style:style style:name="T308" style:family="text">
      <style:text-properties fo:font-style="normal" officeooo:rsid="09fdd7a4" style:font-style-asian="normal" style:font-style-complex="normal"/>
    </style:style>
    <style:style style:name="T309" style:family="text">
      <style:text-properties fo:font-style="normal" officeooo:rsid="09ff8a0d" style:font-style-asian="normal" style:font-style-complex="normal"/>
    </style:style>
    <style:style style:name="T310" style:family="text">
      <style:text-properties fo:font-style="normal" officeooo:rsid="0a0e776a" style:font-style-asian="normal" style:font-style-complex="normal"/>
    </style:style>
    <style:style style:name="T311" style:family="text">
      <style:text-properties fo:font-style="normal" officeooo:rsid="0a974584" style:font-style-asian="normal" style:font-style-complex="normal"/>
    </style:style>
    <style:style style:name="T312" style:family="text">
      <style:text-properties fo:font-style="normal" officeooo:rsid="0a9c167c" style:font-style-asian="normal" style:font-style-complex="normal"/>
    </style:style>
    <style:style style:name="T313" style:family="text">
      <style:text-properties fo:font-style="normal" officeooo:rsid="0aa13986" style:font-style-asian="normal" style:font-style-complex="normal"/>
    </style:style>
    <style:style style:name="T314" style:family="text">
      <style:text-properties fo:font-style="normal" officeooo:rsid="0aa95d56" style:font-style-asian="normal" style:font-style-complex="normal"/>
    </style:style>
    <style:style style:name="T315" style:family="text">
      <style:text-properties fo:font-style="normal" officeooo:rsid="0aaa46b0" style:font-style-asian="normal" style:font-style-complex="normal"/>
    </style:style>
    <style:style style:name="T316" style:family="text">
      <style:text-properties fo:font-style="normal" officeooo:rsid="0ad1b3b3" style:font-style-asian="normal" style:font-style-complex="normal"/>
    </style:style>
    <style:style style:name="T317" style:family="text">
      <style:text-properties fo:font-style="normal" officeooo:rsid="0ad62ec3" style:font-style-asian="normal" style:font-style-complex="normal"/>
    </style:style>
    <style:style style:name="T318" style:family="text">
      <style:text-properties officeooo:rsid="0353f10e"/>
    </style:style>
    <style:style style:name="T319" style:family="text">
      <style:text-properties officeooo:rsid="0357973c"/>
    </style:style>
    <style:style style:name="T320" style:family="text">
      <style:text-properties officeooo:rsid="03f426c5"/>
    </style:style>
    <style:style style:name="T321" style:family="text">
      <style:text-properties officeooo:rsid="032dcedd"/>
    </style:style>
    <style:style style:name="T322" style:family="text">
      <style:text-properties officeooo:rsid="041ceeb6"/>
    </style:style>
    <style:style style:name="T323" style:family="text">
      <style:text-properties officeooo:rsid="042e6c6a"/>
    </style:style>
    <style:style style:name="T324" style:family="text">
      <style:text-properties officeooo:rsid="042f115f"/>
    </style:style>
    <style:style style:name="T325" style:family="text">
      <style:text-properties officeooo:rsid="0437846f"/>
    </style:style>
    <style:style style:name="T326" style:family="text">
      <style:text-properties officeooo:rsid="0446348c"/>
    </style:style>
    <style:style style:name="T327" style:family="text">
      <style:text-properties officeooo:rsid="047285f4"/>
    </style:style>
    <style:style style:name="T328" style:family="text">
      <style:text-properties officeooo:rsid="005b37b7"/>
    </style:style>
    <style:style style:name="T329" style:family="text">
      <style:text-properties officeooo:rsid="0077a4e7"/>
    </style:style>
    <style:style style:name="T330" style:family="text">
      <style:text-properties officeooo:rsid="00913de4"/>
    </style:style>
    <style:style style:name="T331" style:family="text">
      <style:text-properties officeooo:rsid="00741b8d"/>
    </style:style>
    <style:style style:name="T332" style:family="text">
      <style:text-properties officeooo:rsid="005b1744"/>
    </style:style>
    <style:style style:name="T333" style:family="text">
      <style:text-properties officeooo:rsid="005dbb6b"/>
    </style:style>
    <style:style style:name="T334" style:family="text">
      <style:text-properties officeooo:rsid="006116bc"/>
    </style:style>
    <style:style style:name="T335" style:family="text">
      <style:text-properties officeooo:rsid="00697223"/>
    </style:style>
    <style:style style:name="T336" style:family="text">
      <style:text-properties officeooo:rsid="0066d2c9"/>
    </style:style>
    <style:style style:name="T337" style:family="text">
      <style:text-properties officeooo:rsid="00632d4d"/>
    </style:style>
    <style:style style:name="T338" style:family="text">
      <style:text-properties fo:font-weight="bold" style:font-weight-asian="bold" style:font-weight-complex="bold"/>
    </style:style>
    <style:style style:name="T339" style:family="text">
      <style:text-properties fo:font-weight="bold" officeooo:rsid="01d717ce" style:font-weight-asian="bold" style:font-weight-complex="bold"/>
    </style:style>
    <style:style style:name="T340" style:family="text">
      <style:text-properties fo:font-weight="bold" officeooo:rsid="03a29b0e" style:font-weight-asian="bold" style:font-weight-complex="bold"/>
    </style:style>
    <style:style style:name="T341" style:family="text">
      <style:text-properties officeooo:rsid="017ac440"/>
    </style:style>
    <style:style style:name="T342" style:family="text">
      <style:text-properties officeooo:rsid="0181aca8"/>
    </style:style>
    <style:style style:name="T343" style:family="text">
      <style:text-properties officeooo:rsid="018c586b"/>
    </style:style>
    <style:style style:name="T344" style:family="text">
      <style:text-properties officeooo:rsid="01a115f0"/>
    </style:style>
    <style:style style:name="T345" style:family="text">
      <style:text-properties officeooo:rsid="01b08c36"/>
    </style:style>
    <style:style style:name="T346" style:family="text">
      <style:text-properties officeooo:rsid="01b15d31"/>
    </style:style>
    <style:style style:name="T347" style:family="text">
      <style:text-properties officeooo:rsid="007a6a28"/>
    </style:style>
    <style:style style:name="T348" style:family="text">
      <style:text-properties officeooo:rsid="01b925e8"/>
    </style:style>
    <style:style style:name="T349" style:family="text">
      <style:text-properties officeooo:rsid="01c82c1e"/>
    </style:style>
    <style:style style:name="T350" style:family="text">
      <style:text-properties officeooo:rsid="01cfb62f"/>
    </style:style>
    <style:style style:name="T351" style:family="text">
      <style:text-properties officeooo:rsid="01d1197c"/>
    </style:style>
    <style:style style:name="T352" style:family="text">
      <style:text-properties officeooo:rsid="01d30df0"/>
    </style:style>
    <style:style style:name="T353" style:family="text">
      <style:text-properties officeooo:rsid="01dc1033"/>
    </style:style>
    <style:style style:name="T354" style:family="text">
      <style:text-properties officeooo:rsid="01ffbe9d"/>
    </style:style>
    <style:style style:name="T355" style:family="text">
      <style:text-properties officeooo:rsid="021c2e64"/>
    </style:style>
    <style:style style:name="T356" style:family="text">
      <style:text-properties officeooo:rsid="021d0e91"/>
    </style:style>
    <style:style style:name="T357" style:family="text">
      <style:text-properties officeooo:rsid="02444ae9"/>
    </style:style>
    <style:style style:name="T358" style:family="text">
      <style:text-properties officeooo:rsid="028cbf81"/>
    </style:style>
    <style:style style:name="T359" style:family="text">
      <style:text-properties officeooo:rsid="02a5034a"/>
    </style:style>
    <style:style style:name="T360" style:family="text">
      <style:text-properties style:text-position="super 58%" fo:font-weight="normal" officeooo:rsid="05393a16" style:font-weight-asian="normal" style:font-weight-complex="normal"/>
    </style:style>
    <style:style style:name="T361" style:family="text">
      <style:text-properties style:text-position="super 58%" fo:font-weight="normal" officeooo:rsid="03a47075" style:font-weight-asian="normal" style:font-weight-complex="normal"/>
    </style:style>
    <style:style style:name="T362" style:family="text">
      <style:text-properties style:text-position="super 58%" fo:font-weight="normal" officeooo:rsid="03a4e405" style:font-weight-asian="normal" style:font-weight-complex="normal"/>
    </style:style>
    <style:style style:name="T363" style:family="text">
      <style:text-properties style:text-position="super 58%" fo:font-style="normal" fo:font-weight="normal" officeooo:rsid="08467353" style:font-style-asian="normal" style:font-weight-asian="normal" style:font-style-complex="normal" style:font-weight-complex="normal"/>
    </style:style>
    <style:style style:name="T364" style:family="text">
      <style:text-properties style:text-position="0% 100%" fo:font-weight="normal" officeooo:rsid="05393a16" style:font-weight-asian="normal" style:font-weight-complex="normal"/>
    </style:style>
    <style:style style:name="T365" style:family="text">
      <style:text-properties style:text-position="0% 100%" fo:font-weight="normal" officeooo:rsid="03a47075" style:font-weight-asian="normal" style:font-weight-complex="normal"/>
    </style:style>
    <style:style style:name="T366" style:family="text">
      <style:text-properties style:text-position="0% 100%" fo:font-weight="normal" officeooo:rsid="03a4e405" style:font-weight-asian="normal" style:font-weight-complex="normal"/>
    </style:style>
    <style:style style:name="T367" style:family="text">
      <style:text-properties style:text-position="0% 100%" fo:font-weight="normal" officeooo:rsid="06791cf4" style:font-weight-asian="normal" style:font-weight-complex="normal"/>
    </style:style>
    <style:style style:name="T368" style:family="text">
      <style:text-properties style:text-position="0% 100%" fo:font-weight="normal" officeooo:rsid="01aee80f" style:font-weight-asian="normal" style:font-weight-complex="normal"/>
    </style:style>
    <style:style style:name="T369" style:family="text">
      <style:text-properties style:text-position="0% 100%" fo:font-weight="normal" officeooo:rsid="01b0b03d" style:font-weight-asian="normal" style:font-weight-complex="normal"/>
    </style:style>
    <style:style style:name="T370" style:family="text">
      <style:text-properties style:text-position="0% 100%" fo:font-weight="normal" officeooo:rsid="06e2f83a" style:font-weight-asian="normal" style:font-weight-complex="normal"/>
    </style:style>
    <style:style style:name="T371" style:family="text">
      <style:text-properties style:text-position="0% 100%" fo:font-weight="normal" officeooo:rsid="069929e0" style:font-weight-asian="normal" style:font-weight-complex="normal"/>
    </style:style>
    <style:style style:name="T372" style:family="text">
      <style:text-properties style:text-position="0% 100%" fo:font-weight="normal" officeooo:rsid="023389f0" style:font-weight-asian="normal" style:font-weight-complex="normal"/>
    </style:style>
    <style:style style:name="T373" style:family="text">
      <style:text-properties style:text-position="0% 100%" fo:font-weight="normal" officeooo:rsid="069cb565" style:font-weight-asian="normal" style:font-weight-complex="normal"/>
    </style:style>
    <style:style style:name="T374" style:family="text">
      <style:text-properties style:text-position="0% 100%" fo:font-weight="normal" officeooo:rsid="01b06b39" style:font-weight-asian="normal" style:font-weight-complex="normal"/>
    </style:style>
    <style:style style:name="T375" style:family="text">
      <style:text-properties style:text-position="0% 100%" fo:font-weight="normal" officeooo:rsid="0424cd1e" style:font-weight-asian="normal" style:font-weight-complex="normal"/>
    </style:style>
    <style:style style:name="T376" style:family="text">
      <style:text-properties style:text-position="0% 100%" fo:font-weight="normal" officeooo:rsid="01c89fb2" style:font-weight-asian="normal" style:font-weight-complex="normal"/>
    </style:style>
    <style:style style:name="T377" style:family="text">
      <style:text-properties style:text-position="0% 100%" fo:font-weight="normal" officeooo:rsid="072253e7" style:font-weight-asian="normal" style:font-weight-complex="normal"/>
    </style:style>
    <style:style style:name="T378" style:family="text">
      <style:text-properties style:text-position="0% 100%" fo:font-weight="normal" officeooo:rsid="08b475d0" style:font-weight-asian="normal" style:font-weight-complex="normal"/>
    </style:style>
    <style:style style:name="T379" style:family="text">
      <style:text-properties style:text-position="0% 100%" fo:font-weight="normal" officeooo:rsid="0a6c60ff" style:font-weight-asian="normal" style:font-weight-complex="normal"/>
    </style:style>
    <style:style style:name="T380" style:family="text">
      <style:text-properties style:text-position="0% 100%" officeooo:rsid="06b1beee"/>
    </style:style>
    <style:style style:name="T381" style:family="text">
      <style:text-properties style:text-position="0% 100%" officeooo:rsid="06b309e3"/>
    </style:style>
    <style:style style:name="T382" style:family="text">
      <style:text-properties officeooo:rsid="02d0e7b1"/>
    </style:style>
    <style:style style:name="T383" style:family="text">
      <style:text-properties officeooo:rsid="02d380db"/>
    </style:style>
    <style:style style:name="T384" style:family="text">
      <style:text-properties officeooo:rsid="02e9776d"/>
    </style:style>
    <style:style style:name="T385" style:family="text">
      <style:text-properties officeooo:rsid="0355a893"/>
    </style:style>
    <style:style style:name="T386" style:family="text">
      <style:text-properties officeooo:rsid="0375944b"/>
    </style:style>
    <style:style style:name="T387" style:family="text">
      <style:text-properties officeooo:rsid="032ec26a"/>
    </style:style>
    <style:style style:name="T388" style:family="text">
      <style:text-properties officeooo:rsid="0376a746"/>
    </style:style>
    <style:style style:name="T389" style:family="text">
      <style:text-properties officeooo:rsid="0385eade"/>
    </style:style>
    <style:style style:name="T390" style:family="text">
      <style:text-properties officeooo:rsid="038a0ad0"/>
    </style:style>
    <style:style style:name="T391" style:family="text">
      <style:text-properties officeooo:rsid="03946f45"/>
    </style:style>
    <style:style style:name="T392" style:family="text">
      <style:text-properties officeooo:rsid="03a73593"/>
    </style:style>
    <style:style style:name="T393" style:family="text">
      <style:text-properties officeooo:rsid="055ac834"/>
    </style:style>
    <style:style style:name="T394" style:family="text">
      <style:text-properties officeooo:rsid="055eb060"/>
    </style:style>
    <style:style style:name="T395" style:family="text">
      <style:text-properties officeooo:rsid="0562c91e"/>
    </style:style>
    <style:style style:name="T396" style:family="text">
      <style:text-properties officeooo:rsid="05c16d8f"/>
    </style:style>
    <style:style style:name="T397" style:family="text">
      <style:text-properties officeooo:rsid="05d030a1"/>
    </style:style>
    <style:style style:name="T398" style:family="text">
      <style:text-properties officeooo:rsid="03c9fbed"/>
    </style:style>
    <style:style style:name="T399" style:family="text">
      <style:text-properties officeooo:rsid="05d9ce72"/>
    </style:style>
    <style:style style:name="T400" style:family="text">
      <style:text-properties officeooo:rsid="05e4990e"/>
    </style:style>
    <style:style style:name="T401" style:family="text">
      <style:text-properties officeooo:rsid="05e5ef14"/>
    </style:style>
    <style:style style:name="T402" style:family="text">
      <style:text-properties officeooo:rsid="05f6af7d"/>
    </style:style>
    <style:style style:name="T403" style:family="text">
      <style:text-properties officeooo:rsid="05f83cd6"/>
    </style:style>
    <style:style style:name="T404" style:family="text">
      <style:text-properties officeooo:rsid="05f8daed"/>
    </style:style>
    <style:style style:name="T405" style:family="text">
      <style:text-properties officeooo:rsid="01932785"/>
    </style:style>
    <style:style style:name="T406" style:family="text">
      <style:text-properties officeooo:rsid="0604d2ce"/>
    </style:style>
    <style:style style:name="T407" style:family="text">
      <style:text-properties officeooo:rsid="06314af3"/>
    </style:style>
    <style:style style:name="T408" style:family="text">
      <style:text-properties fo:language="en" fo:country="US"/>
    </style:style>
    <style:style style:name="T409" style:family="text">
      <style:text-properties fo:language="en" fo:country="US" officeooo:rsid="03189c51"/>
    </style:style>
    <style:style style:name="T410" style:family="text">
      <style:text-properties fo:language="en" fo:country="US" officeooo:rsid="0324b645"/>
    </style:style>
    <style:style style:name="T411" style:family="text">
      <style:text-properties fo:language="en" fo:country="US" fo:font-style="normal" officeooo:rsid="044739fb" style:font-style-asian="normal" style:font-style-complex="normal"/>
    </style:style>
    <style:style style:name="T412" style:family="text">
      <style:text-properties fo:language="en" fo:country="US" fo:font-style="normal" officeooo:rsid="04484a3a" style:font-style-asian="normal" style:font-style-complex="normal"/>
    </style:style>
    <style:style style:name="T413" style:family="text">
      <style:text-properties fo:language="en" fo:country="US" fo:font-style="normal" officeooo:rsid="04496242" style:font-style-asian="normal" style:font-style-complex="normal"/>
    </style:style>
    <style:style style:name="T414" style:family="text">
      <style:text-properties fo:language="en" fo:country="US" fo:font-style="normal" officeooo:rsid="0541bd6d" style:font-style-asian="normal" style:font-style-complex="normal"/>
    </style:style>
    <style:style style:name="T415" style:family="text">
      <style:text-properties fo:language="en" fo:country="US" fo:font-style="normal" officeooo:rsid="01ed4fe7" style:font-style-asian="normal" style:font-style-complex="normal"/>
    </style:style>
    <style:style style:name="T416" style:family="text">
      <style:text-properties fo:language="en" fo:country="US" fo:font-style="normal" officeooo:rsid="044b3385" style:font-style-asian="normal" style:font-style-complex="normal"/>
    </style:style>
    <style:style style:name="T417" style:family="text">
      <style:text-properties fo:language="en" fo:country="US" fo:font-style="normal" officeooo:rsid="046a8ee5" style:font-style-asian="normal" style:font-style-complex="normal"/>
    </style:style>
    <style:style style:name="T418" style:family="text">
      <style:text-properties fo:language="en" fo:country="US" fo:font-style="normal" officeooo:rsid="04a34192" style:font-style-asian="normal" style:font-style-complex="normal"/>
    </style:style>
    <style:style style:name="T419" style:family="text">
      <style:text-properties fo:language="en" fo:country="US" fo:font-style="normal" officeooo:rsid="044d0515" style:font-style-asian="normal" style:font-style-complex="normal"/>
    </style:style>
    <style:style style:name="T420" style:family="text">
      <style:text-properties fo:language="en" fo:country="US" fo:font-style="normal" officeooo:rsid="093ab902" style:font-style-asian="normal" style:font-style-complex="normal"/>
    </style:style>
    <style:style style:name="T421" style:family="text">
      <style:text-properties fo:language="en" fo:country="US" officeooo:rsid="05de072d"/>
    </style:style>
    <style:style style:name="T422" style:family="text">
      <style:text-properties fo:language="en" fo:country="US" officeooo:rsid="05f8daed"/>
    </style:style>
    <style:style style:name="T423" style:family="text">
      <style:text-properties fo:language="en" fo:country="US" officeooo:rsid="07e16f23"/>
    </style:style>
    <style:style style:name="T424" style:family="text">
      <style:text-properties fo:language="en" fo:country="US" fo:font-weight="normal" officeooo:rsid="02a47c54" style:font-weight-asian="normal" style:font-weight-complex="normal"/>
    </style:style>
    <style:style style:name="T425" style:family="text">
      <style:text-properties fo:language="en" fo:country="US" fo:font-weight="normal" officeooo:rsid="02a5034a" style:font-weight-asian="normal" style:font-weight-complex="normal"/>
    </style:style>
    <style:style style:name="T426" style:family="text">
      <style:text-properties fo:language="en" fo:country="US" fo:font-weight="normal" officeooo:rsid="08becd35" style:font-weight-asian="normal" style:font-weight-complex="normal"/>
    </style:style>
    <style:style style:name="T427" style:family="text">
      <style:text-properties fo:language="en" fo:country="US" fo:font-weight="normal" officeooo:rsid="0a715611" style:font-weight-asian="normal" style:font-weight-complex="normal"/>
    </style:style>
    <style:style style:name="T428" style:family="text">
      <style:text-properties fo:language="en" fo:country="US" fo:font-weight="normal" officeooo:rsid="024c667e" style:font-weight-asian="normal" style:font-weight-complex="normal"/>
    </style:style>
    <style:style style:name="T429" style:family="text">
      <style:text-properties fo:language="en" fo:country="US" fo:font-weight="normal" officeooo:rsid="042d4814" style:font-weight-asian="normal" style:font-weight-complex="normal"/>
    </style:style>
    <style:style style:name="T430" style:family="text">
      <style:text-properties fo:language="en" fo:country="US" fo:font-weight="normal" officeooo:rsid="06a38fd4" style:font-weight-asian="normal" style:font-weight-complex="normal"/>
    </style:style>
    <style:style style:name="T431" style:family="text">
      <style:text-properties fo:language="en" fo:country="US" fo:font-weight="normal" officeooo:rsid="01bc7a72" style:font-weight-asian="normal" style:font-weight-complex="normal"/>
    </style:style>
    <style:style style:name="T432" style:family="text">
      <style:text-properties fo:language="en" fo:country="US" fo:font-weight="normal" officeooo:rsid="041ae551" style:font-weight-asian="normal" style:font-weight-complex="normal"/>
    </style:style>
    <style:style style:name="T433" style:family="text">
      <style:text-properties fo:language="en" fo:country="US" officeooo:rsid="0907d40b"/>
    </style:style>
    <style:style style:name="T434" style:family="text">
      <style:text-properties fo:language="en" fo:country="US" officeooo:rsid="0909d946"/>
    </style:style>
    <style:style style:name="T435" style:family="text">
      <style:text-properties fo:language="en" fo:country="US" officeooo:rsid="09159eb0"/>
    </style:style>
    <style:style style:name="T436" style:family="text">
      <style:text-properties fo:language="en" fo:country="US" officeooo:rsid="09191e6c"/>
    </style:style>
    <style:style style:name="T437" style:family="text">
      <style:text-properties fo:language="en" fo:country="US" officeooo:rsid="0919e3cf"/>
    </style:style>
    <style:style style:name="T438" style:family="text">
      <style:text-properties fo:language="en" fo:country="US" officeooo:rsid="091b4fc9"/>
    </style:style>
    <style:style style:name="T439" style:family="text">
      <style:text-properties fo:language="en" fo:country="US" officeooo:rsid="091ba669"/>
    </style:style>
    <style:style style:name="T440" style:family="text">
      <style:text-properties fo:language="en" fo:country="US" officeooo:rsid="091d10dd"/>
    </style:style>
    <style:style style:name="T441" style:family="text">
      <style:text-properties fo:language="en" fo:country="US" officeooo:rsid="0927c218"/>
    </style:style>
    <style:style style:name="T442" style:family="text">
      <style:text-properties fo:language="en" fo:country="US" officeooo:rsid="092a3e35"/>
    </style:style>
    <style:style style:name="T443" style:family="text">
      <style:text-properties fo:language="en" fo:country="US" officeooo:rsid="092d2895"/>
    </style:style>
    <style:style style:name="T444" style:family="text">
      <style:text-properties fo:language="en" fo:country="US" officeooo:rsid="092e04db"/>
    </style:style>
    <style:style style:name="T445" style:family="text">
      <style:text-properties fo:language="en" fo:country="US" officeooo:rsid="092e5c27"/>
    </style:style>
    <style:style style:name="T446" style:family="text">
      <style:text-properties fo:language="en" fo:country="US" officeooo:rsid="092fd595"/>
    </style:style>
    <style:style style:name="T447" style:family="text">
      <style:text-properties fo:language="en" fo:country="US" officeooo:rsid="09301db5"/>
    </style:style>
    <style:style style:name="T448" style:family="text">
      <style:text-properties fo:language="en" fo:country="US" officeooo:rsid="0930457b"/>
    </style:style>
    <style:style style:name="T449" style:family="text">
      <style:text-properties fo:language="en" fo:country="US" officeooo:rsid="09322102"/>
    </style:style>
    <style:style style:name="T450" style:family="text">
      <style:text-properties fo:language="en" fo:country="US" officeooo:rsid="093387f5"/>
    </style:style>
    <style:style style:name="T451" style:family="text">
      <style:text-properties fo:language="en" fo:country="US" officeooo:rsid="09340a0a"/>
    </style:style>
    <style:style style:name="T452" style:family="text">
      <style:text-properties fo:language="en" fo:country="US" officeooo:rsid="09346936"/>
    </style:style>
    <style:style style:name="T453" style:family="text">
      <style:text-properties fo:language="en" fo:country="US" officeooo:rsid="09992101"/>
    </style:style>
    <style:style style:name="T454" style:family="text">
      <style:text-properties fo:language="en" fo:country="US" officeooo:rsid="011001b5"/>
    </style:style>
    <style:style style:name="T455" style:family="text">
      <style:text-properties fo:language="en" fo:country="US" officeooo:rsid="0a089063"/>
    </style:style>
    <style:style style:name="T456" style:family="text">
      <style:text-properties fo:language="en" fo:country="US" officeooo:rsid="0a544dcf"/>
    </style:style>
    <style:style style:name="T457" style:family="text">
      <style:text-properties fo:language="en" fo:country="US" officeooo:rsid="0a974584"/>
    </style:style>
    <style:style style:name="T458" style:family="text">
      <style:text-properties fo:language="en" fo:country="US" officeooo:rsid="0a9ec99c"/>
    </style:style>
    <style:style style:name="T459" style:family="text">
      <style:text-properties fo:language="en" fo:country="US" officeooo:rsid="0b3fc520"/>
    </style:style>
    <style:style style:name="T460" style:family="text">
      <style:text-properties fo:language="en" fo:country="US" officeooo:rsid="0bac9c7a"/>
    </style:style>
    <style:style style:name="T461" style:family="text">
      <style:text-properties officeooo:rsid="066fa6a6"/>
    </style:style>
    <style:style style:name="T462" style:family="text">
      <style:text-properties officeooo:rsid="06708c01"/>
    </style:style>
    <style:style style:name="T463" style:family="text">
      <style:text-properties officeooo:rsid="023abb38"/>
    </style:style>
    <style:style style:name="T464" style:family="text">
      <style:text-properties officeooo:rsid="01bf4ea3"/>
    </style:style>
    <style:style style:name="T465" style:family="text">
      <style:text-properties officeooo:rsid="02387acb"/>
    </style:style>
    <style:style style:name="T466" style:family="text">
      <style:text-properties officeooo:rsid="069e1099"/>
    </style:style>
    <style:style style:name="T467" style:family="text">
      <style:text-properties officeooo:rsid="06aad5b2"/>
    </style:style>
    <style:style style:name="T468" style:family="text">
      <style:text-properties officeooo:rsid="06ad8546"/>
    </style:style>
    <style:style style:name="T469" style:family="text">
      <style:text-properties style:text-position="sub 58%" officeooo:rsid="06b309e3"/>
    </style:style>
    <style:style style:name="T470" style:family="text">
      <style:text-properties officeooo:rsid="06b67535"/>
    </style:style>
    <style:style style:name="T471" style:family="text">
      <style:text-properties officeooo:rsid="06b07d47"/>
    </style:style>
    <style:style style:name="T472" style:family="text">
      <style:text-properties officeooo:rsid="06d88579"/>
    </style:style>
    <style:style style:name="T473" style:family="text">
      <style:text-properties officeooo:rsid="06d8f09f"/>
    </style:style>
    <style:style style:name="T474" style:family="text">
      <style:text-properties officeooo:rsid="06f0095a"/>
    </style:style>
    <style:style style:name="T475" style:family="text">
      <style:text-properties officeooo:rsid="070dd6bc"/>
    </style:style>
    <style:style style:name="T476" style:family="text">
      <style:text-properties officeooo:rsid="074c0a3d"/>
    </style:style>
    <style:style style:name="T477" style:family="text">
      <style:text-properties officeooo:rsid="076ac3b4"/>
    </style:style>
    <style:style style:name="T478" style:family="text">
      <style:text-properties officeooo:rsid="076b9de9"/>
    </style:style>
    <style:style style:name="T479" style:family="text">
      <style:text-properties officeooo:rsid="07792368"/>
    </style:style>
    <style:style style:name="T480" style:family="text">
      <style:text-properties officeooo:rsid="079324b0"/>
    </style:style>
    <style:style style:name="T481" style:family="text">
      <style:text-properties officeooo:rsid="07969f53"/>
    </style:style>
    <style:style style:name="T482" style:family="text">
      <style:text-properties officeooo:rsid="07dbfbd4"/>
    </style:style>
    <style:style style:name="T483" style:family="text">
      <style:text-properties officeooo:rsid="07e16f23"/>
    </style:style>
    <style:style style:name="T484" style:family="text">
      <style:text-properties officeooo:rsid="0808593e"/>
    </style:style>
    <style:style style:name="T485" style:family="text">
      <style:text-properties officeooo:rsid="0816f979"/>
    </style:style>
    <style:style style:name="T486" style:family="text">
      <style:text-properties officeooo:rsid="08259f39"/>
    </style:style>
    <style:style style:name="T487" style:family="text">
      <style:text-properties officeooo:rsid="082d4222"/>
    </style:style>
    <style:style style:name="T488" style:family="text">
      <style:text-properties officeooo:rsid="082dd507"/>
    </style:style>
    <style:style style:name="T489" style:family="text">
      <style:text-properties officeooo:rsid="0832c5ef"/>
    </style:style>
    <style:style style:name="T490" style:family="text">
      <style:text-properties officeooo:rsid="083f451e"/>
    </style:style>
    <style:style style:name="T491" style:family="text">
      <style:text-properties officeooo:rsid="08427df9"/>
    </style:style>
    <style:style style:name="T492" style:family="text">
      <style:text-properties officeooo:rsid="0844a8d0"/>
    </style:style>
    <style:style style:name="T493" style:family="text">
      <style:text-properties officeooo:rsid="084c26b1"/>
    </style:style>
    <style:style style:name="T494" style:family="text">
      <style:text-properties officeooo:rsid="08578d5b"/>
    </style:style>
    <style:style style:name="T495" style:family="text">
      <style:text-properties officeooo:rsid="08661355"/>
    </style:style>
    <style:style style:name="T496" style:family="text">
      <style:text-properties officeooo:rsid="02100bda"/>
    </style:style>
    <style:style style:name="T497" style:family="text">
      <style:text-properties officeooo:rsid="08831744"/>
    </style:style>
    <style:style style:name="T498" style:family="text">
      <style:text-properties officeooo:rsid="08835097"/>
    </style:style>
    <style:style style:name="T499" style:family="text">
      <style:text-properties officeooo:rsid="0887a980"/>
    </style:style>
    <style:style style:name="T500" style:family="text">
      <style:text-properties officeooo:rsid="088b02e9"/>
    </style:style>
    <style:style style:name="T501" style:family="text">
      <style:text-properties officeooo:rsid="034c0b41"/>
    </style:style>
    <style:style style:name="T502" style:family="text">
      <style:text-properties officeooo:rsid="088c1a9c"/>
    </style:style>
    <style:style style:name="T503" style:family="text">
      <style:text-properties officeooo:rsid="08a7346b"/>
    </style:style>
    <style:style style:name="T504" style:family="text">
      <style:text-properties officeooo:rsid="08b1e0a6"/>
    </style:style>
    <style:style style:name="T505" style:family="text">
      <style:text-properties officeooo:rsid="07336a59"/>
    </style:style>
    <style:style style:name="T506" style:family="text">
      <style:text-properties officeooo:rsid="08c0106f"/>
    </style:style>
    <style:style style:name="T507" style:family="text">
      <style:text-properties officeooo:rsid="08c1c82c"/>
    </style:style>
    <style:style style:name="T508" style:family="text">
      <style:text-properties style:use-window-font-color="true" loext:opacity="0%"/>
    </style:style>
    <style:style style:name="T509" style:family="text">
      <style:text-properties style:use-window-font-color="true" loext:opacity="0%" officeooo:rsid="0ba021cb"/>
    </style:style>
    <style:style style:name="T510" style:family="text">
      <style:text-properties officeooo:rsid="08cf6269"/>
    </style:style>
    <style:style style:name="T511" style:family="text">
      <style:text-properties officeooo:rsid="08d27f45"/>
    </style:style>
    <style:style style:name="T512" style:family="text">
      <style:text-properties officeooo:rsid="08e13a1a"/>
    </style:style>
    <style:style style:name="T513" style:family="text">
      <style:text-properties officeooo:rsid="028b48df"/>
    </style:style>
    <style:style style:name="T514" style:family="text">
      <style:text-properties officeooo:rsid="08f389d6"/>
    </style:style>
    <style:style style:name="T515" style:family="text">
      <style:text-properties officeooo:rsid="08f450f7"/>
    </style:style>
    <style:style style:name="T516" style:family="text">
      <style:text-properties officeooo:rsid="08f45c18"/>
    </style:style>
    <style:style style:name="T517" style:family="text">
      <style:text-properties officeooo:rsid="08fd05bb"/>
    </style:style>
    <style:style style:name="T518" style:family="text">
      <style:text-properties officeooo:rsid="08fe1c74"/>
    </style:style>
    <style:style style:name="T519" style:family="text">
      <style:text-properties officeooo:rsid="08fec900"/>
    </style:style>
    <style:style style:name="T520" style:family="text">
      <style:text-properties officeooo:rsid="08ff52c7"/>
    </style:style>
    <style:style style:name="T521" style:family="text">
      <style:text-properties officeooo:rsid="0900c11f"/>
    </style:style>
    <style:style style:name="T522" style:family="text">
      <style:text-properties officeooo:rsid="0907d40b"/>
    </style:style>
    <style:style style:name="T523" style:family="text">
      <style:text-properties officeooo:rsid="0908411f"/>
    </style:style>
    <style:style style:name="T524" style:family="text">
      <style:text-properties officeooo:rsid="092529a0"/>
    </style:style>
    <style:style style:name="T525" style:family="text">
      <style:text-properties officeooo:rsid="092a8bfb"/>
    </style:style>
    <style:style style:name="T526" style:family="text">
      <style:text-properties officeooo:rsid="093e7f19"/>
    </style:style>
    <style:style style:name="T527" style:family="text">
      <style:text-properties officeooo:rsid="0948db6f"/>
    </style:style>
    <style:style style:name="T528" style:family="text">
      <style:text-properties officeooo:rsid="0959a2fa"/>
    </style:style>
    <style:style style:name="T529" style:family="text">
      <style:text-properties officeooo:rsid="095ebd2a"/>
    </style:style>
    <style:style style:name="T530" style:family="text">
      <style:text-properties officeooo:rsid="09655a27"/>
    </style:style>
    <style:style style:name="T531" style:family="text">
      <style:text-properties officeooo:rsid="0968f7ef"/>
    </style:style>
    <style:style style:name="T532" style:family="text">
      <style:text-properties officeooo:rsid="096b8f3f"/>
    </style:style>
    <style:style style:name="T533" style:family="text">
      <style:text-properties officeooo:rsid="0974e1cc"/>
    </style:style>
    <style:style style:name="T534" style:family="text">
      <style:text-properties officeooo:rsid="0976e7c5"/>
    </style:style>
    <style:style style:name="T535" style:family="text">
      <style:text-properties officeooo:rsid="0978c696"/>
    </style:style>
    <style:style style:name="T536" style:family="text">
      <style:text-properties officeooo:rsid="0985e45d"/>
    </style:style>
    <style:style style:name="T537" style:family="text">
      <style:text-properties officeooo:rsid="0988bf08"/>
    </style:style>
    <style:style style:name="T538" style:family="text">
      <style:text-properties officeooo:rsid="09900f0b"/>
    </style:style>
    <style:style style:name="T539" style:family="text">
      <style:text-properties officeooo:rsid="09980403"/>
    </style:style>
    <style:style style:name="T540" style:family="text">
      <style:text-properties officeooo:rsid="09992931"/>
    </style:style>
    <style:style style:name="T541" style:family="text">
      <style:text-properties officeooo:rsid="09cfabbd"/>
    </style:style>
    <style:style style:name="T542" style:family="text">
      <style:text-properties officeooo:rsid="09d4a9d9"/>
    </style:style>
    <style:style style:name="T543" style:family="text">
      <style:text-properties officeooo:rsid="09d7de62"/>
    </style:style>
    <style:style style:name="T544" style:family="text">
      <style:text-properties officeooo:rsid="09d8470f"/>
    </style:style>
    <style:style style:name="T545" style:family="text">
      <style:text-properties officeooo:rsid="09dbe0d6"/>
    </style:style>
    <style:style style:name="T546" style:family="text">
      <style:text-properties officeooo:rsid="09dcda8e"/>
    </style:style>
    <style:style style:name="T547" style:family="text">
      <style:text-properties officeooo:rsid="09e0a4bf"/>
    </style:style>
    <style:style style:name="T548" style:family="text">
      <style:text-properties officeooo:rsid="09e25080"/>
    </style:style>
    <style:style style:name="T549" style:family="text">
      <style:text-properties officeooo:rsid="09fc2d5d"/>
    </style:style>
    <style:style style:name="T550" style:family="text">
      <style:text-properties officeooo:rsid="09fdd7a4"/>
    </style:style>
    <style:style style:name="T551" style:family="text">
      <style:text-properties officeooo:rsid="0a011cc0"/>
    </style:style>
    <style:style style:name="T552" style:family="text">
      <style:text-properties officeooo:rsid="0a02602a"/>
    </style:style>
    <style:style style:name="T553" style:family="text">
      <style:text-properties officeooo:rsid="0a031793"/>
    </style:style>
    <style:style style:name="T554" style:family="text">
      <style:text-properties officeooo:rsid="0a041389"/>
    </style:style>
    <style:style style:name="T555" style:family="text">
      <style:text-properties officeooo:rsid="0a04af21"/>
    </style:style>
    <style:style style:name="T556" style:family="text">
      <style:text-properties officeooo:rsid="0a07de8b"/>
    </style:style>
    <style:style style:name="T557" style:family="text">
      <style:text-properties officeooo:rsid="0a089063"/>
    </style:style>
    <style:style style:name="T558" style:family="text">
      <style:text-properties officeooo:rsid="0a09aed4"/>
    </style:style>
    <style:style style:name="T559" style:family="text">
      <style:text-properties officeooo:rsid="0a0e776a"/>
    </style:style>
    <style:style style:name="T560" style:family="text">
      <style:text-properties officeooo:rsid="0a0ef284"/>
    </style:style>
    <style:style style:name="T561" style:family="text">
      <style:text-properties officeooo:rsid="0a119027"/>
    </style:style>
    <style:style style:name="T562" style:family="text">
      <style:text-properties officeooo:rsid="0a12fa6a"/>
    </style:style>
    <style:style style:name="T563" style:family="text">
      <style:text-properties officeooo:rsid="0a14bac8"/>
    </style:style>
    <style:style style:name="T564" style:family="text">
      <style:text-properties officeooo:rsid="0a14c7fd"/>
    </style:style>
    <style:style style:name="T565" style:family="text">
      <style:text-properties officeooo:rsid="0a166ea7"/>
    </style:style>
    <style:style style:name="T566" style:family="text">
      <style:text-properties officeooo:rsid="0a17a7d0"/>
    </style:style>
    <style:style style:name="T567" style:family="text">
      <style:text-properties officeooo:rsid="0a18a789"/>
    </style:style>
    <style:style style:name="T568" style:family="text">
      <style:text-properties officeooo:rsid="0a1a7587"/>
    </style:style>
    <style:style style:name="T569" style:family="text">
      <style:text-properties officeooo:rsid="0a1dca8e"/>
    </style:style>
    <style:style style:name="T570" style:family="text">
      <style:text-properties officeooo:rsid="0a1edc2b"/>
    </style:style>
    <style:style style:name="T571" style:family="text">
      <style:text-properties officeooo:rsid="0a20a9dd"/>
    </style:style>
    <style:style style:name="T572" style:family="text">
      <style:text-properties officeooo:rsid="0a221782"/>
    </style:style>
    <style:style style:name="T573" style:family="text">
      <style:text-properties officeooo:rsid="0a236106"/>
    </style:style>
    <style:style style:name="T574" style:family="text">
      <style:text-properties officeooo:rsid="0a26a40b"/>
    </style:style>
    <style:style style:name="T575" style:family="text">
      <style:text-properties officeooo:rsid="0a2a142b"/>
    </style:style>
    <style:style style:name="T576" style:family="text">
      <style:text-properties officeooo:rsid="0a2bc18e"/>
    </style:style>
    <style:style style:name="T577" style:family="text">
      <style:text-properties officeooo:rsid="0a2bee9a"/>
    </style:style>
    <style:style style:name="T578" style:family="text">
      <style:text-properties officeooo:rsid="0a2ca340"/>
    </style:style>
    <style:style style:name="T579" style:family="text">
      <style:text-properties officeooo:rsid="0a2cc64e"/>
    </style:style>
    <style:style style:name="T580" style:family="text">
      <style:text-properties officeooo:rsid="0a2f0452"/>
    </style:style>
    <style:style style:name="T581" style:family="text">
      <style:text-properties officeooo:rsid="0a30e839"/>
    </style:style>
    <style:style style:name="T582" style:family="text">
      <style:text-properties officeooo:rsid="0a3150ea"/>
    </style:style>
    <style:style style:name="T583" style:family="text">
      <style:text-properties officeooo:rsid="0a32090f"/>
    </style:style>
    <style:style style:name="T584" style:family="text">
      <style:text-properties officeooo:rsid="0a358751"/>
    </style:style>
    <style:style style:name="T585" style:family="text">
      <style:text-properties officeooo:rsid="0a365048"/>
    </style:style>
    <style:style style:name="T586" style:family="text">
      <style:text-properties officeooo:rsid="0a36b2b9"/>
    </style:style>
    <style:style style:name="T587" style:family="text">
      <style:text-properties officeooo:rsid="0a3a7f59"/>
    </style:style>
    <style:style style:name="T588" style:family="text">
      <style:text-properties officeooo:rsid="0a3d813f"/>
    </style:style>
    <style:style style:name="T589" style:family="text">
      <style:text-properties officeooo:rsid="0a3eb05b"/>
    </style:style>
    <style:style style:name="T590" style:family="text">
      <style:text-properties officeooo:rsid="0a3fb9d4"/>
    </style:style>
    <style:style style:name="T591" style:family="text">
      <style:text-properties officeooo:rsid="0a41ae81"/>
    </style:style>
    <style:style style:name="T592" style:family="text">
      <style:text-properties officeooo:rsid="082c124b"/>
    </style:style>
    <style:style style:name="T593" style:family="text">
      <style:text-properties officeooo:rsid="0a43bff6"/>
    </style:style>
    <style:style style:name="T594" style:family="text">
      <style:text-properties officeooo:rsid="0a4729ed"/>
    </style:style>
    <style:style style:name="T595" style:family="text">
      <style:text-properties officeooo:rsid="0a48a05a"/>
    </style:style>
    <style:style style:name="T596" style:family="text">
      <style:text-properties officeooo:rsid="0a4a5e7e"/>
    </style:style>
    <style:style style:name="T597" style:family="text">
      <style:text-properties officeooo:rsid="0a4e92c2"/>
    </style:style>
    <style:style style:name="T598" style:family="text">
      <style:text-properties officeooo:rsid="0a4f4e62"/>
    </style:style>
    <style:style style:name="T599" style:family="text">
      <style:text-properties officeooo:rsid="0a544dcf"/>
    </style:style>
    <style:style style:name="T600" style:family="text">
      <style:text-properties officeooo:rsid="0a55fbef"/>
    </style:style>
    <style:style style:name="T601" style:family="text">
      <style:text-properties officeooo:rsid="0a57b5ae"/>
    </style:style>
    <style:style style:name="T602" style:family="text">
      <style:text-properties officeooo:rsid="0a5942bd"/>
    </style:style>
    <style:style style:name="T603" style:family="text">
      <style:text-properties officeooo:rsid="0a5c6dd9"/>
    </style:style>
    <style:style style:name="T604" style:family="text">
      <style:text-properties officeooo:rsid="0a5d0460"/>
    </style:style>
    <style:style style:name="T605" style:family="text">
      <style:text-properties officeooo:rsid="0a5d92e6"/>
    </style:style>
    <style:style style:name="T606" style:family="text">
      <style:text-properties officeooo:rsid="0a5edcbe"/>
    </style:style>
    <style:style style:name="T607" style:family="text">
      <style:text-properties officeooo:rsid="0a587647"/>
    </style:style>
    <style:style style:name="T608" style:family="text">
      <style:text-properties officeooo:rsid="0a5fbd43"/>
    </style:style>
    <style:style style:name="T609" style:family="text">
      <style:text-properties officeooo:rsid="0a60d225"/>
    </style:style>
    <style:style style:name="T610" style:family="text">
      <style:text-properties officeooo:rsid="0a622781"/>
    </style:style>
    <style:style style:name="T611" style:family="text">
      <style:text-properties officeooo:rsid="0a64160f"/>
    </style:style>
    <style:style style:name="T612" style:family="text">
      <style:text-properties officeooo:rsid="0a65fd0b"/>
    </style:style>
    <style:style style:name="T613" style:family="text">
      <style:text-properties officeooo:rsid="0a6ac97b"/>
    </style:style>
    <style:style style:name="T614" style:family="text">
      <style:text-properties officeooo:rsid="0a6dfeb2"/>
    </style:style>
    <style:style style:name="T615" style:family="text">
      <style:text-properties officeooo:rsid="0a70f81f"/>
    </style:style>
    <style:style style:name="T616" style:family="text">
      <style:text-properties officeooo:rsid="0a715611"/>
    </style:style>
    <style:style style:name="T617" style:family="text">
      <style:text-properties officeooo:rsid="0a72b178"/>
    </style:style>
    <style:style style:name="T618" style:family="text">
      <style:text-properties officeooo:rsid="0a748fcd"/>
    </style:style>
    <style:style style:name="T619" style:family="text">
      <style:text-properties officeooo:rsid="0a76283a"/>
    </style:style>
    <style:style style:name="T620" style:family="text">
      <style:text-properties officeooo:rsid="0955513a"/>
    </style:style>
    <style:style style:name="T621" style:family="text">
      <style:text-properties officeooo:rsid="07453f70"/>
    </style:style>
    <style:style style:name="T622" style:family="text">
      <style:text-properties officeooo:rsid="0a7bbd24"/>
    </style:style>
    <style:style style:name="T623" style:family="text">
      <style:text-properties officeooo:rsid="0a7d3175"/>
    </style:style>
    <style:style style:name="T624" style:family="text">
      <style:text-properties officeooo:rsid="0a80572e"/>
    </style:style>
    <style:style style:name="T625" style:family="text">
      <style:text-properties officeooo:rsid="0a810cda"/>
    </style:style>
    <style:style style:name="T626" style:family="text">
      <style:text-properties officeooo:rsid="0a855988"/>
    </style:style>
    <style:style style:name="T627" style:family="text">
      <style:text-properties officeooo:rsid="0a872769"/>
    </style:style>
    <style:style style:name="T628" style:family="text">
      <style:text-properties officeooo:rsid="0a8c5c24"/>
    </style:style>
    <style:style style:name="T629" style:family="text">
      <style:text-properties officeooo:rsid="0a8d0bcb"/>
    </style:style>
    <style:style style:name="T630" style:family="text">
      <style:text-properties officeooo:rsid="0a8edecb"/>
    </style:style>
    <style:style style:name="T631" style:family="text">
      <style:text-properties officeooo:rsid="0a8fef96"/>
    </style:style>
    <style:style style:name="T632" style:family="text">
      <style:text-properties officeooo:rsid="0a92e986"/>
    </style:style>
    <style:style style:name="T633" style:family="text">
      <style:text-properties officeooo:rsid="0a9493cf"/>
    </style:style>
    <style:style style:name="T634" style:family="text">
      <style:text-properties officeooo:rsid="070f5705"/>
    </style:style>
    <style:style style:name="T635" style:family="text">
      <style:text-properties officeooo:rsid="070fd3fc"/>
    </style:style>
    <style:style style:name="T636" style:family="text">
      <style:text-properties officeooo:rsid="067cb245"/>
    </style:style>
    <style:style style:name="T637" style:family="text">
      <style:text-properties officeooo:rsid="0680c240"/>
    </style:style>
    <style:style style:name="T638" style:family="text">
      <style:text-properties officeooo:rsid="08a8f12d"/>
    </style:style>
    <style:style style:name="T639" style:family="text">
      <style:text-properties officeooo:rsid="08a9874c"/>
    </style:style>
    <style:style style:name="T640" style:family="text">
      <style:text-properties officeooo:rsid="0a974584"/>
    </style:style>
    <style:style style:name="T641" style:family="text">
      <style:text-properties officeooo:rsid="0a998cbb"/>
    </style:style>
    <style:style style:name="T642" style:family="text">
      <style:text-properties officeooo:rsid="0a9c167c"/>
    </style:style>
    <style:style style:name="T643" style:family="text">
      <style:text-properties officeooo:rsid="0aa04113"/>
    </style:style>
    <style:style style:name="T644" style:family="text">
      <style:text-properties officeooo:rsid="0aa3894d"/>
    </style:style>
    <style:style style:name="T645" style:family="text">
      <style:text-properties officeooo:rsid="0aa564f1"/>
    </style:style>
    <style:style style:name="T646" style:family="text">
      <style:text-properties officeooo:rsid="0aa621f0"/>
    </style:style>
    <style:style style:name="T647" style:family="text">
      <style:text-properties officeooo:rsid="0aa673b8"/>
    </style:style>
    <style:style style:name="T648" style:family="text">
      <style:text-properties officeooo:rsid="0aa7d9d2"/>
    </style:style>
    <style:style style:name="T649" style:family="text">
      <style:text-properties officeooo:rsid="0aa95d56"/>
    </style:style>
    <style:style style:name="T650" style:family="text">
      <style:text-properties officeooo:rsid="0aaa5b77"/>
    </style:style>
    <style:style style:name="T651" style:family="text">
      <style:text-properties officeooo:rsid="0aaa71ad"/>
    </style:style>
    <style:style style:name="T652" style:family="text">
      <style:text-properties officeooo:rsid="09ed0d83"/>
    </style:style>
    <style:style style:name="T653" style:family="text">
      <style:text-properties officeooo:rsid="0aad7e0e"/>
    </style:style>
    <style:style style:name="T654" style:family="text">
      <style:text-properties officeooo:rsid="0aae4717"/>
    </style:style>
    <style:style style:name="T655" style:family="text">
      <style:text-properties officeooo:rsid="0aae9fc5"/>
    </style:style>
    <style:style style:name="T656" style:family="text">
      <style:text-properties officeooo:rsid="0aaea989"/>
    </style:style>
    <style:style style:name="T657" style:family="text">
      <style:text-properties officeooo:rsid="0ab0aee3"/>
    </style:style>
    <style:style style:name="T658" style:family="text">
      <style:text-properties officeooo:rsid="0ab0d299"/>
    </style:style>
    <style:style style:name="T659" style:family="text">
      <style:text-properties officeooo:rsid="0ab0d578"/>
    </style:style>
    <style:style style:name="T660" style:family="text">
      <style:text-properties officeooo:rsid="0ab27c23"/>
    </style:style>
    <style:style style:name="T661" style:family="text">
      <style:text-properties officeooo:rsid="0ab549a3"/>
    </style:style>
    <style:style style:name="T662" style:family="text">
      <style:text-properties officeooo:rsid="0ab65fa6"/>
    </style:style>
    <style:style style:name="T663" style:family="text">
      <style:text-properties officeooo:rsid="0ab9d222"/>
    </style:style>
    <style:style style:name="T664" style:family="text">
      <style:text-properties officeooo:rsid="0abc497f"/>
    </style:style>
    <style:style style:name="T665" style:family="text">
      <style:text-properties fo:font-size="11pt" style:font-size-asian="11pt" style:font-size-complex="11pt"/>
    </style:style>
    <style:style style:name="T666" style:family="text">
      <style:text-properties fo:font-size="11pt" officeooo:rsid="0a1060b7" style:font-size-asian="11pt" style:font-size-complex="11pt"/>
    </style:style>
    <style:style style:name="T667" style:family="text">
      <style:text-properties fo:font-size="11pt" officeooo:rsid="0a4a5e7e" style:font-size-asian="11pt" style:font-size-complex="11pt"/>
    </style:style>
    <style:style style:name="T668" style:family="text">
      <style:text-properties officeooo:rsid="0ac57d92"/>
    </style:style>
    <style:style style:name="T669" style:family="text">
      <style:text-properties officeooo:rsid="0ac67c20"/>
    </style:style>
    <style:style style:name="T670" style:family="text">
      <style:text-properties officeooo:rsid="0ac747c3"/>
    </style:style>
    <style:style style:name="T671" style:family="text">
      <style:text-properties officeooo:rsid="0ac8c8eb"/>
    </style:style>
    <style:style style:name="T672" style:family="text">
      <style:text-properties officeooo:rsid="0aca72df"/>
    </style:style>
    <style:style style:name="T673" style:family="text">
      <style:text-properties officeooo:rsid="0acc0f9f"/>
    </style:style>
    <style:style style:name="T674" style:family="text">
      <style:text-properties officeooo:rsid="0acd6429"/>
    </style:style>
    <style:style style:name="T675" style:family="text">
      <style:text-properties officeooo:rsid="0ad05e95"/>
    </style:style>
    <style:style style:name="T676" style:family="text">
      <style:text-properties officeooo:rsid="022fa778"/>
    </style:style>
    <style:style style:name="T677" style:family="text">
      <style:text-properties officeooo:rsid="048b1c86"/>
    </style:style>
    <style:style style:name="T678" style:family="text">
      <style:text-properties officeooo:rsid="0ad1b3b3"/>
    </style:style>
    <style:style style:name="T679" style:family="text">
      <style:text-properties officeooo:rsid="0ad32574"/>
    </style:style>
    <style:style style:name="T680" style:family="text">
      <style:text-properties officeooo:rsid="0ad523f5"/>
    </style:style>
    <style:style style:name="T681" style:family="text">
      <style:text-properties officeooo:rsid="0ad62ec3"/>
    </style:style>
    <style:style style:name="T682" style:family="text">
      <style:text-properties officeooo:rsid="0ad728e2"/>
    </style:style>
    <style:style style:name="T683" style:family="text">
      <style:text-properties officeooo:rsid="0ad8a1b4"/>
    </style:style>
    <style:style style:name="T684" style:family="text">
      <style:text-properties officeooo:rsid="09615b76"/>
    </style:style>
    <style:style style:name="T685" style:family="text">
      <style:text-properties officeooo:rsid="0ada5469"/>
    </style:style>
    <style:style style:name="T686" style:family="text">
      <style:text-properties officeooo:rsid="0adc6fbf"/>
    </style:style>
    <style:style style:name="T687" style:family="text">
      <style:text-properties officeooo:rsid="0adce252"/>
    </style:style>
    <style:style style:name="T688" style:family="text">
      <style:text-properties officeooo:rsid="0adda235"/>
    </style:style>
    <style:style style:name="T689" style:family="text">
      <style:text-properties officeooo:rsid="0ae09d94"/>
    </style:style>
    <style:style style:name="T690" style:family="text">
      <style:text-properties officeooo:rsid="0ae144df"/>
    </style:style>
    <style:style style:name="T691" style:family="text">
      <style:text-properties officeooo:rsid="0ae37545"/>
    </style:style>
    <style:style style:name="T692" style:family="text">
      <style:text-properties officeooo:rsid="0ae421ba"/>
    </style:style>
    <style:style style:name="T693" style:family="text">
      <style:text-properties officeooo:rsid="0ae79e8a"/>
    </style:style>
    <style:style style:name="T694" style:family="text">
      <style:text-properties officeooo:rsid="0aeb64b2"/>
    </style:style>
    <style:style style:name="T695" style:family="text">
      <style:text-properties officeooo:rsid="0aef6f1c"/>
    </style:style>
    <style:style style:name="T696" style:family="text">
      <style:text-properties officeooo:rsid="0af0bea3"/>
    </style:style>
    <style:style style:name="T697" style:family="text">
      <style:text-properties officeooo:rsid="0af252f1"/>
    </style:style>
    <style:style style:name="T698" style:family="text">
      <style:text-properties officeooo:rsid="0af33641"/>
    </style:style>
    <style:style style:name="T699" style:family="text">
      <style:text-properties officeooo:rsid="0af80a18"/>
    </style:style>
    <style:style style:name="T700" style:family="text">
      <style:text-properties officeooo:rsid="0b0590ea"/>
    </style:style>
    <style:style style:name="T701" style:family="text">
      <style:text-properties officeooo:rsid="0b0d12fc"/>
    </style:style>
    <style:style style:name="T702" style:family="text">
      <style:text-properties officeooo:rsid="0b159690"/>
    </style:style>
    <style:style style:name="T703" style:family="text">
      <style:text-properties officeooo:rsid="0b18fb83"/>
    </style:style>
    <style:style style:name="T704" style:family="text">
      <style:text-properties officeooo:rsid="0b1a59e6"/>
    </style:style>
    <style:style style:name="T705" style:family="text">
      <style:text-properties officeooo:rsid="0b1b7b65"/>
    </style:style>
    <style:style style:name="T706" style:family="text">
      <style:text-properties officeooo:rsid="0b1ce97e"/>
    </style:style>
    <style:style style:name="T707" style:family="text">
      <style:text-properties officeooo:rsid="0b1d7c18"/>
    </style:style>
    <style:style style:name="T708" style:family="text">
      <style:text-properties officeooo:rsid="0b201866"/>
    </style:style>
    <style:style style:name="T709" style:family="text">
      <style:text-properties officeooo:rsid="0b220128"/>
    </style:style>
    <style:style style:name="T710" style:family="text">
      <style:text-properties officeooo:rsid="0b2453b8"/>
    </style:style>
    <style:style style:name="T711" style:family="text">
      <style:text-properties officeooo:rsid="0b263049"/>
    </style:style>
    <style:style style:name="T712" style:family="text">
      <style:text-properties officeooo:rsid="0b26ef79"/>
    </style:style>
    <style:style style:name="T713" style:family="text">
      <style:text-properties officeooo:rsid="0b28a988"/>
    </style:style>
    <style:style style:name="T714" style:family="text">
      <style:text-properties officeooo:rsid="0b2c8024"/>
    </style:style>
    <style:style style:name="T715" style:family="text">
      <style:text-properties officeooo:rsid="0b2cf9b6"/>
    </style:style>
    <style:style style:name="T716" style:family="text">
      <style:text-properties officeooo:rsid="0b2d016b"/>
    </style:style>
    <style:style style:name="T717" style:family="text">
      <style:text-properties officeooo:rsid="0b2e60db"/>
    </style:style>
    <style:style style:name="T718" style:family="text">
      <style:text-properties officeooo:rsid="0b334be1"/>
    </style:style>
    <style:style style:name="T719" style:family="text">
      <style:text-properties officeooo:rsid="0b33aa4c"/>
    </style:style>
    <style:style style:name="T720" style:family="text">
      <style:text-properties officeooo:rsid="0b3568d0"/>
    </style:style>
    <style:style style:name="T721" style:family="text">
      <style:text-properties officeooo:rsid="0b367211"/>
    </style:style>
    <style:style style:name="T722" style:family="text">
      <style:text-properties officeooo:rsid="0b3bbf08"/>
    </style:style>
    <style:style style:name="T723" style:family="text">
      <style:text-properties officeooo:rsid="0b3c399f"/>
    </style:style>
    <style:style style:name="T724" style:family="text">
      <style:text-properties officeooo:rsid="0b481183"/>
    </style:style>
    <style:style style:name="T725" style:family="text">
      <style:text-properties officeooo:rsid="0b4b0970"/>
    </style:style>
    <style:style style:name="T726" style:family="text">
      <style:text-properties officeooo:rsid="0b4b5de5"/>
    </style:style>
    <style:style style:name="T727" style:family="text">
      <style:text-properties officeooo:rsid="0b530eaa"/>
    </style:style>
    <style:style style:name="T728" style:family="text">
      <style:text-properties officeooo:rsid="0b59b696"/>
    </style:style>
    <style:style style:name="T729" style:family="text">
      <style:text-properties officeooo:rsid="0b5fc578"/>
    </style:style>
    <style:style style:name="T730" style:family="text">
      <style:text-properties officeooo:rsid="0b612c14"/>
    </style:style>
    <style:style style:name="T731" style:family="text">
      <style:text-properties officeooo:rsid="0b672fc0"/>
    </style:style>
    <style:style style:name="T732" style:family="text">
      <style:text-properties officeooo:rsid="0b68c7c4"/>
    </style:style>
    <style:style style:name="T733" style:family="text">
      <style:text-properties officeooo:rsid="0b6ec355"/>
    </style:style>
    <style:style style:name="T734" style:family="text">
      <style:text-properties officeooo:rsid="0b6fc300"/>
    </style:style>
    <style:style style:name="T735" style:family="text">
      <style:text-properties officeooo:rsid="0b700704"/>
    </style:style>
    <style:style style:name="T736" style:family="text">
      <style:text-properties officeooo:rsid="0b700e07"/>
    </style:style>
    <style:style style:name="T737" style:family="text">
      <style:text-properties officeooo:rsid="0b74ec2c"/>
    </style:style>
    <style:style style:name="T738" style:family="text">
      <style:text-properties officeooo:rsid="0b750ae7"/>
    </style:style>
    <style:style style:name="T739" style:family="text">
      <style:text-properties officeooo:rsid="0b762ccf"/>
    </style:style>
    <style:style style:name="T740" style:family="text">
      <style:text-properties officeooo:rsid="0b786bdd"/>
    </style:style>
    <style:style style:name="T741" style:family="text">
      <style:text-properties officeooo:rsid="0b787bf8"/>
    </style:style>
    <style:style style:name="T742" style:family="text">
      <style:text-properties officeooo:rsid="0b79a40c"/>
    </style:style>
    <style:style style:name="T743" style:family="text">
      <style:text-properties officeooo:rsid="0b7e2cc9"/>
    </style:style>
    <style:style style:name="T744" style:family="text">
      <style:text-properties officeooo:rsid="0b7ff479"/>
    </style:style>
    <style:style style:name="T745" style:family="text">
      <style:text-properties officeooo:rsid="0b8081b2"/>
    </style:style>
    <style:style style:name="T746" style:family="text">
      <style:text-properties officeooo:rsid="0b8206a0"/>
    </style:style>
    <style:style style:name="T747" style:family="text">
      <style:text-properties officeooo:rsid="0b82158e"/>
    </style:style>
    <style:style style:name="T748" style:family="text">
      <style:text-properties officeooo:rsid="0b8384b4"/>
    </style:style>
    <style:style style:name="T749" style:family="text">
      <style:text-properties officeooo:rsid="0b84a38c"/>
    </style:style>
    <style:style style:name="T750" style:family="text">
      <style:text-properties officeooo:rsid="0b85c0cc"/>
    </style:style>
    <style:style style:name="T751" style:family="text">
      <style:text-properties officeooo:rsid="0b8746e9"/>
    </style:style>
    <style:style style:name="T752" style:family="text">
      <style:text-properties officeooo:rsid="0b8aa051"/>
    </style:style>
    <style:style style:name="T753" style:family="text">
      <style:text-properties officeooo:rsid="0b8bdf2c"/>
    </style:style>
    <style:style style:name="T754" style:family="text">
      <style:text-properties officeooo:rsid="0b8d4e2a"/>
    </style:style>
    <style:style style:name="T755" style:family="text">
      <style:text-properties officeooo:rsid="0b8ede16"/>
    </style:style>
    <style:style style:name="T756" style:family="text">
      <style:text-properties officeooo:rsid="0b90f2ad"/>
    </style:style>
    <style:style style:name="T757" style:family="text">
      <style:text-properties officeooo:rsid="0b976031"/>
    </style:style>
    <style:style style:name="T758" style:family="text">
      <style:text-properties officeooo:rsid="0b9a73e9"/>
    </style:style>
    <style:style style:name="T759" style:family="text">
      <style:text-properties officeooo:rsid="0b9c7135"/>
    </style:style>
    <style:style style:name="T760" style:family="text">
      <style:text-properties officeooo:rsid="0b9d91af"/>
    </style:style>
    <style:style style:name="T761" style:family="text">
      <style:text-properties officeooo:rsid="0b9df726"/>
    </style:style>
    <style:style style:name="T762" style:family="text">
      <style:text-properties officeooo:rsid="0ba021cb"/>
    </style:style>
    <style:style style:name="T763" style:family="text">
      <style:text-properties officeooo:rsid="0ba0ffb4"/>
    </style:style>
    <style:style style:name="T764" style:family="text">
      <style:text-properties officeooo:rsid="0ba2b94c"/>
    </style:style>
    <style:style style:name="T765" style:family="text">
      <style:text-properties officeooo:rsid="0baaa2ef"/>
    </style:style>
    <style:style style:name="T766" style:family="text">
      <style:text-properties officeooo:rsid="0bab42e1"/>
    </style:style>
    <style:style style:name="T767" style:family="text">
      <style:text-properties officeooo:rsid="0bb0539c"/>
    </style:style>
    <style:style style:name="T768" style:family="text">
      <style:text-properties officeooo:rsid="0bb1258f"/>
    </style:style>
    <style:style style:name="T769" style:family="text">
      <style:text-properties officeooo:rsid="0bb2fcc2"/>
    </style:style>
    <style:style style:name="T770" style:family="text">
      <style:text-properties officeooo:rsid="0bb3ed8e"/>
    </style:style>
    <style:style style:name="T771" style:family="text">
      <style:text-properties officeooo:rsid="0bbb744c"/>
    </style:style>
    <style:style style:name="T772" style:family="text">
      <style:text-properties officeooo:rsid="0bbe0aa8"/>
    </style:style>
    <style:style style:name="T773" style:family="text">
      <style:text-properties officeooo:rsid="0bc2f2d0"/>
    </style:style>
    <style:style style:name="T774" style:family="text">
      <style:text-properties officeooo:rsid="0bc4138b"/>
    </style:style>
    <style:style style:name="T775" style:family="text">
      <style:text-properties officeooo:rsid="0bc7b5ad"/>
    </style:style>
    <style:style style:name="T776" style:family="text">
      <style:text-properties officeooo:rsid="0b5fccf6"/>
    </style:style>
    <style:style style:name="T777" style:family="text">
      <style:text-properties officeooo:rsid="0b62ec2e"/>
    </style:style>
    <style:style style:name="T778" style:family="text">
      <style:text-properties officeooo:rsid="0bb96069"/>
    </style:style>
    <style:style style:name="T779" style:family="text">
      <style:text-properties officeooo:rsid="0b5fd8b6"/>
    </style:style>
    <style:style style:name="T780" style:family="text">
      <style:text-properties officeooo:rsid="0b6553a9"/>
    </style:style>
    <style:style style:name="T781" style:family="text">
      <style:text-properties officeooo:rsid="0b64d468"/>
    </style:style>
    <style:style style:name="T782" style:family="text">
      <style:text-properties officeooo:rsid="0bc99c24"/>
    </style:style>
    <style:style style:name="T783" style:family="text">
      <style:text-properties officeooo:rsid="0bca271d"/>
    </style:style>
    <style:style style:name="T784" style:family="text">
      <style:text-properties officeooo:rsid="0bca8b55"/>
    </style:style>
    <style:style style:name="T785" style:family="text">
      <style:text-properties officeooo:rsid="0bcb7f4f"/>
    </style:style>
    <style:style style:name="T786" style:family="text">
      <style:text-properties officeooo:rsid="0bcd1ca3"/>
    </style:style>
    <style:style style:name="T787" style:family="text">
      <style:text-properties officeooo:rsid="0bce3f52"/>
    </style:style>
    <style:style style:name="T788" style:family="text">
      <style:text-properties officeooo:rsid="0bcf0860"/>
    </style:style>
    <style:style style:name="T789" style:family="text">
      <style:text-properties officeooo:rsid="0bd0284c"/>
    </style:style>
    <style:style style:name="T790" style:family="text">
      <style:text-properties officeooo:rsid="0bd0f19d"/>
    </style:style>
    <style:style style:name="T791" style:family="text">
      <style:text-properties officeooo:rsid="0bd12590"/>
    </style:style>
    <style:style style:name="T792" style:family="text">
      <style:text-properties officeooo:rsid="0bd29dba"/>
    </style:style>
    <style:style style:name="T793" style:family="text">
      <style:text-properties officeooo:rsid="0bd375f8"/>
    </style:style>
    <style:style style:name="T794" style:family="text">
      <style:text-properties officeooo:rsid="0b9fa9f9"/>
    </style:style>
    <style:style style:name="T795" style:family="text">
      <style:text-properties officeooo:rsid="0bd46b4f"/>
    </style:style>
    <style:style style:name="T796" style:family="text">
      <style:text-properties officeooo:rsid="0bd94ddf"/>
    </style:style>
    <style:style style:name="T797" style:family="text">
      <style:text-properties officeooo:rsid="0bda531a"/>
    </style:style>
    <style:style style:name="T798" style:family="text">
      <style:text-properties officeooo:rsid="0bda5e27"/>
    </style:style>
    <style:style style:name="T799" style:family="text">
      <style:text-properties officeooo:rsid="0bdd2926"/>
    </style:style>
    <style:style style:name="T800" style:family="text">
      <style:text-properties officeooo:rsid="0bdd8a88"/>
    </style:style>
    <style:style style:name="T801" style:family="text">
      <style:text-properties officeooo:rsid="0bde9acd"/>
    </style:style>
    <style:style style:name="T802" style:family="text">
      <style:text-properties officeooo:rsid="0be0c041"/>
    </style:style>
    <style:style style:name="T803" style:family="text">
      <style:text-properties officeooo:rsid="0be0cd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
      <text:p text:style-name="P243"/>
      <text:p text:style-name="P243"/>
      <text:p text:style-name="P244">Arkadiusz Bulski</text:p>
      <text:p text:style-name="P245"><text:a xlink:type="simple" xlink:href="mailto:arek.bulski@gmail.com" text:style-name="Internet_20_link" text:visited-style-name="Visited_20_Internet_20_Link">arek.bulski@gmail.com</text:a></text:p>
      <text:p text:style-name="P241"/>
      <text:p text:style-name="P240"/>
      <text:p text:style-name="P240"/>
      <text:p text:style-name="P242"><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46"/>
      <text:p text:style-name="P246"/>
      <text:p text:style-name="P246"/>
      <text:p text:style-name="P251">Design specification</text:p>
      <text:p text:style-name="P250"><text:span text:style-name="T665">Features include </text:span><text:span text:style-name="T666">integrity, </text:span><text:span text:style-name="T665">versioning, snapshots, atomicity, transactions, confidentiality, authenticity, permanent deletion, plausible deniability, file and directory cloning, internal compression, </text:span><text:span text:style-name="T667">integration of </text:span><text:span text:style-name="T665">compression and hashing, serializability, file-level replication and tiering.</text:span> </text:p>
      <text:p text:style-name="P253">Internal design includes complete inodes, complete dictionar<text:span text:style-name="T618">ies</text:span>, segmented log<text:span text:style-name="T620">-</text:span>structured disk layout, atomic and ordered operations, diskless fsync, <text:span text:style-name="T648">versioning metadata representation</text:span>, rings and chains <text:span text:style-name="T652">atomic </text:span>abstract data structures, <text:span text:style-name="T653">partial and hierarchical encryption, </text:span><text:span text:style-name="T663">parallel </text:span><text:span text:style-name="T664">encryption and </text:span><text:span text:style-name="T663">decryption. </text:span></text:p>
      <text:p text:style-name="P246"/>
      <text:p text:style-name="P246"/>
      <text:p text:style-name="P246"/>
      <text:p text:style-name="P252">Project sites</text:p>
      <text:p text:style-name="P246"><text:a xlink:type="simple" xlink:href="https://github.com/arekbulski/Cameleonica" text:style-name="Internet_20_link" text:visited-style-name="Visited_20_Internet_20_Link">https://github.com/arekbulski/Cameleonica</text:a></text:p>
      <text:p text:style-name="P247"/>
      <text:p text:style-name="P246"/>
      <text:p text:style-name="P246"/>
      <text:p text:style-name="P248">Printed <text:date style:data-style-name="N84" text:date-value="2022-01-11T16:29:47.071660347">2022-01-11</text:date></text:p>
      <text:p text:style-name="P249"/>
      <text:p text:style-name="P249"/>
      <text:p text:style-name="P249"/>
      <text:p text:style-name="P282"/>
      <text:p text:style-name="P30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6"><text:a xlink:type="simple" xlink:href="#__RefHeading___Toc3092_2139278338" text:style-name="Index_20_Link" text:visited-style-name="Index_20_Link">Mission Statement Safe cryptographic steganographic advanced filesystem<text:tab/>3</text:a></text:p>
          <text:p text:style-name="P327"><text:a xlink:type="simple" xlink:href="#__RefHeading___Toc3098_2139278338" text:style-name="Index_20_Link" text:visited-style-name="Index_20_Link">Introduction<text:tab/>3</text:a></text:p>
          <text:p text:style-name="P327"><text:a xlink:type="simple" xlink:href="#__RefHeading___Toc3100_2139278338" text:style-name="Index_20_Link" text:visited-style-name="Index_20_Link">Usage scenarios<text:tab/>7</text:a></text:p>
          <text:p text:style-name="P326"><text:a xlink:type="simple" xlink:href="#__RefHeading___Toc3102_2139278338" text:style-name="Index_20_Link" text:visited-style-name="Index_20_Link">Conceptual Design Ideas and Observations for a versatile filesystem<text:tab/>9</text:a></text:p>
          <text:p text:style-name="P327"><text:a xlink:type="simple" xlink:href="#__RefHeading___Toc2962_2139278338" text:style-name="Index_20_Link" text:visited-style-name="Index_20_Link">Introduction<text:tab/>9</text:a></text:p>
          <text:p text:style-name="P328"><text:a xlink:type="simple" xlink:href="#__RefHeading___Toc2966_2139278338" text:style-name="Index_20_Link" text:visited-style-name="Index_20_Link">Inodes are not efficient.<text:tab/>9</text:a></text:p>
          <text:p text:style-name="P328"><text:a xlink:type="simple" xlink:href="#__RefHeading___Toc2968_2139278338" text:style-name="Index_20_Link" text:visited-style-name="Index_20_Link">B-trees are not efficient.<text:tab/>13</text:a></text:p>
          <text:p text:style-name="P328"><text:a xlink:type="simple" xlink:href="#__RefHeading___Toc4960_1322332396" text:style-name="Index_20_Link" text:visited-style-name="Index_20_Link">Block allocation is not efficient.<text:tab/>15</text:a></text:p>
          <text:p text:style-name="P328"><text:a xlink:type="simple" xlink:href="#__RefHeading___Toc4248_1811106159" text:style-name="Index_20_Link" text:visited-style-name="Index_20_Link">Fsync is not efficient or effective.<text:tab/>16</text:a></text:p>
          <text:p text:style-name="P328"><text:a xlink:type="simple" xlink:href="#__RefHeading___Toc22885_1405522475" text:style-name="Index_20_Link" text:visited-style-name="Index_20_Link">Cumulative representation is not effective.<text:tab/>19</text:a></text:p>
          <text:p text:style-name="P328"><text:a xlink:type="simple" xlink:href="#__RefHeading___Toc3156_190800628" text:style-name="Index_20_Link" text:visited-style-name="Index_20_Link">Atomic sector overwrite is not needed or guaranteed.<text:tab/>20</text:a></text:p>
          <text:p text:style-name="P328"><text:a xlink:type="simple" xlink:href="#__RefHeading___Toc5759_4224124324" text:style-name="Index_20_Link" text:visited-style-name="Index_20_Link">Encrypting disk blocks is not effective.<text:tab/>21</text:a></text:p>
          <text:p text:style-name="P328"><text:a xlink:type="simple" xlink:href="#__RefHeading___Toc2974_2139278338" text:style-name="Index_20_Link" text:visited-style-name="Index_20_Link">Overwriting files is not safe or efficient.<text:tab/>22</text:a></text:p>
          <text:p text:style-name="P328"><text:a xlink:type="simple" xlink:href="#__RefHeading___Toc5192_2083799497" text:style-name="Index_20_Link" text:visited-style-name="Index_20_Link">Decryption after reading from disk is not efficient.<text:tab/>22</text:a></text:p>
          <text:p text:style-name="P328"><text:a xlink:type="simple" xlink:href="#__RefHeading___Toc2976_2139278338" text:style-name="Index_20_Link" text:visited-style-name="Index_20_Link">Strategies for data allocation are mutually exclusive.<text:tab/>23</text:a></text:p>
          <text:p text:style-name="P328"><text:a xlink:type="simple" xlink:href="#__RefHeading___Toc2980_2139278338" text:style-name="Index_20_Link" text:visited-style-name="Index_20_Link">Block based formats are not updateable.<text:tab/>25</text:a></text:p>
          <text:p text:style-name="P328"><text:a xlink:type="simple" xlink:href="#__RefHeading___Toc2982_2139278338" text:style-name="Index_20_Link" text:visited-style-name="Index_20_Link">Block based formats are not space efficient.<text:tab/>25</text:a></text:p>
          <text:p text:style-name="P328"><text:a xlink:type="simple" xlink:href="#__RefHeading___Toc22889_1405522475" text:style-name="Index_20_Link" text:visited-style-name="Index_20_Link">First few bytes of file should be easier to read.<text:tab/>26</text:a></text:p>
          <text:p text:style-name="P328"><text:a xlink:type="simple" xlink:href="#__RefHeading___Toc4868_434784072" text:style-name="Index_20_Link" text:visited-style-name="Index_20_Link">Related files are treated independently.<text:tab/>26</text:a></text:p>
          <text:p text:style-name="P328"><text:a xlink:type="simple" xlink:href="#__RefHeading___Toc28698_1405522475" text:style-name="Index_20_Link" text:visited-style-name="Index_20_Link">FUSE overhead is negligible.<text:tab/>26</text:a></text:p>
          <text:p text:style-name="P326"><text:a xlink:type="simple" xlink:href="#__RefHeading___Toc4040_138362386" text:style-name="Index_20_Link" text:visited-style-name="Index_20_Link">Preliminary design Layout and Methods for a versatile filesystem<text:tab/>27</text:a></text:p>
          <text:p text:style-name="P327"><text:a xlink:type="simple" xlink:href="#__RefHeading___Toc6567_138362386" text:style-name="Index_20_Link" text:visited-style-name="Index_20_Link">Introduction<text:tab/>27</text:a></text:p>
          <text:p text:style-name="P328"><text:a xlink:type="simple" xlink:href="#__RefHeading___Toc13939_1003100552" text:style-name="Index_20_Link" text:visited-style-name="Index_20_Link">Version 1: Something that can create, stat, read and write, and delete files.<text:tab/>27</text:a></text:p>
          <text:p text:style-name="P326"><text:a xlink:type="simple" xlink:href="#__RefHeading___Toc2986_2139278338" text:style-name="Index_20_Link" text:visited-style-name="Index_20_Link">Questions and Answers Topics that reviewers found unclear<text:tab/>35</text:a></text:p>
          <text:p text:style-name="P326"><text:a xlink:type="simple" xlink:href="#__RefHeading___Toc7119_1003100552" text:style-name="Index_20_Link" text:visited-style-name="Index_20_Link">Bibliography<text:tab/>39</text:a></text:p>
        </text:index-body>
      </text:table-of-content>
      <text:p text:style-name="P282"/>
      <text:h text:style-name="P332"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37" text:outline-level="2"><text:bookmark-start text:name="__RefHeading___Toc3098_2139278338"/>Introduction<text:bookmark-end text:name="__RefHeading___Toc3098_2139278338"/></text:h>
      <text:p text:style-name="P314"><text:span text:style-name="T456">This document describes an experimental filesystem called “Cameleonica”. Its </text:span><text:span text:style-name="T454">properties are explained through </text:span><text:span text:style-name="T456">following </text:span><text:span text:style-name="T454">definitions and </text:span><text:span text:style-name="T456">scenarios</text:span><text:span text:style-name="T454">: </text:span></text:p>
      <text:p text:style-name="P150"/>
      <text:h text:style-name="P354" text:outline-level="4"><text:bookmark-start text:name="__RefHeading___Toc12208_1922678716"/>Filesystem <text:bookmark-end text:name="__RefHeading___Toc12208_1922678716"/></text:h>
      <text:p text:style-name="P303">is a data structure that maps a hierarchy of regular files and directories into flat storage <text:span text:style-name="T559">of a block device</text:span>. Access to the files is governed by rules that make up so called semantics. Most semantics are already well defined by POSIX standard <text:span text:style-name="T559">and LINUX defacto standard</text:span>. </text:p>
      <text:p text:style-name="P303">The fact that open files can be removed and replaced while still being open is a notable example <text:span text:style-name="T559">of those</text:span>. Linux man-pages define even more fancy semantics. </text:p>
      <text:p text:style-name="P303">For example, <text:span text:style-name="T221">fallocate</text:span> <text:span text:style-name="T559">syscall, </text:span><text:span text:style-name="T565">in first mode,</text:span><text:span text:style-name="T559"> </text:span>allows to <text:span text:style-name="T564">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65">In second mode, it allows to zero-out a contiguous segment of the content, but without changing file size. In thi</text:span><text:span text:style-name="T566">r</text:span><text:span text:style-name="T565">d mode, it allows to </text:span><text:span text:style-name="T566">collapse</text:span> a <text:span text:style-name="T565">contiguous segment </text:span>without leaving a hole <text:span text:style-name="T566">(zeroed bytes)</text:span>, stitching together both sides. <text:span text:style-name="T567">Fourth mode is essentially same as the first mode. In fifth mode, it allows to insert a hole (zero bytes) within the file, while pushing left and right side of it aside. In that respect, fifth mode is similar to third mode. </text:span></text:p>
      <text:p text:style-name="P303">Another example, <text:span text:style-name="T221">open </text:span><text:span text:style-name="T310">syscall </text:span>can create <text:span text:style-name="T561">temporary </text:span>anonymous files that are not vulnerable to <text:span text:style-name="T559">race conditions because they do not allow for </text:span>outside access, since they do not have a name to be addressed with. <text:span text:style-name="T562">T</text:span>emporary files are guaranteed to disappear after interruption, <text:span text:style-name="T562">or after process is ended (if the file was not “named into” existence)</text:span>. Replacing files is an atomic action, which is often used in modern software as <text:span text:style-name="T799">a </text:span>means of ensuring that some consistent version remains on disk in case of a failure. </text:p>
      <text:p text:style-name="P303"><text:span text:style-name="T563">Another feature would be extended attributes, which are a key-value store associated with </text:span><text:span text:style-name="T568">a</text:span><text:span text:style-name="T563"> file or directory. </text:span><text:span text:style-name="T568">Extended attributes can only contain a limited amount of data. </text:span></text:p>
      <text:p text:style-name="P303">All these semantics are interesting but are not the selling point. They only build a foundation for <text:span text:style-name="T560">a </text:span>useful general purpose filesystem. </text:p>
      <text:p text:style-name="Text_20_body"/>
      <text:h text:style-name="P355" text:outline-level="4"><text:bookmark-start text:name="__RefHeading___Toc12214_1922678716"/>Safe filesystem <text:bookmark-end text:name="__RefHeading___Toc12214_1922678716"/></text:h>
      <text:p text:style-name="P307">is a filesystem that refuses to become unusable or lose access to already existing files in event of abrupt interruption, <text:span text:style-name="T569">such as system crash or power outage</text:span>. Modern filesystems are able to reliably recover from <text:span text:style-name="T570">interruption </text:span>encountered at any point in time. This safety guarantee <text:span text:style-name="T570">usually </text:span>comes without any extra settings turned on. It is commonly expected from any popular filesystem to handle interruptions gracefully and reliably. However, commonly established semantics of what state is returned to after recovery are far from being acceptable. <text:span text:style-name="T799">For example, a single 1 MB file write is not necessarily going to be stored atomically, but be divided into 4 KB chunks. There are also other failure scenarios, in fact there are too many to count them. </text:span></text:p>
      <text:p text:style-name="P258">Integrity is a guarantee, that currently read data is what was written down earlier on. In that respect, integrity is very similar to authenticity, except that integrity assumes mere mistakes done by <text:span text:style-name="T599">a </text:span>hard drive and not a sophisticated attack by <text:span text:style-name="T599">a formidable </text:span>adversary. Currently only <text:soft-page-break/>Btrfs and ZFS use checksums to achieve data integrity. </text:p>
      <text:p text:style-name="P255">Versioning is <text:span text:style-name="T591">a</text:span>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9">Snapshots <text:span text:style-name="T594">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56">Atomicity means all operations are individually atomic, that is preserved entirely or none. Modern filesystems like Ext4 and Btrfs surprisingly do not make most operations atomic, even file writes are usually not atomic. <text:span text:style-name="T486">The only exception is rename, which by both POSIX and </text:span><text:span text:style-name="T800">LINUX</text:span><text:span text:style-name="T486"> standards provides some means of atomic replacing of files. </text:span>Software developers are expected to deliver applications that never fail but the filesystem infrastructure hardly provides any means to that effect. <text:span text:style-name="T486">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12"><text:span text:style-name="T591">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05"><text:span text:style-name="T571">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06"><text:span text:style-name="T571">Third </text:span>scenario is when a program modifies a series of related files, <text:span text:style-name="T572">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2">they </text:span>usually cover a whole volume at once. This is clearly not the right way to go. <text:span text:style-name="T573">Either, v</text:span>ersioning infrastructure should retain the state of file <text:span text:style-name="T573">and directory </text:span>structure after every significant change, <text:span text:style-name="T573">or a transaction be initiated and then committed for a whole set of files. Or both. </text:span></text:p>
      <text:p text:style-name="P306">Usable recovery scenario should be easily discoverable for any of mentioned <text:span text:style-name="T573">failure </text:span>scenarios. User should be able to <text:span text:style-name="T574">easily </text:span>recover from sets of changes made to sets of files, <text:span text:style-name="T574">assuming that those changes were somehow grouped, for example by a transaction </text:span><text:span text:style-name="T575">or a snapshot</text:span><text:span text:style-name="T574">. </text:span></text:p>
      <text:p text:style-name="P302"/>
      <text:h text:style-name="P355" text:outline-level="4"><text:bookmark-start text:name="__RefHeading___Toc12210_1922678716"/>Cryptographic filesystem <text:bookmark-end text:name="__RefHeading___Toc12210_1922678716"/></text:h>
      <text:p text:style-name="P308">is a filesystem that provides <text:span text:style-name="T800">at least </text:span>two attributes: confidentiality and authenticity. </text:p>
      <text:p text:style-name="P308">Confidentiality is a property that easily translates to filesystems. If a filesystem is encrypted, it <text:soft-page-break/>should not reveal any information about it's <text:span text:style-name="T576">directory</text:span> structure, <text:span text:style-name="T576">file </text:span>names, <text:span text:style-name="T576">file </text:span>sizes, content or usage quota until a valid password is provided. </text:p>
      <text:p text:style-name="P308">Authenticity is a property that guarantees that the files read now are same as the files <text:span text:style-name="T576">that were </text:span>written earlier. That is, a valid password must be provided before any <text:span text:style-name="T576">meaningful </text:span>changes can be made to the file structure. No file can be moved <text:span text:style-name="T576">or</text:span> truncated without a valid password. Random or malicious changes to files are not allowed to remain undetected. <text:span text:style-name="T576">Unauthorized changes must lead to errors to be reported. In such a situation, a read cannot just return garbage bytes. </text:span></text:p>
      <text:p text:style-name="P310">Permanent deletion is a property that guarantees that if a file was wiped, that is removed in a specific manner, its content or metadata cannot be meaningfully recovered anymore. <text:span text:style-name="T581">This feature is another area where modern filesystems are lacking. Modern filesystems depend on </text:span><text:span text:style-name="T582">a method of </text:span><text:span text:style-name="T581">overwriting entire files, sometimes more than once, to achieve an effective wipe. This is wrong on more than one count. Firstly, </text:span><text:span text:style-name="T582">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3">u</text:span><text:span text:style-name="T582">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2">permanent deletion </text:span>can be easily achieved through cascaded use of encryption keys. Overwriting just the key itself is sufficient to wipe any data that was ever related to a file, <text:span text:style-name="T583">which is both quick and reliable</text:span>. Note that there are experimental ways of recovering <text:span text:style-name="T583">overwritten </text:span>data using magnetic force m<text:span text:style-name="T580">i</text:span>croscopy, <text:span text:style-name="T583">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10"/>
      <text:h text:style-name="P354" text:outline-level="4"><text:bookmark-start text:name="__RefHeading___Toc12212_1922678716"/>Steganographic filesystem <text:bookmark-end text:name="__RefHeading___Toc12212_1922678716"/></text:h>
      <text:p text:style-name="P496">is a filesystem that provides <text:span text:style-name="T801">steganographic confidentiality. </text:span></text:p>
      <text:p text:style-name="P496"><text:span text:style-name="T801">A steganographic filesystem stores </text:span>more than one file structure using only one storage. Every file structure is encrypted with an independent valid password. <text:span text:style-name="T577">We can assume that passwords create a linear progression, meaning every password reveals those earlier ones. </text:span></text:p>
      <text:p text:style-name="P309">Steganographic confidentiality <text:span text:style-name="T577">(also called just steganography, </text:span><text:span text:style-name="T579">also called plausible deniability</text:span><text:span text:style-name="T577">) </text:span>is a property that if one valid password is revealed, it does not aid in discovery of any other valid password <text:span text:style-name="T577">further in the chain of passwords, n</text:span>or even <text:span text:style-name="T577">imply the </text:span>existence thereof. In other words, existence of <text:span text:style-name="T584">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78">even </text:span>their existence is a secret in it's own right. </text:p>
      <text:p text:style-name="P254">The only known example to me of such a filesystem is Rubberhose, created by Julian Assange et al <text:span text:style-name="T587">which </text:span>never gained traction, and I do not know <text:span text:style-name="T800">if</text:span> it was ever completed, <text:span text:style-name="T800">see</text:span><text:span text:style-name="T587"> </text:span><text:span text:style-name="T587"><text:bibliography-mark text:identifier="Dreyfus2000" text:bibliography-type="article" text:author="Suelette Dreyfus" text:title="The Idiot Savants’ Guide to Rubberhose" text:year="circa 2000">[Dreyfus2000]</text:bibliography-mark></text:span><text:span text:style-name="T587">. </text:span></text:p>
      <text:p text:style-name="P311">This feature is probably the most difficult in the entire project. Further ideas are needed. </text:p>
      <text:p text:style-name="Text_20_body"/>
      <text:h text:style-name="P354" text:outline-level="4"><text:bookmark-start text:name="__RefHeading___Toc12216_1922678716"/>Advanced filesystem <text:bookmark-end text:name="__RefHeading___Toc12216_1922678716"/></text:h>
      <text:p text:style-name="P257">is a filesystem with outstanding usability. Usability <text:span text:style-name="T595">can be essentially whatever else that was not covered in previous sections, and </text:span>can be meant <text:span text:style-name="T595">for example </text:span>as performance (<text:span text:style-name="T589">cloning files and directories</text:span>), as utilisation (lower disk usage), <text:span text:style-name="T595">and </text:span>as integration (speeding up <text:span text:style-name="T585">other </text:span>utilities). Let us briefly look at all these features. </text:p>
      <text:p text:style-name="P260">Cloning files <text:span text:style-name="T586">is also related to performance, and </text:span>is <text:span text:style-name="T586">currently </text:span>found only on Btrfs. <text:span text:style-name="T588">A long time ago, h</text:span>ard-links were invented as means of instantaneous forking of files. This however only <text:soft-page-break/>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text:span text:style-name="T588">single </text:span>file as atomic transactions. This operation is so beneficial that<text:span text:style-name="T593"> </text:span>Linux <text:span text:style-name="T593">has now </text:span><text:a xlink:type="simple" xlink:href="https://man7.org/linux/man-pages/man2/ioctl_ficlonerange.2.html" text:style-name="Internet_20_link" text:visited-style-name="Visited_20_Internet_20_Link">syscall</text:a><text:a xlink:type="simple" xlink:href="https://man7.org/linux/man-pages/man2/ioctl_ficlonerange.2.html" text:style-name="Internet_20_link" text:visited-style-name="Visited_20_Internet_20_Link"><text:span text:style-name="T593">s</text:span></text:a><text:a xlink:type="simple" xlink:href="https://man7.org/linux/man-pages/man2/ioctl_ficlonerange.2.html" text:style-name="Internet_20_link" text:visited-style-name="Visited_20_Internet_20_Link"> </text:a>for cloning files. </text:p>
      <text:p text:style-name="Text_20_body">Cloning directories is not found on any existing filesystem. Given a suitable <text:span text:style-name="T590">copy-on-write </text:span>architecture this <text:span text:style-name="T586">could</text:span> be achievable. <text:span text:style-name="T586">Further </text:span><text:span text:style-name="T596">ideas are needed. </text:span></text:p>
      <text:p text:style-name="P284">Disk utilisation can be increased through transparent compression. Compression can happen transparently, with the user only noticing that he can store files with more total size than hard-disk capacity. User <text:span text:style-name="T596">could be allowed to </text:span>explicitly disable compression on selected files, although the compressor should notice at some point that gain is negligible and stop trying <text:span text:style-name="T596">to compress incompressible files</text:span>. Btrfs <text:span text:style-name="T803">and ZFS both implement transparent compression, although it may be turned off by default. </text:span></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596">Integration of compression: c</text:span>ompressed representation of <text:span text:style-name="T596">a </text:span>file content can be directly accessible to compressing software making re-compression unnecessary. Current filesystems use compression only internally and do not expose encoded representation to user processes. When a<text:span text:style-name="T596">n</text:span> utility compresses a file, a compressed representation is read from disk, decompressed internally by the filesystem, only to be then handed over to the program that will re-compress it again, with perhaps <text:span text:style-name="T596">even </text:span>the same algorithm. It would be beneficial for the filesystem to just hand over compressed representation. This could make compression software significantly faster, making it only disk bound <text:span text:style-name="T596">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P497"><text:span text:style-name="T597">Serializability (backup)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597">and ZFS</text:span>. </text:p>
      <text:p text:style-name="P313"><text:span text:style-name="T592">Replication is a feature of multiple-device setups. In the past, cloning and stripping happened on block level using RAID </text:span><text:span text:style-name="T598">modes 1 and 0</text:span><text:span text:style-name="T592">. Today, modern filesystems like ZFS implement these on file level. This </text:span><text:span text:style-name="T487">means </text:span><text:span text:style-name="T598">that </text:span><text:span text:style-name="T487">small but important files can be cloned across devices </text:span><text:span text:style-name="T598">while </text:span><text:span text:style-name="T487">large </text:span><text:span text:style-name="T598">and </text:span><text:span text:style-name="T487">unimportant files can be striped across devices with no regard for backups, all happening within same filesystem. On RAID this would not be possible, </text:span><text:span text:style-name="T598">where either everything would be cloned or everything would be stripped</text:span><text:span text:style-name="T487">. Each file has a replication factor property that determines where it gets stored. There are also other issues with RAID that </text:span><text:span text:style-name="T487"><text:bibliography-mark text:identifier="ZFS" text:bibliography-type="www" text:author="Jeff Bonwick, Bill Moore" text:title="ZFS: The Last Word in File Systems">[ZFS]</text:bibliography-mark></text:span><text:span text:style-name="T487"><text:s/>explains, that are solvable when feature is implemented on filesystem </text:span><text:span text:style-name="T598">level </text:span><text:span text:style-name="T487">rather than block level. </text:span></text:p>
      <text:p text:style-name="P285">Tiering is a second feature of multiple-device setups, where some devices are much faster than others, <text:span text:style-name="T598">f</text:span>or example when a <text:span text:style-name="T489">filesystem</text:span> spans both SSDs and HDDs. <text:span text:style-name="T488">Some files get accessed much more frequently, or are more important to overall responsiveness, that they should be promoted to SSDs while other files get demoted and stored on slower </text:span><text:span text:style-name="T598">devices</text:span><text:span text:style-name="T488">. Even files in same directory could end up on different devices, which was not possible with RAID. Each file has a priority </text:span><text:soft-page-break/><text:span text:style-name="T488">property that determines where it gets stored. Thanks go to Bcachefs author for pointing out the difference between tiering and replication. </text:span></text:p>
      <text:p text:style-name="Text_20_body"/>
      <text:p text:style-name="Text_20_body"/>
      <text:h text:style-name="P338" text:outline-level="2"><text:bookmark-start text:name="__RefHeading___Toc3100_2139278338"/>Usage scenarios<text:bookmark-end text:name="__RefHeading___Toc3100_2139278338"/></text:h>
      <text:p text:style-name="P133">People <text:span text:style-name="T2">with different needs can </text:span><text:span text:style-name="T600">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54"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2">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2">the </text:span><text:span text:style-name="T3">entire </text:span><text:span text:style-name="T602">directory </text:span><text:span text:style-name="T3">was quickly recovered. </text:span></text:p>
      <text:p text:style-name="P135"/>
      <text:h text:style-name="P354" text:outline-level="4"><text:bookmark-start text:name="__RefHeading___Toc12218_1922678716"/>Human rights activist<text:bookmark-end text:name="__RefHeading___Toc12218_1922678716"/></text:h>
      <text:p text:style-name="P315"><text:span text:style-name="T602">He</text:span> works for a local newspaper. Country in which they operate is ruled by an oppressive government. <text:span text:style-name="T602">His </text:span>daily job activities revolve around gathering incoming reports and writing articles to be printed. <text:span text:style-name="T602">He </text:span>drives a lot around the country and encounters random checkpoints. <text:span text:style-name="T602">He </text:span>must protect <text:span text:style-name="T602">his </text:span>sources and cannot allow <text:span text:style-name="T602">his </text:span>notes to be seized by an opportunist militia soldier. If randomly searched, <text:span text:style-name="T602">his </text:span>laptop is encrypted and does not provide access to unauthorized persons. <text:span text:style-name="T602">He </text:span>refuses to decrypt it until a warrant is presented and <text:span text:style-name="T602">his </text:span>agency lawyer arrives. <text:span text:style-name="T602">He </text:span>is briefly questioned about <text:span text:style-name="T602">his </text:span>business and let go. After getting back home <text:span text:style-name="T602">he </text:span>gets detained by a security force and questioned about any involvement with anti-government organizations. <text:span text:style-name="T602">He </text:span>admits having no involvement. <text:span text:style-name="T602">He </text:span>is presented with a warrant to search <text:span text:style-name="T602">his </text:span>computers. <text:span text:style-name="T602">He </text:span>agrees to comply and provides a valid password that decrypts some documents on <text:span text:style-name="T602">his </text:span>laptop. To the auditors it is clear that the provided password is indeed valid and <text:span text:style-name="T602">he </text:span>complied with the order to decrypt <text:span text:style-name="T602">his </text:span>laptop. <text:span text:style-name="T602">His </text:span>laptop is thoroughly checked and only <text:span text:style-name="T602">innocent looking </text:span>agency documents are discovered. <text:span text:style-name="T602">His </text:span>interrogators do not stop accusing <text:span text:style-name="T602">him </text:span>of being a suspected member and keep searching <text:span text:style-name="T602">his </text:span>laptop for incriminating evidence. Indeed, <text:span text:style-name="T602">he </text:span>was regularly in contact with rebel forces and <text:span text:style-name="T602">his </text:span>laptop contains illegally obtained documents. If these documents were found, or even a hint of their existence was found, <text:span text:style-name="T602">he </text:span>would likely be taken to jail. Secret documents are kept on a separate file structure which is unlocked by a different password that <text:span text:style-name="T602">he </text:span>did not disclose or even mention. Filesystem itself does not reveal how many more file structures exist on the hard disk, if any. Ultimately, no evidence is found on <text:span text:style-name="T602">his </text:span>computer showing that <text:span text:style-name="T602">he </text:span>hides any documents and <text:span text:style-name="T602">he </text:span>is cleared of suspicion. </text:p>
      <text:p text:style-name="P316">Admittedly this usage scenario was more or less taken from Rubberhose documentation. </text:p>
      <text:p text:style-name="P136"/>
      <text:h text:style-name="P354"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4">pass-phrase</text:span> can be stored on a separate device like a pendrive, so even quick formatting is not needed. </text:p>
      <text:p text:style-name="P138"/>
      <text:h text:style-name="P354"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3">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3">a </text:span><text:span text:style-name="T5">copy operation. When he uses a standard command-line utility to obtain a checksum it gets results immediately from cache. </text:span></text:p>
      <text:p text:style-name="P140"/>
      <text:h text:style-name="P354"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04">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54"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33"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399">Conceptual Design</text:span><text:line-break/><text:span text:style-name="T10">Ideas and Observations</text:span><text:span text:style-name="T8"> for a versatile filesystem</text:span><text:bookmark-end text:name="__RefHeading___Toc3102_2139278338"/></text:h>
      <text:p text:style-name="P151"/>
      <text:h text:style-name="P337" text:outline-level="2"><text:bookmark-start text:name="__RefHeading___Toc2962_2139278338"/>Introduction<text:bookmark-end text:name="__RefHeading___Toc2962_2139278338"/></text:h>
      <text:p text:style-name="P300">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48">This paper does postulate </text:span>that radical new designs can be successful but <text:span text:style-name="T610">only </text:span>when used in new designs from scratch rather <text:span text:style-name="T548">than </text:span>when <text:span text:style-name="T605">incrementally </text:span>integrated into existing designs. </text:p>
      <text:p text:style-name="P132"/>
      <text:p text:style-name="P132"/>
      <text:h text:style-name="P339"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3">Only files are being described here for simplicity sake, but the argument is valid for directories </text:span><text:span text:style-name="T611">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1">s</text:span> far outweigh the disk seeking and transfer cost<text:span text:style-name="T611">s</text:span>, meaning that file operations are CPU <text:span text:style-name="T611">or memory </text:span>bound and not disk bound. On HDDs at least, the opposite is true. <text:span text:style-name="T611">Please note that this might not hold true for SSDs. This paper is concerned with HDDs and only those. </text:span></text:p>
      <text:p text:style-name="P41"/>
      <text:p text:style-name="P77">Instead <text:span text:style-name="T475">of pointer structure</text:span>, a complete inode, variable size <text:span text:style-name="T612">data </text:span>structure could contain all metadata associated with a file. In memory representation may remain <text:span text:style-name="T634">decomposed into a tree </text:span>but on disk format would be <text:span text:style-name="T634">a single continuous blob </text:span><text:span text:style-name="T635">holding entirety of information</text:span>. <text:span text:style-name="T636">Complete inodes are always loaded and stored in one sweep, </text:span><text:span text:style-name="T635">reallocated on every change</text:span><text:span text:style-name="T636">. </text:span><text:span text:style-name="T637">This unfortunately requires an adequate </text:span><text:span text:style-name="T635">extent </text:span><text:span text:style-name="T637">allocator and garbage collector, </text:span><text:span text:style-name="T638">because even large complete inodes always </text:span><text:span text:style-name="T639">must</text:span><text:span text:style-name="T638"> be able to allocate enough space</text:span><text:span text:style-name="T637">.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0">the </text:span><text:span text:style-name="T220">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38">Last</text:span><text:span text:style-name="T26"> </text:span><text:span text:style-name="T74">approach we shall call </text:span><text:span text:style-name="T149">the </text:span><text:span text:style-name="T220">block approach</text:span><text:span text:style-name="T230">, </text:span><text:span text:style-name="T237">and it is representative of Orlov allocator </text:span><text:span text:style-name="T238">in </text:span><text:span text:style-name="T237">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3">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4">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5">Experimentally, average seek times </text:span><text:span text:style-name="T612">and throughputs </text:span><text:span text:style-name="T465">measured on SAMSUNG HD154UI </text:span><text:span text:style-name="T601">(1.5 TB) </text:span>were <text:span text:style-name="T465">as follows. </text:span><text:span text:style-name="T612">Disk performance measuring c</text:span><text:span text:style-name="T465">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3982226260576">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3982226352464">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3982226354768">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3982226355712">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3982226357184">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08">7</text:span>.<text:span text:style-name="T608">57 ms</text:span></text:p>
          </table:table-cell>
          <table:table-cell table:style-name="Tabela2.A1" office:value-type="string">
            <text:p text:style-name="P147"/>
          </table:table-cell>
        </table:table-row>
        <table:table-row table:style-name="TableLine93982226358496">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3982226359680">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3982226356416">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3982226361872">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3982226363024">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3982226364256">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3982226365488">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3982226366720">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3982226186560">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3982226187920">
          <table:table-cell table:style-name="Tabela2.A1" office:value-type="string">
            <text:p text:style-name="P147"/>
          </table:table-cell>
          <table:table-cell table:style-name="Tabela2.A1" office:value-type="string">
            <text:p text:style-name="P317">1 MB</text:p>
          </table:table-cell>
          <table:table-cell table:style-name="Tabela2.A1" office:value-type="string">
            <text:p text:style-name="P317">24.92 MB/s</text:p>
          </table:table-cell>
          <table:table-cell table:style-name="Tabela2.A1" office:value-type="string">
            <text:p text:style-name="P318">101.41<text:span text:style-name="T609"> MB/s</text:span></text:p>
          </table:table-cell>
          <table:table-cell table:style-name="Tabela2.A1" office:value-type="string">
            <text:p text:style-name="P147"/>
          </table:table-cell>
        </table:table-row>
        <table:table-row table:style-name="TableLine93982226157824">
          <table:table-cell table:style-name="Tabela2.A1" office:value-type="string">
            <text:p text:style-name="P147"/>
          </table:table-cell>
          <table:table-cell table:style-name="Tabela2.A1" office:value-type="string">
            <text:p text:style-name="P317">2 MB</text:p>
          </table:table-cell>
          <table:table-cell table:style-name="Tabela2.A1" office:value-type="string">
            <text:p text:style-name="P317">27.79 MB/s</text:p>
          </table:table-cell>
          <table:table-cell table:style-name="Tabela2.A1" office:value-type="string">
            <text:p text:style-name="P318">102.51<text:span text:style-name="T609"> MB/s</text:span></text:p>
          </table:table-cell>
          <table:table-cell table:style-name="Tabela2.A1" office:value-type="string">
            <text:p text:style-name="P147"/>
          </table:table-cell>
        </table:table-row>
        <table:table-row table:style-name="TableLine93982225891264">
          <table:table-cell table:style-name="Tabela2.A1" office:value-type="string">
            <text:p text:style-name="P147"/>
          </table:table-cell>
          <table:table-cell table:style-name="Tabela2.A1" office:value-type="string">
            <text:p text:style-name="P317">4 MB</text:p>
          </table:table-cell>
          <table:table-cell table:style-name="Tabela2.A1" office:value-type="string">
            <text:p text:style-name="P317">43.98 MB/s</text:p>
          </table:table-cell>
          <table:table-cell table:style-name="Tabela2.A1" office:value-type="string">
            <text:p text:style-name="P318">95.53<text:span text:style-name="T609"> MB/s</text:span></text:p>
          </table:table-cell>
          <table:table-cell table:style-name="Tabela2.A1" office:value-type="string">
            <text:p text:style-name="P147"/>
          </table:table-cell>
        </table:table-row>
        <table:table-row table:style-name="TableLine93982225959648">
          <table:table-cell table:style-name="Tabela2.A1" office:value-type="string">
            <text:p text:style-name="P147"/>
          </table:table-cell>
          <table:table-cell table:style-name="Tabela2.A1" office:value-type="string">
            <text:p text:style-name="P317">8 MB</text:p>
          </table:table-cell>
          <table:table-cell table:style-name="Tabela2.A1" office:value-type="string">
            <text:p text:style-name="P317">56.98 MB/s</text:p>
          </table:table-cell>
          <table:table-cell table:style-name="Tabela2.A1" office:value-type="string">
            <text:p text:style-name="P318">98.13<text:span text:style-name="T609"> MB/s</text:span></text:p>
          </table:table-cell>
          <table:table-cell table:style-name="Tabela2.A1" office:value-type="string">
            <text:p text:style-name="P147"/>
          </table:table-cell>
        </table:table-row>
        <table:table-row table:style-name="TableLine93982225966768">
          <table:table-cell table:style-name="Tabela2.A1" office:value-type="string">
            <text:p text:style-name="P147"/>
          </table:table-cell>
          <table:table-cell table:style-name="Tabela2.A1" office:value-type="string">
            <text:p text:style-name="P317">16 MB</text:p>
          </table:table-cell>
          <table:table-cell table:style-name="Tabela2.A1" office:value-type="string">
            <text:p text:style-name="P317">64.96 MB/s</text:p>
          </table:table-cell>
          <table:table-cell table:style-name="Tabela2.A1" office:value-type="string">
            <text:p text:style-name="P318">93.92<text:span text:style-name="T609"> MB/s</text:span></text:p>
          </table:table-cell>
          <table:table-cell table:style-name="Tabela2.A1" office:value-type="string">
            <text:p text:style-name="P147"/>
          </table:table-cell>
        </table:table-row>
        <table:table-row table:style-name="TableLine93982225983296">
          <table:table-cell table:style-name="Tabela2.A1" office:value-type="string">
            <text:p text:style-name="P147"/>
          </table:table-cell>
          <table:table-cell table:style-name="Tabela2.A1" office:value-type="string">
            <text:p text:style-name="P317">32 MB</text:p>
          </table:table-cell>
          <table:table-cell table:style-name="Tabela2.A1" office:value-type="string">
            <text:p text:style-name="P317">67.09 MB/s</text:p>
          </table:table-cell>
          <table:table-cell table:style-name="Tabela2.A1" office:value-type="string">
            <text:p text:style-name="P318">99.17<text:span text:style-name="T609"> MB/s</text:span></text:p>
          </table:table-cell>
          <table:table-cell table:style-name="Tabela2.A1" office:value-type="string">
            <text:p text:style-name="P147"/>
          </table:table-cell>
        </table:table-row>
        <table:table-row table:style-name="TableLine93982225986016">
          <table:table-cell table:style-name="Tabela2.A1" office:value-type="string">
            <text:p text:style-name="P147"/>
          </table:table-cell>
          <table:table-cell table:style-name="Tabela2.A1" office:value-type="string">
            <text:p text:style-name="P289">64 MB</text:p>
          </table:table-cell>
          <table:table-cell table:style-name="Tabela2.A1" office:value-type="string">
            <text:p text:style-name="P289">78.04 MB/s</text:p>
          </table:table-cell>
          <table:table-cell table:style-name="Tabela2.A1" office:value-type="string">
            <text:p text:style-name="P318">98.40<text:span text:style-name="T609"> MB/s</text:span></text:p>
          </table:table-cell>
          <table:table-cell table:style-name="Tabela2.A1" office:value-type="string">
            <text:p text:style-name="P147"/>
          </table:table-cell>
        </table:table-row>
        <table:table-row table:style-name="TableLine93982225992464">
          <table:table-cell table:style-name="Tabela2.A1" office:value-type="string">
            <text:p text:style-name="P147"/>
          </table:table-cell>
          <table:table-cell table:style-name="Tabela2.A1" office:value-type="string">
            <text:p text:style-name="P317">128 MB</text:p>
          </table:table-cell>
          <table:table-cell table:style-name="Tabela2.A1" office:value-type="string">
            <text:p text:style-name="P317">66.75 MB/s</text:p>
          </table:table-cell>
          <table:table-cell table:style-name="Tabela2.A1" office:value-type="string">
            <text:p text:style-name="P318">100.35<text:span text:style-name="T609"> MB/s</text:span></text:p>
          </table:table-cell>
          <table:table-cell table:style-name="Tabela2.A1" office:value-type="string">
            <text:p text:style-name="P147"/>
          </table:table-cell>
        </table:table-row>
        <table:table-row table:style-name="TableLine93982226003568">
          <table:table-cell table:style-name="Tabela2.A1" office:value-type="string">
            <text:p text:style-name="P147"/>
          </table:table-cell>
          <table:table-cell table:style-name="Tabela2.A1" office:value-type="string">
            <text:p text:style-name="P317">256 MB</text:p>
          </table:table-cell>
          <table:table-cell table:style-name="Tabela2.A1" office:value-type="string">
            <text:p text:style-name="P317">88.24 MB/s</text:p>
          </table:table-cell>
          <table:table-cell table:style-name="Tabela2.A1" office:value-type="string">
            <text:p text:style-name="P318">100.73<text:span text:style-name="T609"> MB/s</text:span></text:p>
          </table:table-cell>
          <table:table-cell table:style-name="Tabela2.A1" office:value-type="string">
            <text:p text:style-name="P147"/>
          </table:table-cell>
        </table:table-row>
      </table:table>
      <text:p text:style-name="P29"/>
      <text:p text:style-name="P30">Above seek times are averages <text:span text:style-name="T612">either </text:span><text:span text:style-name="T466">over </text:span><text:span text:style-name="T612">5 seconds or </text:span><text:span text:style-name="T466">100 samples</text:span>. <text:span text:style-name="T357">Formulas used for comparison between block and extent approach can be updated with any seek time from table </text:span><text:soft-page-break/><text:span text:style-name="T357">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3">S</text:span>imulation <text:span text:style-name="T323">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8">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4">There are </text:span><text:span text:style-name="T613">unrealistic </text:span>cases where extent approach loses <text:span text:style-name="T324">to block approach </text:span>in comparison. Total times <text:span text:style-name="T324">are </text:span>compared through an inequality. <text:span text:style-name="T324">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1">Results are easily explainable. When individual blocks are stored, time is gained on updates but then more time is lost to seeking when blocks are read during next cycle. In case of R</text:span><text:span text:style-name="T469">b</text:span><text:span text:style-name="T380"> we have </text:span><text:span text:style-name="T381">smaller </text:span><text:span text:style-name="T380">arguments going into a </text:span><text:span text:style-name="T381">faster </text:span><text:span text:style-name="T380">growing function. </text:span>Plot show<text:span text:style-name="T467">s</text:span> total time of <text:span text:style-name="T504">the </text:span>extent approach (<text:span text:style-name="T502">lower</text:span>) and block approach (<text:span text:style-name="T502">upper</text:span>) for least and most accessed <text:span text:style-name="T322">files (N)</text:span>, <text:span text:style-name="T319">and least and most sizable</text:span> files <text:span text:style-name="T322">(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5">can</text:span> be accessed <text:span text:style-name="T468">in each cycle for the block approach to have advantage. Asymptotically, for largest files </text:span>less than 1 in <text:span text:style-name="T614">103 </text:span>blocks <text:span text:style-name="T219">could be accessed. For smallest files the limit is 2 blocks. Is this really the kind of workload we are aiming to support? Remember that 1 GB file would require at least 512 metadata blocks. </text:span><text:span text:style-name="T367">It is </text:span><text:span text:style-name="T378">also </text:span><text:span text:style-name="T367">important to notice that </text:span><text:span text:style-name="T368">certain operations </text:span><text:span text:style-name="T369">such as </text:span><text:span text:style-name="T370">adding, </text:span><text:span text:style-name="T369">copying, </text:span><text:span text:style-name="T370">moving, </text:span><text:span text:style-name="T372">deleting </text:span><text:span text:style-name="T369">file</text:span><text:span text:style-name="T367">s, </text:span><text:span text:style-name="T371">reading </text:span><text:span text:style-name="T377">and </text:span><text:span text:style-name="T373">writing</text:span><text:span text:style-name="T371"> </text:span><text:span text:style-name="T379">files </text:span><text:span text:style-name="T371">entirely</text:span><text:span text:style-name="T369">, </text:span><text:span text:style-name="T371">and </text:span><text:span text:style-name="T369">browsing director</text:span><text:span text:style-name="T367">ies</text:span><text:span text:style-name="T369"> </text:span><text:span text:style-name="T368">necessarily </text:span><text:span text:style-name="T374">require</text:span><text:span text:style-name="T375">s</text:span><text:span text:style-name="T374"> all metadata to be read. </text:span><text:span text:style-name="T376">This was also noted in </text:span><text:span text:style-name="T37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6">. </text:span><text:span text:style-name="T378">In those cases, the extent approach is a clear winner. </text:span></text:p>
      <text:p text:style-name="P281"/>
      <text:p text:style-name="P24">Finally it should be admitted that model above assumes <text:span text:style-name="T47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0">However, concurrent random disk operations will never be faster than one sequential disk operation. </text:span><text:bookmark-end text:name="__DdeLink__4105_1454263879"/><text:span text:style-name="T470">That is simply the obtainable minimum. Thirdly, hardware trends suggest that delays and throughputs of HDDs will become more asymmetric in the future </text:span><text:span text:style-name="T470"><text:bibliography-mark text:identifier="Patterson" text:bibliography-type="article" text:author="David A. Patterson, Kimberly K. Keeton" text:title="Hardware Technology Trends and Database Opportunities">[Patterson]</text:bibliography-mark></text:span><text:span text:style-name="T470">, benefiting the extent approach. </text:span></text:p>
      <text:p text:style-name="P4"/>
      <text:p text:style-name="P4"/>
      <text:h text:style-name="P339"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5">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195"><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5">There is no reasonable expectation for </text:span><text:span text:style-name="T615">neither desktops nor </text:span><text:span text:style-name="T601">server</text:span><text:span text:style-name="T505">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3"> two</text:span> approaches <text:span text:style-name="T382">described below</text:span>, <text:span text:style-name="T406">in the context of </text:span>how many entries we expect to hold <text:span text:style-name="T616">and process</text:span>. <text:span text:style-name="T359">As </text:span><text:span text:style-name="T616">in the previous chapter</text:span><text:span text:style-name="T359">, we assume hard disks can sustain ~</text:span><text:span text:style-name="T616">78.04</text:span><text:span text:style-name="T359"> MB/s throughput and ~</text:span><text:span text:style-name="T616">5.13</text:span><text:span text:style-name="T359"> ms seek time on average across </text:span><text:span text:style-name="T616">64 MB </text:span><text:span text:style-name="T359">disk </text:span><text:span text:style-name="T616">area. </text:span></text:p>
      <text:p text:style-name="P9"/>
      <text:p text:style-name="Text_20_body"><text:span text:style-name="T424">First approach, entire dictionary is stored </text:span><text:span text:style-name="T42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7">If </text:span><text:span text:style-name="T425">varint encoding was employed, </text:span><text:span text:style-name="T427">the amount to be written on each cycle and super-cycle would be much less, this </text:span><text:soft-page-break/><text:span text:style-name="T427">underestimation benefits the B-tree approach.</text:span><text:span text:style-name="T425"> This amount of keys should be enough to store 200’000 files. </text:span><text:span text:style-name="T427">Furthermore, i</text:span><text:span text:style-name="T425">nstead of storing entire dictionary during each checkpoint, small changesets (diffs) are stored to disk every </text:span><text:span text:style-name="T427">five </text:span><text:span text:style-name="T425">seconds </text:span><text:span text:style-name="T427">(a checkpoint) </text:span><text:span text:style-name="T425">and entire dictionary gets stored only every </text:span><text:span text:style-name="T427">five </text:span><text:span text:style-name="T425">minutes </text:span><text:span text:style-name="T427">(a super-cycle)</text:span><text:span text:style-name="T425">.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7">A</text:span><text:span text:style-name="T425">bove that mounting from interrupted state happens so rarely that it does not really matter </text:span><text:span text:style-name="T427">anyway</text:span><text:span text:style-name="T425">. Entire dictionary </text:span><text:span text:style-name="T408">remains in memory entire time </text:span><text:span text:style-name="T425">so all key lookups are diskless, and </text:span><text:span text:style-name="T426">key updates </text:span><text:span text:style-name="T425">are </text:span><text:span text:style-name="T426">effectuated </text:span><text:span text:style-name="T425">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0">6 </text:span>entries<text:span text:style-name="T364">, </text:span><text:span text:style-name="T120">2 seeks give 3.2x10</text:span><text:span text:style-name="T361">9</text:span><text:span text:style-name="T365"> entries, 3 seeks gives </text:span><text:span text:style-name="T366">4.7x</text:span><text:span text:style-name="T365">10</text:span><text:span text:style-name="T361">1</text:span><text:span text:style-name="T362">2</text:span><text:span text:style-name="T365"> entries, 4 seeks gives </text:span><text:span text:style-name="T366">7</text:span><text:span text:style-name="T365">x10</text:span><text:span text:style-name="T361">1</text:span><text:span text:style-name="T362">5</text:span><text:span text:style-name="T365"> entries, and so on. </text:span></text:p>
      <text:p text:style-name="P185"/>
      <text:p text:style-name="P319">Dictionary <text:span text:style-name="T428">approach is </text:span><text:span text:style-name="T429">shown to be </text:span><text:span text:style-name="T428">better </text:span><text:span text:style-name="T430">in </text:span><text:span text:style-name="T431">every </text:span><text:span text:style-name="T432">practical </text:span><text:span text:style-name="T431">usage scenario </text:span><text:span text:style-name="T429">by </text:span>considering total time spent on all query/update operations over a longer time period <text:span text:style-name="T616">(a super-cycle)</text:span>. Both representations are presumed to exist before<text:span text:style-name="T506"> </text:span>experiment. Some 60 <text:span text:style-name="T616">checkpoints </text:span><text:span text:style-name="T507">are</text:span> considered, during which N entries are either queried or updated. This comes from an assumption that after each 5 <text:span text:style-name="T616">seconds </text:span>changes are pushed to disk, and in case of the dictionary every 5 mins entire blob is pushed instead of a diff. B-tree nodes are 64 KB in size, and dictionary <text:span text:style-name="T507">diffs</text:span> contain 24 bytes per item. </text:p>
      <text:p text:style-name="P184"/>
      <text:p text:style-name="P194"><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87"><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199"><text:span text:style-name="T323">S</text:span>imulation <text:span text:style-name="T323">of entire super-cycle is based on only one variable</text:span>, N is number of <text:span text:style-name="T472">entries accessed </text:span>in each cycle, <text:span text:style-name="T218">60</text:span> is number of cycles, <text:span text:style-name="T476">and 1M is total entries</text:span>. <text:span text:style-name="T318">Therefore total access time is </text:span><text:span text:style-name="T617">(</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198"><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196"><text:span text:style-name="T324">There are </text:span>cases where <text:span text:style-name="T473">dictionary</text:span> approach loses <text:span text:style-name="T324">to B-tree approach </text:span>in comparison. Total times <text:span text:style-name="T324">are </text:span>compared through an inequality. </text:p>
      <text:p text:style-name="P197"><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83"/>
      <text:p text:style-name="P188"><text:soft-page-break/><text:span text:style-name="T621">Results show that B-tree has advantage only if we access less than </text:span><text:span text:style-name="T617">1.6</text:span><text:span text:style-name="T621"> keys per </text:span><text:span text:style-name="T617">five second checkpoint </text:span><text:span text:style-name="T621">which is </text:span><text:span text:style-name="T617">0.33</text:span><text:span text:style-name="T621"> keys per second. This kind of workload seems </text:span><text:span text:style-name="T617">totally </text:span><text:span text:style-name="T621">unrealistic </text:span><text:span text:style-name="T617">and useless. O</text:span><text:span text:style-name="T621">ne would think that if we expect to keep billions of entries then we would also expect to keep processing them a lot. </text:span></text:p>
      <text:p text:style-name="P186"/>
      <text:p text:style-name="P32">This entire argument is basically the same as for complete inodes. <text:span text:style-name="T617">This includes the fact that SSDs performance characteristics are not being considered. </text:span></text:p>
      <text:p text:style-name="P31"/>
      <text:p text:style-name="P33">Also it is important to note that the two approaches are not <text:span text:style-name="T633">incompatible</text:span>. When <text:span text:style-name="T633">an </text:span>entire dictionary grows over <text:span text:style-name="T617">some</text:span> threshold then entries can be easily migrated into a B-tree, and when <text:span text:style-name="T633">a </text:span><text:span text:style-name="T617">B-</text:span>tree becomes sparse then entries <text:span text:style-name="T617">could </text:span>be easily migrated to a<text:span text:style-name="T617">n</text:span> <text:span text:style-name="T617">entire </text:span>dictionary. Filesystem <text:span text:style-name="T617">could </text:span>switch between these two representations back and forth over time. </text:p>
      <text:p text:style-name="P14"/>
      <text:p text:style-name="P14"/>
      <text:h text:style-name="P349" text:outline-level="3"><text:bookmark-start text:name="__RefHeading___Toc4960_1322332396"/>Block allocation is not efficient. <text:bookmark-end text:name="__RefHeading___Toc4960_1322332396"/></text:h>
      <text:p text:style-name="P189">Since the times of Fast File System and <text:span text:style-name="T479">ending at Ext4</text:span>, disk space was divided into <text:span text:style-name="T512">fixed sized </text:span>blocks but grouped into clusters. <text:span text:style-name="T393">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3"><text:bibliography-mark text:identifier="Ruemmler94" text:bibliography-type="article" text:author="Chris Ruemmler, John Wilkes" text:title="An introduction to disk drive" text:year="1994">[Ruemmler94]</text:bibliography-mark></text:span><text:span text:style-name="T39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3"><text:bibliography-mark text:identifier="Aneesh08" text:bibliography-type="article" text:author="Aneesh Kumar, Mingming Cao, et al" text:title="Ext4 block and inode allocator improvements" text:year="2008">[Aneesh08]</text:bibliography-mark></text:span><text:span text:style-name="T393">. </text:span></text:p>
      <text:p text:style-name="P190"><text:span text:style-name="T393">XFS documentation </text:span><text:span text:style-name="T39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3"><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190"/>
      <text:p text:style-name="P19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92"/>
      <text:p text:style-name="P193">Segmented log-structure as described <text:span text:style-name="T480">here </text:span>aims to achieve the best of both worlds, <text:span text:style-name="T481">to support large allocations and avoid large relocations during garbage collection</text:span>. <text:span text:style-name="T395">Entire disk gets partitioned into segments, which are later used to satisfy extent allocations. Segment size should be </text:span><text:span text:style-name="T619">chosen experimentally but probably 16 MB or 64 MB. </text:span></text:p>
      <text:p text:style-name="P257"><draw:frame draw:style-name="fr7" draw:name="Obraz3" text:anchor-type="paragraph" svg:width="12.719cm" svg:height="1.499cm" draw:z-index="21"><draw:image xlink:href="../segmentedlog.png" xlink:type="simple" xlink:show="embed" xlink:actuate="onLoad" draw:mime-type="image/png"/></draw:frame></text:p>
      <text:p text:style-name="P263">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2">This approach maintains as many entirely free segments as possible. </text:span>If that is not doable, the batch is decomposed and each extent is allocated individually. If needed, the reserved space can be used for that purpose. <text:span text:style-name="T622">If a file gets preallocated a lot of space at once, then all but the tail are given entire segments. The tail can be allocated on a partially occupied segment if possible. </text:span><text:span text:style-name="T623">All extents </text:span><text:soft-page-break/><text:span text:style-name="T623">and segments should be either 512 </text:span><text:span text:style-name="T625">byte </text:span><text:span text:style-name="T623">sector or 4096 </text:span><text:span text:style-name="T625">byte </text:span><text:span text:style-name="T623">block aligned for performance and safety </text:span><text:span text:style-name="T625">reasons. </text:span></text:p>
      <text:p text:style-name="P263"/>
      <text:p text:style-name="P264"><text:span text:style-name="T627">In the background, t</text:span>here are <text:span text:style-name="T626">4 processes that can happen at the same time: </text:span>Firstly, files can be defragmented by moving all data to <text:span text:style-name="T628">(1) entirely empty segments, for the multiple of a segment size amount of data and </text:span><text:span text:style-name="T629">to </text:span><text:span text:style-name="T628">(2) </text:span><text:span text:style-name="T629">a partially empty segment, for the tail and metadata. </text:span>Secondly, free space can be defragmented by moving <text:span text:style-name="T630">existing extents </text:span>away from segments that have most count of empty extents in them. <text:span text:style-name="T626">Thirdly, c</text:span>ompression can be applied to data that was initially written without <text:span text:style-name="T631">or with a lesser </text:span>compression <text:span text:style-name="T631">method</text:span>. <text:span text:style-name="T626">Fourthly, s</text:span>crubbing can be applied to both data and metadata checksums. If a soft error is detected, the available <text:span text:style-name="T631">good </text:span><text:span text:style-name="T624">replicas are copied over and wrong data gets deallocated. If a hard error is detected, then wrong data gets deallocated and a warning message gets displayed.</text:span></text:p>
      <text:p text:style-name="P261"/>
      <text:p text:style-name="P262">Same as in previous chapters, SSD performance characteristics are not considered. </text:p>
      <text:p text:style-name="P262"/>
      <text:p text:style-name="P265">Admittedly, this chapter has no proofs about its performance. It requires further study. <text:span text:style-name="T632">Lacking any theoretical arguments, one could implement the filesystem and then simulate identical workload on several filesystems and measure comparative performance. Something to maybe look forward to. </text:span></text:p>
      <text:p text:style-name="P257"/>
      <text:p text:style-name="P257"/>
      <text:h text:style-name="P340" text:outline-level="3"><text:bookmark-start text:name="__RefHeading___Toc4248_1811106159"/><text:span text:style-name="T508">F</text:span>sync is not efficient <text:span text:style-name="T499">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91"><text:span text:style-name="T408">This approach has been the expected way of achieving atomic changes to files and caused a lot of pain </text:span><text:span text:style-name="T436">and confusion </text:span><text:span text:style-name="T408">when </text:span><text:span text:style-name="T435">developers </text:span><text:span text:style-name="T408">were depending on different guarantees than </text:span><text:span text:style-name="T436">those of POSIX</text:span><text:span text:style-name="T408">. </text:span><text:span text:style-name="T409">For example, Ext3 implemented fsync in a way that flushed all files to disk and not just the file of interest which caused </text:span><text:span text:style-name="T437">fsync </text:span><text:span text:style-name="T409">to be </text:span><text:span text:style-name="T437">much </text:span><text:span text:style-name="T409">slower than </text:span><text:span text:style-name="T437">necessary</text:span><text:span text:style-name="T409">. At same time, Ext3 implemented non-POSIX behavior of persisting data blocks before </text:span><text:span text:style-name="T438">persisting </text:span><text:span text:style-name="T409">related metadata which made rename safe even without fsync. These two facts made fsync both slow and useless. As a result fsync was no longer needed for correctness and so </text:span><text:span text:style-name="T439">developers</text:span><text:span text:style-name="T409"> </text:span><text:span text:style-name="T439">stopped using it</text:span><text:span text:style-name="T409">. Later, ordering behavior was disabled </text:span><text:span text:style-name="T439">in Ext3 </text:span><text:span text:style-name="T409">to increase performance, and </text:span><text:span text:style-name="T439">some applications </text:span><text:span text:style-name="T409">started corrupting files. This story has been described in LWN post </text:span><text:a xlink:type="simple" xlink:href="https://lwn.net/Articles/351422/" text:style-name="Internet_20_link" text:visited-style-name="Visited_20_Internet_20_Link"><text:span text:style-name="T409">POSIX vs Reality</text:span></text:a><text:span text:style-name="T409">. </text:span></text:p>
      <text:p text:style-name="P292"><text:span text:style-name="T409">O</text:span><text:span text:style-name="T408">n side note, </text:span><text:span text:style-name="T409">heavy reliance on fsync led to a famous major </text:span><text:a xlink:type="simple" xlink:href="https://bugzilla.mozilla.org/show_bug.cgi?id=421482" text:style-name="Internet_20_link" text:visited-style-name="Visited_20_Internet_20_Link"><text:span text:style-name="T409">performance bug</text:span></text:a><text:span text:style-name="T409"> in Firefox. </text:span><text:span text:style-name="T440">This has lead developers to a twisted </text:span><text:span text:style-name="T441">dilemma</text:span><text:span text:style-name="T440">, give up on correctness (on </text:span><text:span text:style-name="T442">power-down</text:span><text:span text:style-name="T440">) or give up on performance. </text:span></text:p>
      <text:p text:style-name="P120"><text:span text:style-name="T239">Some filesystems possess this </text:span><text:span text:style-name="T298">behavior</text:span><text:span text:style-name="T239"> (data gets persisted before metadata) but since this is not mandated by POSIX, developers should be very careful and not depend on this </text:span><text:span text:style-name="T299">behavior.</text:span><text:span text:style-name="T239"> </text:span><text:span text:style-name="T296">Refer to </text:span><text:span text:style-name="T296"><text:bibliography-mark text:identifier="Pillai13" text:bibliography-type="article" text:author="Thanumalayan Sankaranarayana Pillai, et al" text:title="Towards Efficient, Portable Application-Level Consistency" text:year="2013">[Pillai13]</text:bibliography-mark></text:span><text:span text:style-name="T296"><text:s/>for </text:span><text:span text:style-name="T240">modern filesystem semantics that are common but not </text:span><text:span text:style-name="T244">part of POSIX </text:span><text:span text:style-name="T240">standard</text:span><text:span text:style-name="T244">. </text:span><text:span text:style-name="T241">Notice that all behaviors they describe are met by a filesystem where all operations are </text:span><text:span text:style-name="T242">both </text:span><text:span text:style-name="T241">atomic and ordered, </text:span><text:span text:style-name="T244">as proposed below</text:span><text:span text:style-name="T241">. </text:span><text:span text:style-name="T244">Also </text:span><text:span text:style-name="T297">the </text:span><text:span text:style-name="T244">article shows bugs found in LevelDB, a predecessor to SQLite, that corrupted files because the same </text:span><text:span text:style-name="T297">ordering </text:span><text:span text:style-name="T244">behavior was assumed but never verified. Both SQLite and LevelDB would be safe on a filesystem where all operations are atomic and ordered. How such a filesystem could be constructed is </text:span><text:span text:style-name="T245">described below. </text:span></text:p>
      <text:p text:style-name="P73"/>
      <text:p text:style-name="P79"><text:soft-page-break/>Whatever filesystems <text:span text:style-name="T524">of the future will employ to ensure consistency after power-down, it will have to both provide correctness and performance to applications, and be compatible with code using (or overusing) fsync. History shows that developers are not kee</text:span><text:span text:style-name="T640">n</text:span><text:span text:style-name="T524">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6">is described </text:span>a <text:span text:style-name="T525">proposed solution, </text:span>that <text:span text:style-name="T326">keeps </text:span>files correct <text:span text:style-name="T525">even when applications do not use fsync, and where performance is close to not using disk syncs at all. </text:span></text:p>
      <text:p text:style-name="P293"><text:span text:style-name="T408">Consider a filesystem where all operations are both atomic and ordered, </text:span><text:span text:style-name="T443">that is with respect to </text:span><text:span text:style-name="T445">all </text:span><text:span text:style-name="T443">other operations, and </text:span><text:span text:style-name="T410">fsync </text:span><text:span text:style-name="T443">is </text:span><text:span text:style-name="T410">no-op. </text:span><text:span text:style-name="T443">Both applications using and skipping fsync keep files consistent. </text:span><text:span text:style-name="T410">This is due to the fact that application developers usually use fsync not to persist data immediately but to persist data before metadata, </text:span><text:span text:style-name="T443">or more </text:span><text:span text:style-name="T444">precisely </text:span><text:span text:style-name="T443">to make rename atomic </text:span><text:span text:style-name="T457">and ordered </text:span><text:span text:style-name="T443">with respect to </text:span><text:span text:style-name="T445">all </text:span><text:span text:style-name="T443">previous operations. </text:span></text:p>
      <text:p text:style-name="P293"><text:span text:style-name="T446">Interestingly, </text:span><text:span text:style-name="T410">Linux man page define</text:span><text:span text:style-name="T450">s</text:span><text:span text:style-name="T410"> fsync as</text:span><text:span text:style-name="T448"> </text:span><text:span text:style-name="T450">the </text:span><text:span text:style-name="T448">method to </text:span><text:span text:style-name="T410">persist data immediately but surprisingly this is not </text:span><text:span text:style-name="T448">a strict requirement but </text:span><text:span text:style-name="T410">rather </text:span><text:span text:style-name="T452">a </text:span><text:span text:style-name="T410">mainstream interpretation. </text:span><text:span text:style-name="T447">Man page </text:span><text:span text:style-name="T410">first </text:span><text:span text:style-name="T448">says that </text:span><text:span text:style-name="T410">fsync </text:span><text:span text:style-name="T448">should flush </text:span><text:span text:style-name="T410">buffers to </text:span><text:span text:style-name="T447">the </text:span><text:span text:style-name="T410">device, but then </text:span><text:span text:style-name="T452">it </text:span><text:span text:style-name="T410">explains in the notes, and explicitly, that if filesystem can guarantee safety in </text:span><text:span text:style-name="T449">some </text:span><text:span text:style-name="T450">other </text:span><text:span text:style-name="T410">way, </text:span><text:span text:style-name="T451">other than flush</text:span><text:span text:style-name="T452">ing</text:span><text:span text:style-name="T451"> buffers,</text:span><text:span text:style-name="T410"> then that </text:span><text:span text:style-name="T451">is </text:span><text:span text:style-name="T410">also </text:span><text:span text:style-name="T451">an acceptable </text:span><text:span text:style-name="T410">implementation. Excerpt from </text:span><text:a xlink:type="simple" xlink:href="http://pubs.opengroup.org/onlinepubs/9699919799/functions/fsync.html" text:style-name="Internet_20_link" text:visited-style-name="Visited_20_Internet_20_Link"><text:span text:style-name="T458">POSIX documentation</text:span></text:a><text:span text:style-name="T410">: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8">explicitly intended that a null implementation is permitted</text:span>. This could be valid in the case where the system cannot assure non-volatile storage under any circumstances or <text:span text:style-name="T338">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1">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20">themselves things got broken. System was no longer in a position to tell which blocks were already persisted on the platter and which were still pending. Immediate solution was to implement </text:span><text:span text:style-name="T222">flushing buffers </text:span><text:span text:style-name="T248">th</text:span><text:span text:style-name="T253">r</text:span><text:span text:style-name="T248">ough so called </text:span><text:span text:style-name="T222">queue draining</text:span><text:span text:style-name="T247">. System </text:span><text:span text:style-name="T248">withh</text:span><text:span text:style-name="T254">eld</text:span><text:span text:style-name="T248"> </text:span><text:span text:style-name="T247">all future writes until disk reported that </text:span><text:span text:style-name="T255">all outstanding writes completed, that </text:span><text:span text:style-name="T272">write </text:span><text:span text:style-name="T247">queue was empty. </text:span><text:span text:style-name="T249">When flushing buffers occurred quite often </text:span><text:span text:style-name="T247">this approach basically defeated the purpose of installing buffers in </text:span><text:span text:style-name="T269">hard </text:span><text:span text:style-name="T247">disks </text:span><text:span text:style-name="T249">in the first place. </text:span></text:p>
      <text:p text:style-name="P1"><text:span text:style-name="T256">L</text:span><text:span text:style-name="T250">ater, another major overhaul of disks </text:span><text:span text:style-name="T270">took place</text:span><text:span text:style-name="T250">. Up to this moment systems </text:span><text:span text:style-name="T273">have </text:span><text:span text:style-name="T250">reordered requests </text:span><text:span text:style-name="T251">themselves</text:span><text:span text:style-name="T250">. </text:span><text:span text:style-name="T300">System </text:span><text:span text:style-name="T250">buffer cache accumulated blocks to be written and system decided, without much help from </text:span><text:span text:style-name="T311">the </text:span><text:span text:style-name="T250">disk, in which order should the disk write them. </text:span><text:span text:style-name="T251">It was more beneficial to process blocks in the order that minimized total time spent on jumping between </text:span><text:soft-page-break/><text:span text:style-name="T251">locations on disk. Unfortunately, system was in no position to determine current orientation of the platter or current position of the head. </text:span><text:span text:style-name="T257">The s</text:span><text:span text:style-name="T251">ystem made decisions </text:span><text:span text:style-name="T257">based on some principle like elevator scheduling, not on </text:span><text:span text:style-name="T300">the </text:span><text:span text:style-name="T257">exact state of the disk</text:span><text:span text:style-name="T251">. Everything changed again when disks started to reorder requests themselves, </text:span><text:span text:style-name="T274">with a technology called NCQ</text:span><text:span text:style-name="T251">. </text:span><text:span text:style-name="T256">S</text:span><text:span text:style-name="T251">ystem was </text:span><text:span text:style-name="T256">again </text:span><text:span text:style-name="T251">no longer aware of what </text:span><text:span text:style-name="T301">was </text:span><text:span text:style-name="T251">the status of each </text:span><text:span text:style-name="T301">write </text:span><text:span text:style-name="T251">request. System </text:span><text:span text:style-name="T256">did not </text:span><text:span text:style-name="T251">even </text:span><text:span text:style-name="T256">know </text:span><text:span text:style-name="T251">which </text:span><text:span text:style-name="T301">write request </text:span><text:span text:style-name="T251">will go to the platter first. </text:span><text:span text:style-name="T252">The solution to ensu</text:span><text:span text:style-name="T302">re some </text:span><text:span text:style-name="T252">order of writes was </text:span><text:span text:style-name="T274">again </text:span><text:span text:style-name="T252">the same, </text:span><text:span text:style-name="T256">through withholding further writes. </text:span></text:p>
      <text:p text:style-name="P294"><text:span text:style-name="T411">M</text:span><text:span text:style-name="T412">odern solution comes in form of two related mechanisms: explicit flushes and FUA requests. </text:span><text:span text:style-name="T413">Flushes are </text:span><text:span text:style-name="T420">operations demanding </text:span><text:span text:style-name="T414">that </text:span><text:span text:style-name="T413">previously scheduled writes are completed before </text:span><text:span text:style-name="T420">future </text:span><text:span text:style-name="T414">writes</text:span><text:span text:style-name="T413">. Previous requests can still be reordered between themselves, </text:span><text:span text:style-name="T415">and </text:span><text:span text:style-name="T413">so can future requests. </text:span><text:span text:style-name="T420">Flushes only prohibit the disk from reordering writes across the boundary. </text:span><text:span text:style-name="T413">Force Unit Access </text:span><text:span text:style-name="T416">(FUA) </text:span><text:span text:style-name="T420">are disk writes that impose </text:span><text:span text:style-name="T416">no ordering whatsoever, but </text:span><text:span text:style-name="T420">the </text:span><text:span text:style-name="T416">disk reports immediately </text:span><text:span text:style-name="T417">after </text:span><text:span text:style-name="T416">they landed on the platter. </text:span><text:span text:style-name="T417">FUA requests are also said to </text:span><text:span text:style-name="T418">have priority </text:span><text:span text:style-name="T417">over </text:span><text:span text:style-name="T418">normal requests</text:span><text:span text:style-name="T417">. </text:span><text:span text:style-name="T412">System is no longer responsible for ensuring ordering. Instead, the disk is being issued requests marked with these two flags. </text:span><text:span text:style-name="T419">Topic is </text:span><text:span text:style-name="T408">discussed on LWN </text:span><text:a xlink:type="simple" xlink:href="https://lwn.net/Articles/400541/" text:style-name="Internet_20_link" text:visited-style-name="Visited_20_Internet_20_Link"><text:span text:style-name="T408">The end of block barriers</text:span></text:a><text:span text:style-name="T408"> and </text:span><text:a xlink:type="simple" xlink:href="http://monolight.cc/2011/06/barriers-caches-filesystems/" text:style-name="Internet_20_link" text:visited-style-name="Visited_20_Internet_20_Link"><text:span text:style-name="T408">Barriers, Caches, Filesystems</text:span></text:a><text:span text:style-name="T408">. </text:span></text:p>
      <text:p text:style-name="P80"/>
      <text:p text:style-name="P82"><text:span text:style-name="T389">Consider an implementation of a </text:span>filesystem where all operations are atomic and ordered: </text:p>
      <text:p text:style-name="P81"/>
      <text:p text:style-name="P81"><text:span text:style-name="T389">F</text:span>irst sector contains <text:span text:style-name="T389">the </text:span>address of last persisted <text:span text:style-name="T389">root inode</text:span>, further sectors <text:span text:style-name="T389">hold both data and metadata in any layout desired, </text:span><text:span text:style-name="T640">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0">atomic data structures </text:span></text:a><text:span text:style-name="T640">from a later chapter are used, the atomic sector writes are </text:span><text:span text:style-name="T642">not </text:span><text:span text:style-name="T640">needed </text:span><text:span text:style-name="T642">either</text:span><text:span text:style-name="T389">.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26">the cache </text:span>buffer. <text:span text:style-name="T526">During checkpointing operation, </text:span>the <text:span text:style-name="T526">data from the </text:span>write buffer gets <text:span text:style-name="T526">allocated an extent and </text:span>pushed to disk. File inode <text:span text:style-name="T526">gets </text:span>updated with the location of the data extent, then gets pushed to disk. Root directory <text:span text:style-name="T526">inode </text:span>then gets updated with new location of <text:span text:style-name="T390">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1">and ordered</text:span><text:span text:style-name="T390">,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27">Scheme can be upgraded through adding indirection</text:span>. A dictionary that maps <text:span text:style-name="T527">extent ids</text:span> into disk offsets can be referenced from the header. Directories then associate file names with extent ids <text:span text:style-name="T527">rather than disk </text:span>offsets. Changing an inode does not affect the inodes <text:span text:style-name="T391">above </text:span>in a path to the root anymore, instead only a <text:span text:style-name="T527">single </text:span>dictionary entry gets updated. <text:span text:style-name="T641">See </text:span><text:a xlink:type="simple" xlink:href="#2.1.2.B-trees are not efficient.|outline" text:style-name="Internet_20_link" text:visited-style-name="Visited_20_Internet_20_Link"><text:span text:style-name="T641">complete dictionaries chapter</text:span></text:a><text:span text:style-name="T641">. </text:span></text:p>
      <text:p text:style-name="P74">Recovery after <text:span text:style-name="T642">a </text:span>power-down <text:span text:style-name="T642">can</text:span> surprisingly <text:span text:style-name="T642">be </text:span>zero-time. Regard<text:span text:style-name="T642">l</text:span>ess of <text:span text:style-name="T642">any interruptions</text:span>, the header always points to data structures that were <text:span text:style-name="T642">ordered before it and were </text:span>fully persisted. </text:p>
      <text:p text:style-name="P72"/>
      <text:p text:style-name="P157"><text:span text:style-name="T239">Simple </text:span><text:span text:style-name="T295">safe </text:span><text:span text:style-name="T239">key-value store can be implemented easily on an atomic ordered filesystem. First 128 bits </text:span><text:span text:style-name="T312">(the header) </text:span><text:span text:style-name="T239">hold offset and length of a dictionary blob. The dictionary maps keys into </text:span><text:span text:style-name="T303">offset-lengths </text:span><text:span text:style-name="T239">of value blobs </text:span><text:span text:style-name="T312">inside the file</text:span><text:span text:style-name="T239">. </text:span><text:span text:style-name="T304">When </text:span><text:span text:style-name="T312">the </text:span><text:span text:style-name="T303">store </text:span><text:span text:style-name="T268">gets </text:span><text:span text:style-name="T286">committed</text:span><text:span text:style-name="T268">, value blobs are appended </text:span><text:span text:style-name="T312">copy-on-write </text:span><text:span text:style-name="T268">to the file, </text:span><text:span text:style-name="T304">then </text:span><text:span text:style-name="T268">dictionary blob also gets appended </text:span><text:span text:style-name="T312">copy-on-write</text:span><text:span text:style-name="T268">, and </text:span><text:soft-page-break/><text:span text:style-name="T268">then </text:span><text:span text:style-name="T312">the </text:span><text:span text:style-name="T268">header </text:span><text:span text:style-name="T304">gets </text:span><text:span text:style-name="T268">overwritten atomically. This way, existing </text:span><text:span text:style-name="T312">value and dictionary </text:span><text:span text:style-name="T268">blobs cannot be damaged </text:span><text:span text:style-name="T305">due to </text:span><text:span text:style-name="T312">copy-on-write </text:span><text:span text:style-name="T305">appends</text:span><text:span text:style-name="T268">, header cannot be damaged due to atomicity, and header is always consistent due to ordering. Reference implementation </text:span><text:span text:style-name="T313">is </text:span><text:span text:style-name="T268">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41" text:outline-level="3"><text:bookmark-start text:name="__RefHeading___Toc22885_1405522475"/>Cumulative representation is <text:span text:style-name="T647">not</text:span> <text:span text:style-name="T654">effective</text:span>.<text:bookmark-end text:name="__RefHeading___Toc22885_1405522475"/></text:h>
      <text:p text:style-name="P295">In the past, before the feature of snapshots was invented, filesystems only stored <text:span text:style-name="T644">the </text:span>current <text:span text:style-name="T644">(final) </text:span>state of files. <text:span text:style-name="T532">To implement </text:span>snapshots, filesystems had to choose between two mutually exclusive designs. First approach is to store <text:span text:style-name="T532">entire state </text:span><text:span text:style-name="T645">of the file </text:span><text:span text:style-name="T532">for each snapshot. This has </text:span><text:span text:style-name="T646">a </text:span><text:span text:style-name="T532">detrimental effect when a huge file has a lot of snapshots but very little gets changed </text:span><text:span text:style-name="T645">between each </text:span><text:span text:style-name="T532">snapshot. On the other hand, </text:span><text:span text:style-name="T645">if </text:span><text:span text:style-name="T532">a file gets overwritten entirely between every snapshot </text:span><text:span text:style-name="T645">then the filesystem </text:span><text:span text:style-name="T532">make</text:span><text:span text:style-name="T644">s</text:span><text:span text:style-name="T532"> good use of </text:span><text:span text:style-name="T644">this </text:span><text:span text:style-name="T532">representation. Second approach </text:span><text:span text:style-name="T646">would be </text:span><text:span text:style-name="T532">to store differences (diffs) between </text:span><text:span text:style-name="T645">each </text:span><text:span text:style-name="T532">snapshot. </text:span></text:p>
      <text:p text:style-name="P296"/>
      <text:p text:style-name="P297">Proposed approach would be <text:span text:style-name="T645">to take the second approach to an extreme. The complete inode would keep on record metadata of each particular file operation performed on the file, </text:span><text:span text:style-name="T646">including checksums that would allow to check each data integrity</text:span><text:span text:style-name="T645">, since its creation </text:span><text:span text:style-name="T646">up to now. This would allow effectuating two important features of the filesystem, both versioning and snaphots. After a recovery period has passed, the complete inode would get compacted and some operations would get removed from the record. </text:span><text:span text:style-name="T533">In fact, in </text:span><text:span text:style-name="T644">the </text:span><text:span text:style-name="T533">example below all items can be removed </text:span><text:span text:style-name="T647">on compaction</text:span><text:span text:style-name="T306">. </text:span><text:span text:style-name="T646">Example of that is shown below. </text:span></text:p>
      <text:p text:style-name="P299"/>
      <text:p text:style-name="P298">An example from <text:span text:style-name="T533">the </text:span>diagram below, the file gets appended several times, then truncated, then overwritten several times, then truncated <text:span text:style-name="T644">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34">combining or </text:span>discarding redundant items: </text:p>
      <text:list xml:id="list3423998529" text:style-name="L1">
        <text:list-item>
          <text:p text:style-name="P360">subsequent writes that sum to <text:span text:style-name="T647">a </text:span>single write without holes, replaces items 2-5</text:p>
        </text:list-item>
        <text:list-item>
          <text:p text:style-name="P361">subsequent writes that overlap, replaces items 7-9</text:p>
        </text:list-item>
        <text:list-item>
          <text:p text:style-name="P360">write before truncate that leaves shorter file than before write, drops items 2-5 and 7-9</text:p>
        </text:list-item>
        <text:list-item>
          <text:p text:style-name="P361">truncate without <text:span text:style-name="T535">predating </text:span>writes, <text:span text:style-name="T535">drops items 6 and 10</text:span></text:p>
        </text:list-item>
      </text:list>
      <text:p text:style-name="P124"/>
      <text:p text:style-name="P126">On <text:span text:style-name="T643">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47">his </text:span>talk was about web services rather than local filesystems. </text:p>
      <text:p text:style-name="P85"/>
      <text:p text:style-name="P85"><text:soft-page-break/></text:p>
      <text:h text:style-name="P342" text:outline-level="3"><text:bookmark-start text:name="__RefHeading___Toc3156_190800628"/>Atomic sector overwrite is not <text:span text:style-name="T649">needed or guaranteed.</text:span><text:bookmark-end text:name="__RefHeading___Toc3156_190800628"/></text:h>
      <text:p text:style-name="P87">Many filesystems but also frameworks like SQLite guarantee consistency by depending on the underlying hard <text:span text:style-name="T511">drive </text:span>to overwrite <text:span text:style-name="T511">disk </text:span>sectors atomically. There are some issues with this approach, although <text:span text:style-name="T649">experimentally </text:span><text:span text:style-name="T386">so far it seems to have worked just </text:span>fine. First<text:span text:style-name="T511">ly</text:span>, this simply moves responsibility down the chain. <text:span text:style-name="T477">It </text:span>is generally a good idea to implement a trait yourself than <text:span text:style-name="T649">to </text:span><text:span text:style-name="T511">make a dependency.</text:span> <text:span text:style-name="T477">Secondly, disk manufacturers are known for breaking specifications. Hard disks regularly lie to operating systems about flushing write buffers. This is common knowledge. Thirdly, conversation </text:span><text:span text:style-name="T477"><text:bibliography-mark text:identifier="Tweedie15" text:bibliography-type="unpublished" text:author="Stephen Tweedie" text:title="Stephen Tweedie Email.txt" text:year="2015">[Tweedie15]</text:bibliography-mark></text:span><text:span text:style-name="T477"><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49">this </text:span><text:span text:style-name="T477">hardware </text:span><text:span text:style-name="T649">trait </text:span><text:span text:style-name="T477">should be taken into consideration. </text:span></text:p>
      <text:p text:style-name="P86"/>
      <text:p text:style-name="P115">There are <text:span text:style-name="T478">at least </text:span>two <text:span text:style-name="T478">new </text:span>ways to implement atomic changes on disk through software. Both <text:span text:style-name="T649">use ids and hashes and </text:span>no longer require the disk to <text:span text:style-name="T478">support </text:span>atomic sector writes <text:span text:style-name="T478">but they do require that </text:span><text:span text:style-name="T649">any </text:span><text:span text:style-name="T478">interrupted write</text:span><text:span text:style-name="T649">s</text:span><text:span text:style-name="T478"> do not damage other sectors. This is how SQLite operates, see </text:span><text:span text:style-name="T478"><text:bibliography-mark text:identifier="Pillai13" text:bibliography-type="article" text:author="Thanumalayan Sankaranarayana Pillai, et al" text:title="Towards Efficient, Portable Application-Level Consistency" text:year="2013">[Pillai13]</text:bibliography-mark></text:span><text:span text:style-name="T478">. Note that other problems like </text:span>phantom writes, corrupted writes, <text:span text:style-name="T388">and </text:span>misplaced writes are not taken into account. </text:p>
      <text:p text:style-name="P86"/>
      <text:p text:style-name="P116"><text:span text:style-name="T221">Ring</text:span><text:span text:style-name="T239"> is </text:span><text:span text:style-name="T291">an </text:span><text:span text:style-name="T387">extent that is sector aligned and divided into fixed sized chunks that are also sector aligned. Each chunk has a format [checksum | id | length | data]. When updating, an incremented id and </text:span><text:span text:style-name="T649">attached </text:span><text:span text:style-name="T387">data are hashed, then </text:span><text:span text:style-name="T649">the </text:span><text:span text:style-name="T387">chunk gets stored to disk in one sweep. Updating requires last id and its slot to be known, making this mechanism stateful. When reloading, </text:span><text:span text:style-name="T649">the </text:span><text:span text:style-name="T387">entire extent is read from disk in one sweep, and the chunk with highest id and valid checksum is considered current value. Note that 2 chunks are enough for most uses but more chunks can also make sense depending on </text:span><text:span text:style-name="T649">a particular </text:span><text:span text:style-name="T387">application. Rings can also be used across multiple devices to synchronize newest value, such as in RAID </text:span><text:span text:style-name="T649">1 alike setups</text:span><text:span text:style-name="T387">.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39"> is </text:span><text:span text:style-name="T292">an </text:span><text:span text:style-name="T239">extent that is sector aligned and contains a </text:span><text:span text:style-name="T262">concatenation </text:span><text:span text:style-name="T239">of variable sized chunks </text:span><text:span text:style-name="T292">that are also sector aligned</text:span><text:span text:style-name="T239">.</text:span><text:span text:style-name="T262"> </text:span><text:span text:style-name="T265">Each chunk has a format </text:span><text:span text:style-name="T262">[checksum | id | length | data].</text:span><text:span text:style-name="T275"> </text:span><text:span text:style-name="T292">Often</text:span><text:span text:style-name="T275"> </text:span><text:span text:style-name="T284">the </text:span><text:span text:style-name="T275">first chunk </text:span><text:span text:style-name="T279">contains</text:span><text:span text:style-name="T275"> </text:span><text:span text:style-name="T284">a base </text:span><text:span text:style-name="T292">value </text:span><text:span text:style-name="T275">while further chunks contain </text:span><text:span text:style-name="T292">changesets</text:span><text:span text:style-name="T275"> </text:span><text:span text:style-name="T314">(diffs) </text:span><text:span text:style-name="T275">but </text:span><text:span text:style-name="T284">that depends on </text:span><text:span text:style-name="T314">a particular </text:span><text:span text:style-name="T292">application</text:span><text:span text:style-name="T275">.</text:span><text:span text:style-name="T262"> </text:span><text:span text:style-name="T263">When </text:span><text:span text:style-name="T279">updating</text:span><text:span text:style-name="T263">, </text:span><text:span text:style-name="T284">an incremented </text:span><text:span text:style-name="T265">id and </text:span><text:span text:style-name="T284">other </text:span><text:span text:style-name="T264">fields </text:span><text:span text:style-name="T276">are </text:span><text:span text:style-name="T265">hashed, </text:span><text:span text:style-name="T284">then stored to disk </text:span><text:span text:style-name="T292">in one sweep</text:span><text:span text:style-name="T265">. </text:span><text:span text:style-name="T284">Padding can be computed from the length field</text:span><text:span text:style-name="T266">. </text:span><text:span text:style-name="T284">Updating </text:span><text:span text:style-name="T265">requires last </text:span><text:span text:style-name="T293">id and </text:span><text:span text:style-name="T271">offset </text:span><text:span text:style-name="T265">to be know</text:span><text:span text:style-name="T279">n</text:span><text:span text:style-name="T265">, making this mechanism stateful. </text:span><text:span text:style-name="T266">When reloading, entire extent gets read from disk </text:span><text:span text:style-name="T276">in one sweep</text:span><text:span text:style-name="T266">. </text:span><text:span text:style-name="T277">Each chunk </text:span><text:span text:style-name="T293">gets </text:span><text:span text:style-name="T277">parsed only if previous chunks were parsed successfully, </text:span><text:span text:style-name="T293">that is </text:span><text:span text:style-name="T314">they </text:span><text:span text:style-name="T293">had </text:span><text:span text:style-name="T314">a </text:span><text:span text:style-name="T293">valid id and checksum</text:span><text:span text:style-name="T277">. </text:span><text:span text:style-name="T267">Valid chunks are </text:span><text:span text:style-name="T278">merged </text:span><text:span text:style-name="T267">(</text:span><text:span text:style-name="T293">changesets </text:span><text:span text:style-name="T267">are applied to base </text:span><text:span text:style-name="T293">value</text:span><text:span text:style-name="T267">) or simply last value is taken, </text:span><text:span text:style-name="T284">again depending on </text:span><text:span text:style-name="T314">a particular </text:span><text:span text:style-name="T293">application</text:span><text:span text:style-name="T267">. Note that a chain is </text:span><text:span text:style-name="T294">defacto </text:span><text:span text:style-name="T224">append </text:span><text:span text:style-name="T223">only</text:span><text:span text:style-name="T267">, meaning it can be updated </text:span><text:span text:style-name="T280">only until </text:span><text:span text:style-name="T294">becomes full, </text:span><text:span text:style-name="T314">and then a new chain must be allocated</text:span><text:span text:style-name="T285">. Rings </text:span><text:span text:style-name="T280">can be used to alternate between chains or to keep a list of chains. </text:span><text:span text:style-name="T281">Chains </text:span><text:span text:style-name="T265">can </text:span><text:span text:style-name="T281">also </text:span><text:span text:style-name="T265">be used across </text:span><text:span text:style-name="T286">multiple </text:span><text:span text:style-name="T265">devices to synchronize newest value. </text:span><text:span text:style-name="T286">In </text:span><text:span text:style-name="T314">the </text:span><text:span text:style-name="T283">example </text:span><text:span text:style-name="T281">below</text:span><text:span text:style-name="T283">, </text:span><text:span text:style-name="T315">the </text:span><text:span text:style-name="T282">first chain can be dropped from the ring because </text:span><text:span text:style-name="T315">the </text:span><text:span text:style-name="T314">chunk </text:span><text:span text:style-name="T315">no </text:span><text:span text:style-name="T282">5 was </text:span><text:span text:style-name="T314">fully persisted onto disk</text:span><text:span text:style-name="T282">.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43" text:outline-level="3"><text:bookmark-start text:name="__RefHeading___Toc5759_4224124324"/>Encrypting disk blocks is not <text:span text:style-name="T655">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5">Currently, </text:span>Linux <text:span text:style-name="T495">desktops use at least 2 </text:span><text:span text:style-name="T650">different </text:span><text:span text:style-name="T495">partitions, unencrypted /boot and encrypted / LUKS partition. There is a reason why one partition setup cannot work, </text:span><text:span text:style-name="T650">at least not with how things are at the moment</text:span><text:span text:style-name="T495">. LUKS partitions are encrypted block-wise and provide no means to keep a subset of files unencrypted. </text:span><text:span text:style-name="T650">A f</text:span><text:span text:style-name="T495">ilesystem stacked on top of LUKS </text:span><text:span text:style-name="T650">is </text:span><text:span text:style-name="T495">only aware of a block device </text:span><text:span text:style-name="T650">underneath </text:span><text:span text:style-name="T495">and have no clue how encryption is </text:span><text:span text:style-name="T650">applied</text:span><text:span text:style-name="T495">.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37">by </text:span>encrypt<text:span text:style-name="T537">ing</text:span> /home on the fly. <text:span text:style-name="T537">Few implementations exist like Ecryptfs and EncFS. Main problems with those are </text:span>that encryption is not applied outside /home, performance is <text:span text:style-name="T651">quite </text:span><text:span text:style-name="T537">often </text:span>low, <text:span text:style-name="T536">and also their security </text:span><text:span text:style-name="T651">was </text:span><text:span text:style-name="T536">called into question by </text:span><text:span text:style-name="T536"><text:bibliography-mark text:identifier="Hornby14a" text:bibliography-type="www" text:author="Taylor Hornby" text:title="eCryptfs Security Audit" text:year="2014" text:url="https://defuse.ca/audits/ecryptfs.htm">[Hornby14a]</text:bibliography-mark></text:span><text:span text:style-name="T536"><text:s/></text:span><text:span text:style-name="T536"><text:bibliography-mark text:identifier="Hornby14b" text:bibliography-type="www" text:author="Taylor Hornby" text:title="EncFS Security Audit" text:year="2014" text:url="https://defuse.ca/audits/encfs.htm">[Hornby14b]</text:bibliography-mark></text:span><text:span text:style-name="T536">. </text:span></text:p>
      <text:p text:style-name="P13"/>
      <text:p text:style-name="P12"><text:soft-page-break/></text:p>
      <text:h text:style-name="P344" text:outline-level="3"><text:bookmark-start text:name="__RefHeading___Toc2974_2139278338"/><text:span text:style-name="T327">Overwriting</text:span> files is not <text:span text:style-name="T327">safe or efficient.</text:span><text:bookmark-end text:name="__RefHeading___Toc2974_2139278338"/></text:h>
      <text:p text:style-name="P45">Wiping is an operation that <text:span text:style-name="T657">somehow </text:span>renders a file permanently unreadable and unrecoverable, even under scrutiny in lab<text:span text:style-name="T657">oratory</text:span> conditions. <text:span text:style-name="T496">Historically and still today, this </text:span>was <text:span text:style-name="T496">achieved by overwriting file content with zero or random bytes. This approach is definitely not </text:span><text:span text:style-name="T656">safe or efficient. </text:span></text:p>
      <text:p text:style-name="P47">Regarding safety: files are being overwritten through an interface that provides no means of checking or changing how <text:span text:style-name="T656">the process of </text:span>overwriting files is effectuated. Modern filesystems may use copy-on-write strategy so overwriting files has no effect on already allocated blocks. This means <text:span text:style-name="T656">an </text:span>overwrite may or may not have intended effect. Also, when a file gets truncated the filesystem loses track of deallocated blocks. This means there is no way to find out if there are any remnants left on disk or to wipe them, <text:span text:style-name="T657">other than wiping entire free disk space</text:span>. </text:p>
      <text:p text:style-name="P46">Regarding performance: Representative hard disk is capable of ~150 MB/s of sustained throughput and ~12 ms seek time to random location on average and has capacity <text:span text:style-name="T657">of </text:span>1~6 TB. <text:span text:style-name="T510">For large or highly fragmented files, </text:span>an entire overwrite takes a <text:span text:style-name="T496">long time. </text:span><text:span text:style-name="T657">And to </text:span><text:span text:style-name="T496">be really sure, data would have to be overwritten up to 35 times, </text:span><text:span text:style-name="T657">due to possibility of </text:span><text:span text:style-name="T659">a forensic use of </text:span><text:span text:style-name="T496">magnetic force microscopy, </text:span><text:span text:style-name="T658">see</text:span><text:span text:style-name="T496"> </text:span><text:span text:style-name="T496"><text:bibliography-mark text:identifier="Gutmann96" text:bibliography-type="article" text:author="Peter Gutmann" text:title="Secure Deletion of Data from Magnetic and Solid-State Memory" text:year="1996">[Gutmann96]</text:bibliography-mark></text:span><text:span text:style-name="T496">. </text:span></text:p>
      <text:p text:style-name="P48"/>
      <text:p text:style-name="P28"><text:span text:style-name="T659">An e</text:span>ncrypted LUKS partition <text:span text:style-name="T659">is</text:span> <text:span text:style-name="T497">only </text:span>a partial solution, because <text:span text:style-name="T659">it allows </text:span>to wipe <text:span text:style-name="T497">the </text:span>entire filesystem <text:span text:style-name="T497">but </text:span>not individual files. However, the idea of keeping cryptographic keys in <text:span text:style-name="T497">some sort of </text:span>header <text:span text:style-name="T497">for quick and reliable wiping is sound and was investigated before. This approach can be taken further, </text:span><text:span text:style-name="T659">as described below. </text:span></text:p>
      <text:p text:style-name="P15"/>
      <text:p text:style-name="P17"><text:span text:style-name="T498">Proposed solution is to encrypt </text:span><text:span text:style-name="T660">the </text:span>data structures within <text:span text:style-name="T660">the </text:span>filesystem, instead of blocks <text:span text:style-name="T498">on a </text:span>block device, to efficiently and safely wipe files and <text:span text:style-name="T355">for that matter any </text:span>other <text:span text:style-name="T356">data </text:span>structures <text:span text:style-name="T660">that the filesystem uses</text:span><text:span text:style-name="T356">. Consider a filesystem where encryption is applied </text:span><text:span text:style-name="T660">individually and hierarchically </text:span><text:span text:style-name="T356">to data structures. Each structure is encrypted by </text:span><text:span text:style-name="T660">a </text:span><text:span text:style-name="T356">key stored in </text:span><text:span text:style-name="T660">a </text:span><text:span text:style-name="T356">structure above it. Wiping any structure in the tree makes </text:span><text:span text:style-name="T660">the </text:span><text:span text:style-name="T356">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51" text:outline-level="3"><text:bookmark-start text:name="__RefHeading___Toc5192_2083799497"/>Decryption after reading from disk is <text:span text:style-name="T661">not efficient</text:span>.<text:bookmark-end text:name="__RefHeading___Toc5192_2083799497"/></text:h>
      <text:p text:style-name="P286">Disk encryption schemes usually employ block ciphers instead of stream ciphers. Perhaps the reasoning is that since usually there is no authentication employed, block ciphers are at least less <text:span text:style-name="T494">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4">present and therefore can happen before device transfers data to memory. This allows for certain amount of </text:span><text:soft-page-break/><text:span text:style-name="T494">parallelism. In this approach, cipher stream fills a second buffer in parallel to disk read, and after both finish (usually disk read takes much longer) those two buffers get xored. </text:span></text:p>
      <text:p text:style-name="P287"/>
      <text:p text:style-name="P287"><text:span text:style-name="T528">With small reads, </text:span>since data is small, a second buffer is not costly in terms of memory space, but then not much gain is achieved <text:span text:style-name="T528">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87">With large reads, <text:span text:style-name="T662">almost </text:span>entire decryption can be done in parallel to disk <text:span text:style-name="T663">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320">Implementation-wise, this scheme despite being parallel can still be effectuated using a single thread because the disk read operation can be done asynchronously, <text:span text:style-name="T531">and off-CPU using DMA. </text:span></text:p>
      <text:p text:style-name="P320"/>
      <text:p text:style-name="P322">Encryption before writing can also be done almost entirely in parallel. </text:p>
      <text:p text:style-name="P321"><draw:frame draw:style-name="fr3" draw:name="Obraz8" text:anchor-type="char" svg:width="13.57cm" svg:height="2.35cm" draw:z-index="27"><draw:image xlink:href="../streamcipher3.png" xlink:type="simple" xlink:show="embed" xlink:actuate="onLoad" draw:mime-type="image/png"/></draw:frame></text:p>
      <text:p text:style-name="Text_20_body"/>
      <text:h text:style-name="P345" text:outline-level="3"><text:bookmark-start text:name="__RefHeading___Toc2976_2139278338"/>Strategies for data allocation are mutually exclusive.<text:bookmark-end text:name="__RefHeading___Toc2976_2139278338"/></text:h>
      <text:p text:style-name="P37"><text:span text:style-name="T514">One </text:span>issue is how files are written initially versus read subsequently. <text:span text:style-name="T513">Consider the difference between how web browsers and torrent </text:span><text:span text:style-name="T668">downloaders write </text:span><text:span text:style-name="T513">files </text:span><text:span text:style-name="T668">to disk</text:span><text:span text:style-name="T513">. Web browsers always download files sequentially. Therefore it is reasonable to </text:span>layout chunks on disk <text:span text:style-name="T513">in same </text:span><text:span text:style-name="T668">(</text:span><text:span text:style-name="T513">arrival</text:span><text:span text:style-name="T668">)</text:span><text:span text:style-name="T513">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68">then </text:span><text:span text:style-name="T513">store chunks with random writes. There already exists a system interface which applications use to advise the filesystem on expected file size, </text:span><text:span text:style-name="T668">POSIX </text:span><text:span text:style-name="T227">fallocate</text:span><text:span text:style-name="T513">. These two strategies have different performance goals. First approach has high throughput initially when storing chunks to disk, but </text:span><text:span text:style-name="T668">low </text:span><text:span text:style-name="T513">throughput on subsequent sequential file reads which are effectuated with random disk reads. To the contrary, second approach initially suffers </text:span><text:span text:style-name="T668">low </text:span><text:span text:style-name="T513">throughput due to random disk writes, but then benefits high throughput on all subsequent sequential file reads. It is reasonable to assume that files are usually written once but read several times, but there are know</text:span><text:span text:style-name="T668">n</text:span><text:span text:style-name="T513"> exceptions </text:span><text:span text:style-name="T668">to that rule</text:span><text:span text:style-name="T513">. There does not exist a strategy that has performance benefits of </text:span><text:soft-page-break/><text:span text:style-name="T513">both, it depends </text:span><text:span text:style-name="T668">entirely </text:span><text:span text:style-name="T513">on expected access pattern. Layouting strategy should perhaps be selected per file. When </text:span><text:span text:style-name="T225">fallocate</text:span><text:span text:style-name="T358"> is called, it may be reasonable to assume that entire file will be written once, either sequentially or randomly, so </text:span><text:span text:style-name="T669">pre</text:span><text:span text:style-name="T358">allocating dedicated space of the requested </text:span><text:span text:style-name="T669">amount </text:span><text:span text:style-name="T358">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15">but </text:span><text:span text:style-name="T670">of </text:span><text:span text:style-name="T515">same file </text:span>are laid out <text:span text:style-name="T515">on disk</text:span>. <text:span text:style-name="T516">First strategy is to store file chunks grouped by snapshot, second is to group by location within </text:span><text:span text:style-name="T670">file </text:span><text:span text:style-name="T516">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0">There do</text:span><text:span text:style-name="T675">es</text:span><text:span text:style-name="T670"> exist a POSIX syscall for that </text:span><text:span text:style-name="T228">fadvise</text:span><text:span text:style-name="T670">, however no applications known to me use it</text:span><text:span text:style-name="T516">. </text:span><text:span text:style-name="T670">The </text:span><text:span text:style-name="T516">filesystem might gather statistics and predict access pattern from past access patterns. The topic was also investigated by </text:span><text:span text:style-name="T516"><text:bibliography-mark text:identifier="Rodeh12" text:bibliography-type="article" text:author="Ohad Rodeh" text:title="BTRFS: The Linux B-tree Filesystem" text:year="2012">[Rodeh12]</text:bibliography-mark></text:span><text:span text:style-name="T516">.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17">data and metadata are stored. There are at least 3 </text:span><text:span text:style-name="T671">approaches where data </text:span><text:span text:style-name="T517">could be either laid out together, or </text:span><text:span text:style-name="T671">partially </text:span><text:span text:style-name="T517">separated, or entirely separated. Those are file content, file inodes, and journal entries. </text:span>If journal entries are stored together with data and inodes they refer to, then <text:span text:style-name="T518">checkpointing gain</text:span><text:span text:style-name="T671">s</text:span><text:span text:style-name="T518"> speed as </text:span>each checkpointing requires only <text:span text:style-name="T518">1 </text:span>seek but <text:span text:style-name="T518">both </text:span>reading <text:span text:style-name="T518">files and reading </text:span>journal entries becomes slower due to fragmentation. On the other hand, if <text:span text:style-name="T518">all three </text:span>are stored in separate segments, then each checkpointing operation needs 3 seeks but both <text:span text:style-name="T519">files and journals become less fragmented. First approach may be not as horrible as it looks, if </text:span><text:span text:style-name="T671">the </text:span><text:span text:style-name="T519">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1">off</text:span> <text:span text:style-name="T520">between </text:span>initial writing <text:span text:style-name="T520">throughput </text:span>and subsequent reading <text:span text:style-name="T520">throughput</text:span>, due to <text:span text:style-name="T520">internal </text:span>fragmentation. <text:span text:style-name="T520">Actually, fragmentation just becomes a synonym for layouting and access patterns, with </text:span><text:span text:style-name="T672">some </text:span><text:span text:style-name="T671">performance implications</text:span><text:span text:style-name="T520">. </text:span></text:p>
      <text:p text:style-name="P16"/>
      <text:p text:style-name="P16"/>
      <text:h text:style-name="P346" text:outline-level="3"><text:bookmark-start text:name="__RefHeading___Toc2980_2139278338"/><text:span text:style-name="T474">Block based formats are </text:span>not <text:span text:style-name="T673">updateable</text:span>.<text:bookmark-end text:name="__RefHeading___Toc2980_2139278338"/></text:h>
      <text:p text:style-name="P27">Specifications often define <text:span text:style-name="T384">fixed </text:span>data formats and leave <text:span text:style-name="T673">little to </text:span><text:span text:style-name="T384">no allowance for changing on-disk layout post release.</text:span> <text:span text:style-name="T490">When a new feature gets added, usually a new but also fixed data format is created. Conversion usually requires taking </text:span><text:span text:style-name="T673">the entire </text:span><text:span text:style-name="T490">filesystem offline to rewrite all metadata. </text:span><text:span text:style-name="T673">For example, e</text:span><text:span text:style-name="T490">ven filesystems like Ext4 and Btrfs </text:span><text:span text:style-name="T673">still </text:span><text:span text:style-name="T490">use fixed size blocks for metadata despite using variable length extents for file content. </text:span></text:p>
      <text:p text:style-name="P27"/>
      <text:p text:style-name="P27"><text:span text:style-name="T673">Proposed s</text:span><text:span text:style-name="T490">olution is to use variable length extents </text:span><text:span text:style-name="T673">for everything </text:span><text:span text:style-name="T490">and </text:span><text:span text:style-name="T673">to use </text:span><text:span text:style-name="T490">a data format that </text:span><text:span text:style-name="T673">stores a </text:span><text:span text:style-name="T490">version number in each </text:span><text:span text:style-name="T673">complete </text:span><text:span text:style-name="T490">inode. This approach allows to update format of each inode </text:span><text:span text:style-name="T673">one at a time and </text:span><text:span text:style-name="T490">in real time, without taking </text:span><text:span text:style-name="T673">the </text:span><text:span text:style-name="T674">entire </text:span><text:span text:style-name="T490">filesystem offline. </text:span></text:p>
      <text:p text:style-name="P18"/>
      <text:p text:style-name="P18"/>
      <text:h text:style-name="P347" text:outline-level="3"><text:bookmark-start text:name="__RefHeading___Toc2982_2139278338"/>Block based formats are not <text:span text:style-name="T674">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7">very limited</text:span>. <text:span text:style-name="T676">Computers of the past often had little memory, </text:span><text:span text:style-name="T676"><text:bibliography-mark text:identifier="McKusi84" text:bibliography-type="article" text:author="Marshall Kirk Mckusick, William N. Joy, Samuel J. Leffler, Robert S. Fabry" text:title="A Fast File System for UNIX" text:year="1984">[McKusi84]</text:bibliography-mark></text:span><text:span text:style-name="T676"><text:s/></text:span><text:span text:style-name="T677">had maybe 8 MB </text:span><text:span text:style-name="T610">of RAM. </text:span><text:span text:style-name="T397">Iterating, </text:span>querying, <text:span text:style-name="T397">adding, and removing</text:span> entries require<text:span text:style-name="T493">d</text:span> <text:span text:style-name="T491">holding in memory </text:span>only one block at <text:span text:style-name="T491">once</text:span>. </text:p>
      <text:p text:style-name="P49"/>
      <text:p text:style-name="P49"><text:span text:style-name="T398">Consider using an extent instead, </text:span><text:span text:style-name="T679">to be used as a serialized version of a complete inode</text:span><text:span text:style-name="T398">. Items can be laid out next to each other without any blanks in between. The extent could have a tail but that </text:span><text:span text:style-name="T678">takes </text:span><text:span text:style-name="T398">less than several tails. </text:span><text:span text:style-name="T243">However, if </text:span><text:span text:style-name="T316">the </text:span><text:span text:style-name="T243">filesystem allow</text:span><text:span text:style-name="T287">s</text:span><text:span text:style-name="T243"> extents to start and end at byte </text:span><text:span text:style-name="T287">resolution, </text:span><text:span text:style-name="T243">then literally no byte </text:span><text:span text:style-name="T316">would</text:span><text:span text:style-name="T289"> </text:span><text:span text:style-name="T288">go </text:span><text:span text:style-name="T243">to waste. </text:span><text:span text:style-name="T287">Btrfs support</text:span><text:span text:style-name="T288">s</text:span><text:span text:style-name="T287"> byte resolution extents, although it </text:span><text:span text:style-name="T316">still </text:span><text:span text:style-name="T287">does use fixed </text:span><text:span text:style-name="T316">sized </text:span><text:span text:style-name="T287">structures for metadata. </text:span></text:p>
      <text:p text:style-name="P204"><draw:frame draw:style-name="fr2" draw:name="Complete inode no waste" text:anchor-type="paragraph" svg:width="10.291cm" svg:height="1.859cm" draw:z-index="29"><draw:image xlink:href="../dirextent.png" xlink:type="simple" xlink:show="embed" xlink:actuate="onLoad" draw:mime-type="image/png"/></draw:frame></text:p>
      <text:p text:style-name="P205"><text:span text:style-name="T680">Secondly</text:span>, <text:span text:style-name="T680">suppose we have a dictionary that maps integers onto integers. The application does not matter. </text:span><text:span text:style-name="T492">When keys are kept in separate blocks, only few keys may be processed together. </text:span></text:p>
      <text:p text:style-name="P205"/>
      <text:p text:style-name="P205"><text:soft-page-break/><text:span text:style-name="T680">A</text:span><text:span text:style-name="T492"> </text:span><text:span text:style-name="T680">serialized </text:span><text:span text:style-name="T492">dictionary can benefit from having all keys </text:span><text:span text:style-name="T680">and values </text:span><text:span text:style-name="T492">available when dictionary is being serialized into a blob. </text:span><text:span text:style-name="T680">If all keys are available then k</text:span><text:span text:style-name="T492">eys can be arbitrarily reordered within the blob because deseriali</text:span><text:span text:style-name="T731">s</text:span><text:span text:style-name="T492">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06"/>
      <text:p text:style-name="P117"><text:span text:style-name="T229">Normally a 64 bit number occupies exactly that much space, </text:span><text:span text:style-name="T236">64 bits</text:span><text:span text:style-name="T229">. Varint encoding divides a number into 7 bit chunks, </text:span><text:span text:style-name="T235">where every 8</text:span><text:span text:style-name="T363">th</text:span><text:span text:style-name="T235"> bit is a flag (signaling which chunk is final). Note that even petabyte addresses (</text:span><text:span text:style-name="T236">&lt;57 </text:span><text:span text:style-name="T235">bit addresses) still serialize to 64 bits or less. </text:span></text:p>
      <text:p text:style-name="P160"/>
      <text:p text:style-name="P160"/>
      <text:h text:style-name="P348" text:outline-level="3"><text:bookmark-start text:name="__RefHeading___Toc22889_1405522475"/>First few bytes of file should be easier to read.<text:bookmark-end text:name="__RefHeading___Toc22889_1405522475"/></text:h>
      <text:p text:style-name="P118">When a directory is opened in <text:span text:style-name="T385">Nautilus</text:span>, all files within it are scanned with <text:span text:style-name="T221">file</text:span> command that recognizes their <text:span text:style-name="T500">mime </text:span>type. This is a <text:span text:style-name="T681">significant </text:span>difference <text:span text:style-name="T500">from </text:span>Windows where <text:span text:style-name="T500">filename </text:span>extensions are used <text:span text:style-name="T385">to determine mime type </text:span>instead. Since <text:span text:style-name="T221">file</text:span> command is used often and uses only first few bytes <text:span text:style-name="T500">of </text:span><text:span text:style-name="T682">the </text:span><text:span text:style-name="T681">file </text:span><text:span text:style-name="T500">content</text:span>, <text:span text:style-name="T500">these bytes </text:span><text:span text:style-name="T681">could </text:span><text:span text:style-name="T500">be readable more cheaply. Most filesystems would require at least one disk seek (</text:span><text:span text:style-name="T681">and </text:span><text:span text:style-name="T500">often several </text:span><text:span text:style-name="T681">seeks</text:span><text:span text:style-name="T500">) to start reading first data block or extent. </text:span></text:p>
      <text:p text:style-name="P119"/>
      <text:p text:style-name="P119">These <text:span text:style-name="T501">bytes could be stored within the inode </text:span>itself<text:span text:style-name="T501">. If </text:span><text:span text:style-name="T681">the </text:span><text:span text:style-name="T501">file gets queried with </text:span><text:span text:style-name="T226">stat</text:span><text:span text:style-name="T290"> first, then the inode will </text:span><text:span text:style-name="T239">get cached </text:span><text:span text:style-name="T290">to serve a </text:span><text:span text:style-name="T239">subsequent </text:span><text:span text:style-name="T317">short </text:span><text:span text:style-name="T290">read operation. </text:span></text:p>
      <text:p text:style-name="P114"/>
      <text:p text:style-name="P114"/>
      <text:h text:style-name="P350" text:outline-level="3"><text:bookmark-start text:name="__RefHeading___Toc4868_434784072"/>Related files are treated independently.<text:bookmark-end text:name="__RefHeading___Toc4868_434784072"/></text:h>
      <text:p text:style-name="P266">Often enough, applications access files in sets. For example, Chromium and Firefox are known to open a lot of SQLite files during startup. <text:span text:style-name="T685">W</text:span><text:span text:style-name="T529">hen one file from a set gets opened, then </text:span><text:span text:style-name="T683">the </text:span><text:span text:style-name="T529">entire set could at that point be preloaded </text:span><text:span text:style-name="T685">concurrently </text:span><text:span text:style-name="T529">from disk into the cache. </text:span><text:span text:style-name="T684">Grouping files into sets </text:span><text:span text:style-name="T685">would </text:span><text:span text:style-name="T684">probably be done manually. </text:span></text:p>
      <text:p text:style-name="P267"/>
      <text:p text:style-name="P267"/>
      <text:h text:style-name="P352" text:outline-level="3"><text:bookmark-start text:name="__RefHeading___Toc28698_1405522475"/>FUSE overhead is negligible.<text:bookmark-end text:name="__RefHeading___Toc28698_1405522475"/></text:h>
      <text:p text:style-name="P324">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23"/>
      <text:h text:style-name="P334"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2">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37" text:outline-level="2"><text:bookmark-start text:name="__RefHeading___Toc6567_138362386"/>Introduction<text:bookmark-end text:name="__RefHeading___Toc6567_138362386"/></text:h>
      <text:p text:style-name="P325">(<text:span text:style-name="T702">This chapter is a work in progress, and is therefore inconsistent and incomplete.</text:span>)</text:p>
      <text:p text:style-name="P161"/>
      <text:p text:style-name="P173">This design phase is difficult. It was attempted more than once, and every time the details got too complicated for the entire thing to make any sense anymore. Therefore a decision was made that the design will be done incrementally, one step at a time. </text:p>
      <text:p text:style-name="P161"/>
      <text:p text:style-name="P161"/>
      <text:h text:style-name="P353" text:outline-level="3"><text:bookmark-start text:name="__RefHeading___Toc13939_1003100552"/>Version 1: Something that <text:span text:style-name="T691">can create, stat, read and write, and delete files.</text:span><text:bookmark-end text:name="__RefHeading___Toc13939_1003100552"/></text:h>
      <text:p text:style-name="P268"/>
      <text:h text:style-name="P356" text:outline-level="4">Purpose of this version:</text:h>
      <text:list xml:id="list3717146566" text:style-name="L2">
        <text:list-item>
          <text:p text:style-name="P396">Learn how Rust/FUSE framework works. </text:p>
        </text:list-item>
        <text:list-item>
          <text:p text:style-name="P397">Provide a usable persisted <text:span text:style-name="T696">on disk </text:span>filesystem. </text:p>
        </text:list-item>
        <text:list-item>
          <text:p text:style-name="P398"><text:span text:style-name="T713">Gather </text:span><text:span text:style-name="T706">performance </text:span>statistics. </text:p>
        </text:list-item>
      </text:list>
      <text:p text:style-name="P270"/>
      <text:h text:style-name="P357" text:outline-level="4">Introduced features: </text:h>
      <text:list xml:id="list3810528663" text:style-name="L3">
        <text:list-item>
          <text:p text:style-name="P399">Entire inodes and entire dictionaries</text:p>
        </text:list-item>
        <text:list-item>
          <text:p text:style-name="P400">Atomic and ordered operations <text:span text:style-name="T729">(even across files)</text:span></text:p>
        </text:list-item>
      </text:list>
      <text:p text:style-name="P269"/>
      <text:h text:style-name="P356" text:outline-level="4">Known restrictions:</text:h>
      <text:list xml:id="list2356497659" text:style-name="L4">
        <text:list-item>
          <text:p text:style-name="P401">No segments, no defragmentation, <text:span text:style-name="T708">basic extent allocation strategy</text:span></text:p>
        </text:list-item>
        <text:list-item>
          <text:p text:style-name="P401">No atomic data structures, <text:span text:style-name="T734">no checksums </text:span></text:p>
        </text:list-item>
        <text:list-item>
          <text:p text:style-name="P401">Explicit checkpointing <text:span text:style-name="T733">on sync only</text:span></text:p>
        </text:list-item>
        <text:list-item>
          <text:p text:style-name="P401">No LRU so <text:span text:style-name="T716">inodes</text:span> get cached permanently, <text:span text:style-name="T739">data does not</text:span></text:p>
        </text:list-item>
      </text:list>
      <text:p text:style-name="P268"/>
      <text:h text:style-name="P356" text:outline-level="4">On disk layout <text:span text:style-name="T693">and in memory representation</text:span>:</text:h>
      <text:p text:style-name="P215">Block is hereby <text:span text:style-name="T704">defined</text:span> as 4096 bytes. <text:span text:style-name="T703">This document explicitly avoids using the term sector. </text:span></text:p>
      <text:p text:style-name="P216"/>
      <text:p text:style-name="P216">Extent is a contiguous area on disk that is block aligned <text:span text:style-name="T735">(although it may </text:span><text:span text:style-name="T736">be </text:span><text:span text:style-name="T735">split into chunks </text:span><text:span text:style-name="T736">that are not necessarily block aligned</text:span><text:span text:style-name="T735">)</text:span>. <text:span text:style-name="T736">All disk writes are </text:span><text:span text:style-name="T743">both copy on write and </text:span><text:span text:style-name="T736">block aligned, </text:span><text:span text:style-name="T743">both </text:span><text:span text:style-name="T736">for safety </text:span><text:span text:style-name="T743">and </text:span><text:span text:style-name="T736">performance reasons. </text:span></text:p>
      <text:p text:style-name="P217"/>
      <text:p text:style-name="P209"><text:span text:style-name="T741">Offset Length </text:span>is a struct </text:p>
      <text:list xml:id="list1476491317" text:style-name="L5">
        <text:list-item>
          <text:p text:style-name="P402">Offset on disk, <text:span text:style-name="T697">integer </text:span>u64 that is byte aligned, serialized as varint</text:p>
        </text:list-item>
        <text:list-item>
          <text:p text:style-name="P402"><text:soft-page-break/>Length on disk, <text:span text:style-name="T697">integer </text:span>u64 that is byte aligned, serialized as varint</text:p>
        </text:list-item>
      </text:list>
      <text:p text:style-name="P212"/>
      <text:p text:style-name="P209">Extent Info <text:span text:style-name="T715">(extended) </text:span>is a struct </text:p>
      <text:list xml:id="list162949321756231" text:continue-numbering="true" text:style-name="L5">
        <text:list-item>
          <text:p text:style-name="P402">Offset on disk, <text:span text:style-name="T697">integer </text:span>u64 that is byte aligned, serialized as varint</text:p>
        </text:list-item>
        <text:list-item>
          <text:p text:style-name="P402">Length on disk, <text:span text:style-name="T697">integer </text:span>u64 that is byte aligned, serialized as varint</text:p>
        </text:list-item>
        <text:list-item>
          <text:p text:style-name="P402">Inode Type, <text:span text:style-name="T692">an </text:span>enum that discerns between <text:span text:style-name="T711">inodes, data, </text:span>regular files, directories, etc.</text:p>
        </text:list-item>
      </text:list>
      <text:p text:style-name="P212"/>
      <text:p text:style-name="P214">Note: both Offset Length and Extent Info can be null, that is zero length. Any code processing those must potentially take care of that. </text:p>
      <text:p text:style-name="P212"/>
      <text:p text:style-name="P213">Note: The Offset Length struct used to be called a simplified Extent Info, but not to confuse the readers, it was decided to use <text:span text:style-name="T742">two </text:span>different names for these two struct. </text:p>
      <text:p text:style-name="P212"/>
      <text:p text:style-name="P208">FsHeader (first <text:span text:style-name="T699">block </text:span>on <text:span text:style-name="T718">disk</text:span>):</text:p>
      <text:list xml:id="list1800784404" text:style-name="L6">
        <text:list-item>
          <text:p text:style-name="P403">“CAMELEONICA\0” magic string, <text:span text:style-name="T689">12 bytes constant</text:span></text:p>
        </text:list-item>
        <text:list-item>
          <text:p text:style-name="P403">FormatVersion: <text:span text:style-name="T690">integer </text:span>set to 1, <text:span text:style-name="T687">u64, </text:span>implementation should panic on any other value</text:p>
        </text:list-item>
        <text:list-item>
          <text:p text:style-name="P403">ExtentMap: offset-length of the extent containing the entire Extent Map </text:p>
        </text:list-item>
        <text:list-item>
          <text:p text:style-name="P403">FreeMap: offset-length of the extent containing the entire Free Map</text:p>
        </text:list-item>
        <text:list-item>
          <text:p text:style-name="P404">NextOperationID: an integer u64 that gets incremented on every <text:span text:style-name="T709">modifying </text:span>operation <text:span text:style-name="T785">(sometimes also called the Revision ID)</text:span></text:p>
        </text:list-item>
      </text:list>
      <text:p text:style-name="P207"/>
      <text:p text:style-name="P208"><text:span text:style-name="T774">Note: </text:span>FsHeader always fits in a single atomically overwritten <text:span text:style-name="T705">block</text:span>. <text:span text:style-name="T707">In reality, the atomicity of disk writes is questionable and might not exist but for the time being let us assume it does. </text:span><text:span text:style-name="T737">After all, all other filesys</text:span><text:span text:style-name="T738">t</text:span><text:span text:style-name="T737">ems seem to rely on this anyway. </text:span></text:p>
      <text:p text:style-name="P164"/>
      <text:p text:style-name="P179">Note: NextOperationID field serves two purposes. First, it gives globally unique IDs (be it Inode IDs or Extent IDs or Revision IDs). The IDs are never ever reused. Secondly, the IDs establish <text:span text:style-name="T786">a strong order</text:span>, meaning the operation carrying <text:span text:style-name="T786">the </text:span>higher ID <text:span text:style-name="T786">must have happened after all the other operations carrying lesser IDs. </text:span></text:p>
      <text:p text:style-name="P164"/>
      <text:p text:style-name="P164">Extent Map: in memory it is a dictionary (a hashtable) that maps an integer u64 <text:span text:style-name="T740">Extent</text:span> ID <text:span text:style-name="T782">(sometimes also called an Inode ID) </text:span>into an Extent Info. On disk, the <text:span text:style-name="T688">contiguous </text:span>blob is a list of keys and values <text:span text:style-name="T710">as varints</text:span>. </text:p>
      <text:p text:style-name="P164"/>
      <text:p text:style-name="P176">Free Map: in memory it is a <text:span text:style-name="T710">list </text:span>that keeps track of offset-length tuples. <text:span text:style-name="T710">Optionally, it might also use a dictionary to allow for merging of deallocated extents. </text:span><text:span text:style-name="T693">On disk, the contiguous blob is a list of offset-length tuples </text:span><text:span text:style-name="T710">as varints</text:span><text:span text:style-name="T693">. </text:span></text:p>
      <text:p text:style-name="P171"/>
      <text:p text:style-name="P210">Note: the Free Map blob cannot contain itself, so after <text:span text:style-name="T710">it was serialized it is used to allocate an extent for its own blob. </text:span><text:span text:style-name="T711">Therefore, after </text:span>it gets <text:span text:style-name="T711">read from disk and </text:span>parsed, its own extent needs to be removed from the in memory representation. </text:p>
      <text:p text:style-name="P211"/>
      <text:p text:style-name="P165">Buffer cache: only in memory, a dictionary from integer u64 inode IDs into Inode structs. <text:span text:style-name="T712">This data structure holds only past and presently used inodes, </text:span><text:span text:style-name="T714">and </text:span><text:span text:style-name="T744">indirectly some </text:span><text:span text:style-name="T714">dirty data</text:span><text:span text:style-name="T712">. </text:span><text:span text:style-name="T714">After sync, the dirty data is removed from buffer cache, however the non-dirty inodes remain. </text:span></text:p>
      <text:p text:style-name="P165"/>
      <text:p text:style-name="P165">Inode <text:span text:style-name="T717">(for all inode types)</text:span>: a struct </text:p>
      <text:list xml:id="list947269315" text:style-name="L7">
        <text:list-item>
          <text:p text:style-name="P362">ID: an integer u64 <text:span text:style-name="T694">copied from </text:span>the Extent Map dictionary</text:p>
        </text:list-item>
        <text:list-item>
          <text:p text:style-name="P363"><text:span text:style-name="T698">Inode </text:span>Type: an enum copied from the Extent Map dictionary</text:p>
          <text:list>
            <text:list-item>
              <text:p text:style-name="P363"><text:soft-page-break/>This enum <text:span text:style-name="T686">discerns between regular files, directories, etc.</text:span></text:p>
            </text:list-item>
          </text:list>
        </text:list-item>
        <text:list-item>
          <text:p text:style-name="P363">Chunk Map: a list of past operations done on this file <text:span text:style-name="T695">or directory</text:span></text:p>
          <text:list>
            <text:list-item>
              <text:p text:style-name="P366">This includes dirty data that was not sent to disk yet. </text:p>
            </text:list-item>
          </text:list>
        </text:list-item>
        <text:list-item>
          <text:p text:style-name="P366">NewestSize: an integer u64 that <text:span text:style-name="T717">is consistent with the </text:span>chunk map</text:p>
        </text:list-item>
        <text:list-item>
          <text:p text:style-name="P367">IsDirty: a bool that signifies this inode was modified (or has dirty data)</text:p>
        </text:list-item>
      </text:list>
      <text:p text:style-name="P167"/>
      <text:p text:style-name="P166">Inode chunk <text:span text:style-name="T715">(for regular files)</text:span>: <text:span text:style-name="T715">an </text:span>enum </text:p>
      <text:list xml:id="list4031530976" text:style-name="L8">
        <text:list-item>
          <text:p text:style-name="P364">File write</text:p>
          <text:list>
            <text:list-item>
              <text:p text:style-name="P368">Revision ID of the file operation</text:p>
              <text:list>
                <text:list-item>
                  <text:p text:style-name="P368">This ID comes from the NextOperationID field. </text:p>
                </text:list-item>
              </text:list>
            </text:list-item>
            <text:list-item>
              <text:p text:style-name="P364">Extent ID of the data extent where the chunk is stored, an integer u64</text:p>
              <text:list>
                <text:list-item>
                  <text:p text:style-name="P369">This ID is translated by the Extent Map into <text:span text:style-name="T695">an Extent Info. </text:span></text:p>
                </text:list-item>
              </text:list>
            </text:list-item>
            <text:list-item>
              <text:p text:style-name="P364">Offset inside the data extent, an integer u64</text:p>
            </text:list-item>
            <text:list-item>
              <text:p text:style-name="P364">Length inside the data extent, an integer u64</text:p>
            </text:list-item>
            <text:list-item>
              <text:p text:style-name="P370">Offset inside the file content space, an integer u64</text:p>
            </text:list-item>
          </text:list>
        </text:list-item>
        <text:list-item>
          <text:p text:style-name="P365"><text:span text:style-name="T745">Dirty </text:span>file write</text:p>
          <text:list>
            <text:list-item>
              <text:p text:style-name="P368">Revision ID of the file operation</text:p>
              <text:list>
                <text:list-item>
                  <text:p text:style-name="P368">This ID comes from the NextOperationID field. </text:p>
                </text:list-item>
              </text:list>
            </text:list-item>
            <text:list-item>
              <text:p text:style-name="P371">Offset inside the file content space, an integer u64</text:p>
            </text:list-item>
            <text:list-item>
              <text:p text:style-name="P372">Dirty data <text:span text:style-name="T725">buffer, </text:span><text:span text:style-name="T726">as byte list</text:span></text:p>
            </text:list-item>
          </text:list>
        </text:list-item>
      </text:list>
      <text:p text:style-name="P178"/>
      <text:p text:style-name="P169">Inode chunk <text:span text:style-name="T715">(for directories): an enum</text:span></text:p>
      <text:list xml:id="list162948053296301" text:continue-numbering="true" text:style-name="L8">
        <text:list-item>
          <text:p text:style-name="P370">File addition</text:p>
          <text:list>
            <text:list-item>
              <text:p text:style-name="P368">Revision ID of the file operation</text:p>
              <text:list>
                <text:list-item>
                  <text:p text:style-name="P368">This ID comes from the NextOperationID field. </text:p>
                </text:list-item>
              </text:list>
            </text:list-item>
            <text:list-item>
              <text:p text:style-name="P370">Name of the new file</text:p>
            </text:list-item>
            <text:list-item>
              <text:p text:style-name="P373"><text:span text:style-name="T746">Inode </text:span>ID of the new file, <text:span text:style-name="T746">as per the Extent Map</text:span></text:p>
            </text:list-item>
          </text:list>
        </text:list-item>
        <text:list-item>
          <text:p text:style-name="P370">File deletion</text:p>
          <text:list>
            <text:list-item>
              <text:p text:style-name="P368">Revision ID of the file operation</text:p>
              <text:list>
                <text:list-item>
                  <text:p text:style-name="P368">This ID comes from the NextOperationID field. </text:p>
                </text:list-item>
              </text:list>
            </text:list-item>
            <text:list-item>
              <text:p text:style-name="P370">Name of the deleted file</text:p>
            </text:list-item>
          </text:list>
        </text:list-item>
      </text:list>
      <text:p text:style-name="P163"/>
      <text:p text:style-name="P168">Deallocated extents: only in memory. This <text:span text:style-name="T719">list</text:span> contains extents that will not be reachable from the new metadata after next checkpointing but can still be read, for example if next checkpoint is interrupted and is not persisted on disk. <text:span text:style-name="T747">Those extents get moved into the Free Map during the checkpointing </text:span><text:span text:style-name="T748">(sync) </text:span><text:span text:style-name="T747">operation. </text:span></text:p>
      <text:p text:style-name="P162"/>
      <text:h text:style-name="P359" text:outline-level="4">Methods presented through FUSE: </text:h>
      <text:p text:style-name="P177">Creating <text:span text:style-name="T749">and mounting </text:span>the filesystem: </text:p>
      <text:list xml:id="list3032788916" text:style-name="L9">
        <text:list-item>
          <text:p text:style-name="P374">Method is given a disk path<text:span text:style-name="T749">name</text:span> <text:span text:style-name="T722">as a </text:span>string. </text:p>
        </text:list-item>
        <text:list-item>
          <text:p text:style-name="P376">Set Extent Map to an empty dictionary. </text:p>
        </text:list-item>
      </text:list>
      <text:list xml:id="list2324363681" text:style-name="L10">
        <text:list-item>
          <text:p text:style-name="P378">Set Free Map to entire disk, minus first block for FsHeader. </text:p>
        </text:list-item>
        <text:list-item>
          <text:p text:style-name="P377">Create a dirty empty directory inode, for the root directory. </text:p>
        </text:list-item>
        <text:list-item>
          <text:p text:style-name="P378">Set inode 0 in buffer cache <text:span text:style-name="T749">as that inode. </text:span></text:p>
        </text:list-item>
        <text:list-item>
          <text:p text:style-name="P379">Set the FsHeader entry for Extent Map <text:span text:style-name="T750">as null (zero length). </text:span></text:p>
        </text:list-item>
        <text:list-item>
          <text:p text:style-name="P405">Set the FsHeader entry for Free Map <text:span text:style-name="T750">as null (zero length). </text:span></text:p>
        </text:list-item>
        <text:list-item>
          <text:p text:style-name="P407"><text:soft-page-break/>Set the FsHeader entry for NextOperationID as 1 (since 0 is used by root dir inode). </text:p>
        </text:list-item>
        <text:list-item>
          <text:p text:style-name="P380">Call the sync method. </text:p>
        </text:list-item>
      </text:list>
      <text:p text:style-name="P170"/>
      <text:p text:style-name="P172">Mounting the filesystem: </text:p>
      <text:list xml:id="list3454953300" text:style-name="L11">
        <text:list-item>
          <text:p text:style-name="P375">Method is given a disk path<text:span text:style-name="T749">name</text:span> <text:span text:style-name="T722">as a </text:span>string. </text:p>
        </text:list-item>
        <text:list-item>
          <text:p text:style-name="P381">Read and parse FsHeader.</text:p>
        </text:list-item>
        <text:list-item>
          <text:p text:style-name="P381">Read and parse the Extent Map, using FsHeader.</text:p>
        </text:list-item>
        <text:list-item>
          <text:p text:style-name="P381">Read and parse the Free Map, using FsHeader.</text:p>
          <text:list>
            <text:list-item>
              <text:p text:style-name="P382">Note the Free Map extent itself needs to be subtracted from <text:span text:style-name="T757">free space. </text:span></text:p>
            </text:list-item>
          </text:list>
        </text:list-item>
        <text:list-item>
          <text:p text:style-name="P381">Read and parse inode 0, which is the root directory inode, <text:span text:style-name="T720">using the Extent Map, </text:span><text:span text:style-name="T788">populate the buffer cache with it. </text:span></text:p>
        </text:list-item>
      </text:list>
      <text:p text:style-name="P227"/>
      <text:p text:style-name="P222">Internal stat function: </text:p>
      <text:list xml:id="list136322380" text:style-name="L12">
        <text:list-item>
          <text:p text:style-name="P408">Method is given a <text:span text:style-name="T751">pathname</text:span> string, made up of path components. </text:p>
        </text:list-item>
        <text:list-item>
          <text:p text:style-name="P409">Assume the inode ID=0 (which is the root directory inode) is a directory inode, that it is already in buffer cache, and that it is the last inode so far. </text:p>
        </text:list-item>
        <text:list-item>
          <text:p text:style-name="P411">Assume the list of inode IDs is empty, add 0 entry to it. </text:p>
        </text:list-item>
        <text:list-item>
          <text:p text:style-name="P409">In loop, for every path component</text:p>
          <text:list>
            <text:list-item>
              <text:p text:style-name="P408">Check if the path component is an empty string, then <text:span text:style-name="T772">panic. </text:span></text:p>
            </text:list-item>
            <text:list-item>
              <text:p text:style-name="P412">Check if the path component is “.” or “..”, then panic. </text:p>
            </text:list-item>
            <text:list-item>
              <text:p text:style-name="P413">Check if last inode ID was null, then add a null to the list of IDs and skip this loop. </text:p>
            </text:list-item>
            <text:list-item>
              <text:p text:style-name="P410">Check if last inode so far is a directory, <text:span text:style-name="T700">otherwise </text:span><text:span text:style-name="T756">set last inode ID to null and </text:span><text:span text:style-name="T755">add a null to the list of IDs and skip this loop. </text:span></text:p>
            </text:list-item>
            <text:list-item>
              <text:p text:style-name="P414">Get inode ID from last directory inode, <text:span text:style-name="T755">use </text:span>path component <text:span text:style-name="T755">as key</text:span>.</text:p>
            </text:list-item>
            <text:list-item>
              <text:p text:style-name="P414">Check if that inode is in buffer cache, then skip this loop.</text:p>
            </text:list-item>
            <text:list-item>
              <text:p text:style-name="P414">Get extent info for next inode from the Extent Map, <text:span text:style-name="T755">use </text:span>the <text:span text:style-name="T758">inode </text:span>ID <text:span text:style-name="T755">as key</text:span>.</text:p>
            </text:list-item>
            <text:list-item>
              <text:p text:style-name="P414">Read and parse next inode, using the extent info, populate the buffer cache.</text:p>
            </text:list-item>
            <text:list-item>
              <text:p text:style-name="P414">Assume this is the last inode so far.</text:p>
            </text:list-item>
            <text:list-item>
              <text:p text:style-name="P413">Add the inode ID to the list of inode IDs. </text:p>
            </text:list-item>
          </text:list>
        </text:list-item>
        <text:list-item>
          <text:p text:style-name="P415">Return <text:span text:style-name="T759">the list of inode IDs. </text:span></text:p>
          <text:list>
            <text:list-item>
              <text:p text:style-name="P416">Note this list always contains at least one non-null (the ID of 0). </text:p>
            </text:list-item>
            <text:list-item>
              <text:p text:style-name="P416">Note that one null is an expected result for some purposes (like file creation). </text:p>
            </text:list-item>
          </text:list>
        </text:list-item>
      </text:list>
      <text:p text:style-name="P223"/>
      <text:p text:style-name="P174">Stat method: </text:p>
      <text:list xml:id="list2933490011" text:style-name="L13">
        <text:list-item>
          <text:p text:style-name="P383">Method is given a path<text:span text:style-name="T752">name</text:span> as a string. </text:p>
        </text:list-item>
        <text:list-item>
          <text:p text:style-name="P385"><text:span text:style-name="T508">Call internal stat on given path</text:span><text:span text:style-name="T509">name</text:span><text:span text:style-name="T508">.</text:span> </text:p>
        </text:list-item>
        <text:list-item>
          <text:p text:style-name="P417">Check that <text:span text:style-name="T763">none of </text:span>inode ID<text:span text:style-name="T763">s</text:span> is null, otherwise return an error. </text:p>
        </text:list-item>
        <text:list-item>
          <text:p text:style-name="P386"><text:span text:style-name="T760">C</text:span>ompute stat structure from <text:span text:style-name="T721">the</text:span> <text:span text:style-name="T761">last inode</text:span>. </text:p>
        </text:list-item>
        <text:list-item>
          <text:p text:style-name="P388">Details like permissions or datetimes can be faked. </text:p>
        </text:list-item>
      </text:list>
      <text:p text:style-name="P225"/>
      <text:p text:style-name="P236">Create directory <text:span text:style-name="T792">method: </text:span></text:p>
      <text:list xml:id="list3235117587" text:style-name="L14">
        <text:list-item>
          <text:p text:style-name="P423">Method is given a path<text:span text:style-name="T752">name</text:span> as a string. </text:p>
        </text:list-item>
        <text:list-item>
          <text:p text:style-name="P429">Call internal stat on given path<text:span text:style-name="T762">name</text:span>. </text:p>
        </text:list-item>
        <text:list-item>
          <text:p text:style-name="P418">Check that exactly last inode ID is null, otherwise return an error. </text:p>
        </text:list-item>
        <text:list-item>
          <text:p text:style-name="P434">Get and increment the global NextOperationID counter. </text:p>
        </text:list-item>
        <text:list-item>
          <text:p text:style-name="P434">Create a new <text:span text:style-name="T753">empty </text:span><text:span text:style-name="T792">directory </text:span>inode under the ID, populate buffer cache. </text:p>
        </text:list-item>
        <text:list-item>
          <text:p text:style-name="P434">Mark the <text:span text:style-name="T792">directory </text:span>inode as dirty. </text:p>
        </text:list-item>
        <text:list-item>
          <text:p text:style-name="P434"><text:soft-page-break/>Modify last directory inode, add an entry for the filename to map to the ID. </text:p>
        </text:list-item>
        <text:list-item>
          <text:p text:style-name="P434">Mark the last directory inode as dirty. </text:p>
        </text:list-item>
      </text:list>
      <text:p text:style-name="P221"/>
      <text:p text:style-name="P231">Delete <text:span text:style-name="T793">directory</text:span> method: </text:p>
      <text:list xml:id="list1859950684" text:style-name="L15">
        <text:list-item>
          <text:p text:style-name="P425">Method is given a path<text:span text:style-name="T754">name</text:span> as a string. </text:p>
        </text:list-item>
        <text:list-item>
          <text:p text:style-name="P431">Call internal stat on given path<text:span text:style-name="T762">name</text:span>. </text:p>
        </text:list-item>
        <text:list-item>
          <text:p text:style-name="P420">Check that <text:span text:style-name="T763">none of </text:span>inode ID<text:span text:style-name="T763">s</text:span> is null, otherwise return an error. </text:p>
        </text:list-item>
        <text:list-item>
          <text:p text:style-name="P440">Check that last inode is a directory file, <text:span text:style-name="T794">otherwise return an error. </text:span></text:p>
        </text:list-item>
        <text:list-item>
          <text:p text:style-name="P440">Check that last inode is empty, <text:span text:style-name="T794">otherwise return an error. </text:span></text:p>
        </text:list-item>
        <text:list-item>
          <text:p text:style-name="P441">Check if the inode ID is listed in the Extent Map, then</text:p>
          <text:list>
            <text:list-item>
              <text:p text:style-name="P443">Deallocate <text:span text:style-name="T795">directory </text:span>inode <text:span text:style-name="T764">itself</text:span> (move <text:span text:style-name="T788">it </text:span>to deallocated <text:span text:style-name="T764">extents</text:span>). </text:p>
            </text:list-item>
            <text:list-item>
              <text:p text:style-name="P441">Drop the inode ID from the Extent Map. </text:p>
            </text:list-item>
          </text:list>
        </text:list-item>
        <text:list-item>
          <text:p text:style-name="P443">Drop the <text:span text:style-name="T795">directory </text:span>inode from the buffer cache. </text:p>
        </text:list-item>
        <text:list-item>
          <text:p text:style-name="P443">Modify the <text:span text:style-name="T795">upper </text:span>directory inode, add <text:span text:style-name="T764">a Chunk Map </text:span><text:span text:style-name="T701">entry for the </text:span><text:span text:style-name="T795">directory </text:span><text:span text:style-name="T787">removed</text:span><text:span text:style-name="T701">. </text:span></text:p>
        </text:list-item>
        <text:list-item>
          <text:p text:style-name="P443">Mark the <text:span text:style-name="T795">upper </text:span>directory inode as dirty. </text:p>
        </text:list-item>
      </text:list>
      <text:p text:style-name="P221"/>
      <text:p text:style-name="P228">Create file method: </text:p>
      <text:list xml:id="list162949282020908" text:continue-list="list3235117587" text:style-name="L14">
        <text:list-item>
          <text:p text:style-name="P424">Method is given a path<text:span text:style-name="T752">name</text:span> as a string. </text:p>
        </text:list-item>
        <text:list-item>
          <text:p text:style-name="P424">Method is given a mode, assumed to be the default. </text:p>
        </text:list-item>
        <text:list-item>
          <text:p text:style-name="P430">Call internal stat on given path<text:span text:style-name="T762">name</text:span>. </text:p>
        </text:list-item>
        <text:list-item>
          <text:p text:style-name="P419">Check that exactly last inode ID is null, otherwise return an error. </text:p>
        </text:list-item>
        <text:list-item>
          <text:p text:style-name="P435">Get and increment the global NextOperationID counter. </text:p>
        </text:list-item>
        <text:list-item>
          <text:p text:style-name="P436">Create a new <text:span text:style-name="T753">empty regular file </text:span>inode under the ID, populate buffer cache. </text:p>
        </text:list-item>
        <text:list-item>
          <text:p text:style-name="P435">Mark the regular file inode as dirty. </text:p>
        </text:list-item>
        <text:list-item>
          <text:p text:style-name="P435">Modify last directory inode, add an entry for the filename to map to the ID. </text:p>
        </text:list-item>
        <text:list-item>
          <text:p text:style-name="P435">Mark the last directory inode as dirty. </text:p>
        </text:list-item>
      </text:list>
      <text:p text:style-name="P218"/>
      <text:p text:style-name="P230">Delete file method: </text:p>
      <text:list xml:id="list162947799894750" text:continue-list="list1859950684" text:style-name="L15">
        <text:list-item>
          <text:p text:style-name="P426">Method is given a path<text:span text:style-name="T754">name</text:span> as a string. </text:p>
        </text:list-item>
        <text:list-item>
          <text:p text:style-name="P432">Call internal stat on given path<text:span text:style-name="T762">name</text:span>. </text:p>
        </text:list-item>
        <text:list-item>
          <text:p text:style-name="P421">Check that <text:span text:style-name="T763">none of </text:span>inode ID<text:span text:style-name="T763">s</text:span> is null, otherwise return an error. </text:p>
        </text:list-item>
        <text:list-item>
          <text:p text:style-name="P440">Check that last inode is a regular file, <text:span text:style-name="T794">otherwise return an error. </text:span></text:p>
        </text:list-item>
        <text:list-item>
          <text:p text:style-name="P437">Get and increment the global NextOperationID counter. </text:p>
        </text:list-item>
        <text:list-item>
          <text:p text:style-name="P444">Deallocate all data extents <text:span text:style-name="T788">from inode chunk map </text:span>(move them to deallocated <text:span text:style-name="T764">extents</text:span>). </text:p>
        </text:list-item>
        <text:list-item>
          <text:p text:style-name="P442">Check if the inode ID is listed in the Extent Map, then</text:p>
          <text:list>
            <text:list-item>
              <text:p text:style-name="P445">Deallocate file inode <text:span text:style-name="T764">itself</text:span> (move <text:span text:style-name="T788">it </text:span>to deallocated <text:span text:style-name="T764">extents</text:span>). </text:p>
            </text:list-item>
            <text:list-item>
              <text:p text:style-name="P442">Drop the inode ID from the Extent Map. </text:p>
            </text:list-item>
          </text:list>
        </text:list-item>
        <text:list-item>
          <text:p text:style-name="P445">Drop the file inode from the buffer cache. </text:p>
        </text:list-item>
        <text:list-item>
          <text:p text:style-name="P445">Modify the directory inode, add <text:span text:style-name="T764">a Chunk Map </text:span><text:span text:style-name="T701">entry for the filename </text:span><text:span text:style-name="T787">removed</text:span><text:span text:style-name="T701">. </text:span></text:p>
        </text:list-item>
        <text:list-item>
          <text:p text:style-name="P445">Mark the directory inode as dirty. </text:p>
        </text:list-item>
      </text:list>
      <text:p text:style-name="P218"/>
      <text:p text:style-name="P230">Note: the delete file method does not respect opened files or hard links. </text:p>
      <text:p text:style-name="P224"/>
      <text:p text:style-name="P175"><text:span text:style-name="T784">List directory </text:span>method: </text:p>
      <text:list xml:id="list162947792297149" text:continue-list="list2933490011" text:style-name="L13">
        <text:list-item>
          <text:p text:style-name="P384">Method is given a path<text:span text:style-name="T752">name</text:span> as a string. </text:p>
        </text:list-item>
        <text:list-item>
          <text:p text:style-name="P387"><text:span text:style-name="T508">Call internal stat on given path</text:span><text:span text:style-name="T509">name</text:span><text:span text:style-name="T508">.</text:span> </text:p>
        </text:list-item>
        <text:list-item>
          <text:p text:style-name="P417"><text:soft-page-break/>Check that <text:span text:style-name="T763">none of </text:span>inode ID<text:span text:style-name="T763">s</text:span> is null, otherwise return an error. </text:p>
        </text:list-item>
        <text:list-item>
          <text:p text:style-name="P389">Check if last inode is a directory, <text:span text:style-name="T760">otherwise return an error. </text:span></text:p>
        </text:list-item>
        <text:list-item>
          <text:p text:style-name="P387"><text:span text:style-name="T760">C</text:span>ompute <text:span text:style-name="T784">the filename list </text:span>from <text:span text:style-name="T721">the</text:span> <text:span text:style-name="T761">last inode</text:span>. </text:p>
        </text:list-item>
      </text:list>
      <text:p text:style-name="P226"/>
      <text:p text:style-name="P229">Open file method: </text:p>
      <text:list xml:id="list3702375129" text:style-name="L16">
        <text:list-item>
          <text:p text:style-name="P427">Method is given a path<text:span text:style-name="T754">name</text:span> as a string. </text:p>
        </text:list-item>
        <text:list-item>
          <text:p text:style-name="P428">Method is given a mode, assumed to be <text:span text:style-name="T723">read-write mode. </text:span></text:p>
        </text:list-item>
        <text:list-item>
          <text:p text:style-name="P433">Call internal stat on given path<text:span text:style-name="T762">name</text:span>. </text:p>
        </text:list-item>
        <text:list-item>
          <text:p text:style-name="P422">Check that <text:span text:style-name="T763">none of </text:span>inode ID<text:span text:style-name="T763">s</text:span> is null, otherwise return an error. </text:p>
        </text:list-item>
        <text:list-item>
          <text:p text:style-name="P446">Return the file inode ID as a file handle result. </text:p>
        </text:list-item>
      </text:list>
      <text:p text:style-name="P218"/>
      <text:p text:style-name="P232">Close file method: </text:p>
      <text:list xml:id="list2355337828" text:style-name="L17">
        <text:list-item>
          <text:p text:style-name="P447">Method is given <text:span text:style-name="T724">a file </text:span>inode ID as a file handle. </text:p>
        </text:list-item>
        <text:list-item>
          <text:p text:style-name="P451">Method does nothing. </text:p>
        </text:list-item>
      </text:list>
      <text:p text:style-name="P219"/>
      <text:p text:style-name="P233">Read file method: </text:p>
      <text:list xml:id="list1524464976" text:style-name="L18">
        <text:list-item>
          <text:p text:style-name="P448">Method is given <text:span text:style-name="T724">a file </text:span>inode ID as a file handle. </text:p>
        </text:list-item>
        <text:list-item>
          <text:p text:style-name="P452">Method is given an offset-length in file content space. </text:p>
        </text:list-item>
        <text:list-item>
          <text:p text:style-name="P452">Get the file inode, using the ID as a key to the buffer cache. </text:p>
        </text:list-item>
        <text:list-item>
          <text:p text:style-name="P452">Search the chunk map for extents that overlap with the offset-length. </text:p>
        </text:list-item>
        <text:list-item>
          <text:p text:style-name="P452">Read those chunks from disk (can be less th<text:span text:style-name="T724">a</text:span>n the entire data extents). </text:p>
        </text:list-item>
        <text:list-item>
          <text:p text:style-name="P452">Merge those chunks into an appropriate buffer, and return that buffer. </text:p>
        </text:list-item>
      </text:list>
      <text:p text:style-name="P233"/>
      <text:p text:style-name="P233">Write file method: </text:p>
      <text:list xml:id="list162949601818973" text:continue-numbering="true" text:style-name="L18">
        <text:list-item>
          <text:p text:style-name="P449">Method is given <text:span text:style-name="T724">a file </text:span>inode ID as a file handle. </text:p>
        </text:list-item>
        <text:list-item>
          <text:p text:style-name="P453">Method is given an offset <text:span text:style-name="T724">and a buffer. </text:span></text:p>
        </text:list-item>
        <text:list-item>
          <text:p text:style-name="P453">Get the file inode, using the ID as a key to the buffer cache.</text:p>
        </text:list-item>
        <text:list-item>
          <text:p text:style-name="P438">Get and increment the global NextOperationID counter. </text:p>
        </text:list-item>
        <text:list-item>
          <text:p text:style-name="P454">Add an entry to the chunk map, including the <text:span text:style-name="T787">revision ID, </text:span>offset and buffer.</text:p>
        </text:list-item>
        <text:list-item>
          <text:p text:style-name="P454">Mark the inode as dirty. </text:p>
        </text:list-item>
      </text:list>
      <text:p text:style-name="P220"/>
      <text:p text:style-name="P237">Internal extent allocation function: </text:p>
      <text:list xml:id="list1762246241" text:style-name="L19">
        <text:list-item>
          <text:p text:style-name="P455">Function <text:span text:style-name="T796">is given an amount of bytes (an extent size). </text:span></text:p>
        </text:list-item>
        <text:list-item>
          <text:p text:style-name="P456">If the size is zero, <text:span text:style-name="T797">panic. </text:span></text:p>
        </text:list-item>
        <text:list-item>
          <text:p text:style-name="P456">Round the size up to a multiple of a block size. </text:p>
        </text:list-item>
        <text:list-item>
          <text:p text:style-name="P456">Search the Free Map list for a smallest extent at least the demanded size. </text:p>
        </text:list-item>
        <text:list-item>
          <text:p text:style-name="P456">If the extent is exatly the size, then </text:p>
          <text:list>
            <text:list-item>
              <text:p text:style-name="P456">Remove it from the Extent Map. </text:p>
            </text:list-item>
            <text:list-item>
              <text:p text:style-name="P456">Return it. </text:p>
            </text:list-item>
          </text:list>
        </text:list-item>
        <text:list-item>
          <text:p text:style-name="P456">If the extent is larger than demanded, then</text:p>
          <text:list>
            <text:list-item>
              <text:p text:style-name="P456">Remove it from the Extent Map. </text:p>
            </text:list-item>
            <text:list-item>
              <text:p text:style-name="P456">Split the removed extent into 2. </text:p>
            </text:list-item>
            <text:list-item>
              <text:p text:style-name="P456">Add the tail back to the Extent Map. </text:p>
            </text:list-item>
            <text:list-item>
              <text:p text:style-name="P456">Return it. </text:p>
            </text:list-item>
          </text:list>
        </text:list-item>
        <text:list-item>
          <text:p text:style-name="P458">If there is no sufficient extent available, then</text:p>
          <text:list>
            <text:list-item>
              <text:p text:style-name="P458">Panic. </text:p>
            </text:list-item>
          </text:list>
        </text:list-item>
      </text:list>
      <text:p text:style-name="P220"><text:soft-page-break/></text:p>
      <text:p text:style-name="P238">Internal extent deallocation <text:span text:style-name="T798">function</text:span>: </text:p>
      <text:list xml:id="list2280619283" text:style-name="L20">
        <text:list-item>
          <text:p text:style-name="P459">Function is given an offset-length of an unused extent. </text:p>
        </text:list-item>
        <text:list-item>
          <text:p text:style-name="P457">If the size is zero, <text:span text:style-name="T797">panic. </text:span></text:p>
        </text:list-item>
        <text:list-item>
          <text:p text:style-name="P459">Add the extent to the Deallocated Extents list. </text:p>
        </text:list-item>
      </text:list>
      <text:p text:style-name="P239"/>
      <text:p text:style-name="P239">Note: Deallocated extents cannot be reused until the filesystem metadata on disk is updated. </text:p>
      <text:p text:style-name="P234"/>
      <text:p text:style-name="P234">Fsync method: </text:p>
      <text:list xml:id="list3449086382" text:style-name="L21">
        <text:list-item>
          <text:p text:style-name="P450">Method is given an inode ID as a file handle. </text:p>
        </text:list-item>
        <text:list-item>
          <text:p text:style-name="P460">Method does nothing. </text:p>
        </text:list-item>
      </text:list>
      <text:p text:style-name="P220"/>
      <text:p text:style-name="P235">Sync method: </text:p>
      <text:list xml:id="list1265194589" text:style-name="L22">
        <text:list-item>
          <text:p text:style-name="P467">(… files …) </text:p>
        </text:list-item>
        <text:list-item>
          <text:p text:style-name="P468">Loop over inodes in the buffer cache. </text:p>
        </text:list-item>
        <text:list-item>
          <text:p text:style-name="P468">If the inode is dirty, then </text:p>
          <text:list>
            <text:list-item>
              <text:p text:style-name="P469">If the inode is a regular file, </text:p>
              <text:list>
                <text:list-item>
                  <text:p text:style-name="P470">(… the data …)</text:p>
                </text:list-item>
                <text:list-item>
                  <text:p text:style-name="P471">Search the inode Chunk Map for dirty buffers. </text:p>
                </text:list-item>
                <text:list-item>
                  <text:p text:style-name="P473">If there are no dirty writes, skip this step. </text:p>
                </text:list-item>
                <text:list-item>
                  <text:p text:style-name="P472">Serialize and concatenate all those <text:span text:style-name="T765">dirty </text:span>buffers into a single data extent. </text:p>
                </text:list-item>
                <text:list-item>
                  <text:p text:style-name="P439">Get and increment the global NextOperationID counter. </text:p>
                </text:list-item>
                <text:list-item>
                  <text:p text:style-name="P472">Update the Chunk Map, so that <text:span text:style-name="T765">dirty </text:span><text:span text:style-name="T766">write </text:span><text:span text:style-name="T765">entries are replaced with file write entries and </text:span>point to the new <text:span text:style-name="T765">data </text:span>extent. </text:p>
                  <text:list>
                    <text:list-item>
                      <text:p text:style-name="P474">This effectively removes data from buffer cache, leaving only the inode. </text:p>
                    </text:list-item>
                  </text:list>
                </text:list-item>
                <text:list-item>
                  <text:p text:style-name="P475">Allocate enough space for the data extent, using the Free Map. </text:p>
                </text:list-item>
                <text:list-item>
                  <text:p text:style-name="P475">Update the Extent Map, so that the ID points to the data extent. </text:p>
                </text:list-item>
                <text:list-item>
                  <text:p text:style-name="P475">Send the data extent to disk. </text:p>
                </text:list-item>
              </text:list>
            </text:list-item>
            <text:list-item>
              <text:p text:style-name="P470">(… the inode …) </text:p>
            </text:list-item>
            <text:list-item>
              <text:p text:style-name="P477">Serialize the inode into a blob. </text:p>
            </text:list-item>
            <text:list-item>
              <text:p text:style-name="P479">Check that the inode has an allocated extent in the Extent Map, then </text:p>
              <text:list>
                <text:list-item>
                  <text:p text:style-name="P478">Deallocate the current inode extent, using Extent Map <text:span text:style-name="T459">(move </text:span><text:span text:style-name="T460">it</text:span><text:span text:style-name="T459"> to deallocated). </text:span></text:p>
                </text:list-item>
              </text:list>
            </text:list-item>
            <text:list-item>
              <text:p text:style-name="P476">Allocate enough space for the <text:span text:style-name="T727">inode </text:span><text:span text:style-name="T768">blob </text:span>using the Free Map.</text:p>
            </text:list-item>
            <text:list-item>
              <text:p text:style-name="P480">Sen<text:span text:style-name="T767">d</text:span> the inode blob to <text:span text:style-name="T767">disk. </text:span></text:p>
            </text:list-item>
            <text:list-item>
              <text:p text:style-name="P480">Mark the inode as non-dirty. </text:p>
            </text:list-item>
          </text:list>
        </text:list-item>
        <text:list-item>
          <text:p text:style-name="P480">(… filesystem metadata …) </text:p>
        </text:list-item>
        <text:list-item>
          <text:p text:style-name="P481">Check if the Extent Map entry is non-null (has non zero length), then </text:p>
          <text:list>
            <text:list-item>
              <text:p text:style-name="P467">Deallocate the Extent Map, using the FsHeader (move it to deallocated). </text:p>
            </text:list-item>
          </text:list>
        </text:list-item>
        <text:list-item>
          <text:p text:style-name="P461">Serialize the Extent Map into a blob, allocate it space from Free Map, and send it to disk. </text:p>
        </text:list-item>
        <text:list-item>
          <text:p text:style-name="P462">Update the <text:span text:style-name="T769">Extent Map entry in the </text:span>FsHeader to point to the new blob. </text:p>
        </text:list-item>
        <text:list-item>
          <text:p text:style-name="P463">Check if the Free Map entry is non-null (has non zero length), then</text:p>
          <text:list>
            <text:list-item>
              <text:p text:style-name="P464">Deallocate the Free Map, using the FsHeader (move it to deallocated). </text:p>
            </text:list-item>
          </text:list>
        </text:list-item>
        <text:list-item>
          <text:p text:style-name="P465">Move all extents from <text:span text:style-name="T728">the </text:span>deallocated <text:span text:style-name="T728">list </text:span>into the Free Map. </text:p>
        </text:list-item>
        <text:list-item>
          <text:p text:style-name="P406">Serialize the Free Map into a blob, allocate it space from Free Map, and send it to disk. </text:p>
        </text:list-item>
        <text:list-item>
          <text:p text:style-name="P462">Update the <text:span text:style-name="T769">Free Map entry in </text:span><text:span text:style-name="T770">the </text:span>FsHeader to point to the new blob. </text:p>
        </text:list-item>
        <text:list-item>
          <text:p text:style-name="P464">Sync the disk. </text:p>
        </text:list-item>
        <text:list-item>
          <text:p text:style-name="P466"><text:soft-page-break/>Send the FsHeader to disk. </text:p>
        </text:list-item>
        <text:list-item>
          <text:p text:style-name="P464">Sync the disk. </text:p>
        </text:list-item>
      </text:list>
      <text:p text:style-name="P279"/>
      <text:h text:style-name="P358" text:outline-level="4">Performance measuring scripts: </text:h>
      <text:p text:style-name="P273">All scripts should be tested on a <text:span text:style-name="T730">15</text:span> GB partition <text:span text:style-name="T771">(out of which 12.</text:span><text:span text:style-name="T775">2</text:span><text:span text:style-name="T771"> GB goes for data and </text:span><text:span text:style-name="T775">390 MB</text:span><text:span text:style-name="T771"> goes for metadata) </text:span>with either Cameleonica, Ext4, Btrfs, <text:span text:style-name="T773">or</text:span> ZFS. </text:p>
      <text:p text:style-name="P271"/>
      <text:p text:style-name="P276">In order for the measurements to be fair, other filesystems <text:span text:style-name="T732">(those implemented in the kernel) </text:span>should go through a <text:span text:style-name="T791">single-thread </text:span>pass-through Rust/FUSE filesystem. <text:span text:style-name="T732">Also, they all should use noatime flag. </text:span></text:p>
      <text:p text:style-name="P271"/>
      <text:p text:style-name="P280"><text:span text:style-name="T730">File </text:span><text:span text:style-name="T776">creation: </text:span></text:p>
      <text:list xml:id="list2622496271" text:style-name="L23">
        <text:list-item>
          <text:p text:style-name="P482"><text:span text:style-name="T778">Create a new filesystem on the device</text:span><text:span text:style-name="T779">. </text:span></text:p>
        </text:list-item>
        <text:list-item>
          <text:p text:style-name="P482"><text:span text:style-name="T779">Create </text:span><text:span text:style-name="T730">100’000 files, each being 128 KB in size, </text:span><text:span text:style-name="T783">each </text:span><text:span text:style-name="T730">having a</text:span><text:span text:style-name="T789">n</text:span><text:span text:style-name="T730"> </text:span><text:span text:style-name="T789">8</text:span><text:span text:style-name="T730"> levels deep </text:span><text:span text:style-name="T777">random </text:span><text:span text:style-name="T730">path </text:span><text:span text:style-name="T780">where each intermediate directory has a name between 0 and </text:span><text:span text:style-name="T789">255</text:span><text:span text:style-name="T730">. </text:span></text:p>
          <text:list>
            <text:list-item>
              <text:p text:style-name="P483">Some paths will be chosen more than once, but that is alright as long as it happens the <text:span text:style-name="T790">deterministically </text:span>same way for every test. </text:p>
            </text:list-item>
            <text:list-item>
              <text:p text:style-name="P484">Call a sync after every 1000 files. </text:p>
            </text:list-item>
          </text:list>
        </text:list-item>
        <text:list-item>
          <text:p text:style-name="P485">Call a sync at the end. </text:p>
        </text:list-item>
        <text:list-item>
          <text:p text:style-name="P488">Measure total and average time for all operations. </text:p>
        </text:list-item>
      </text:list>
      <text:p text:style-name="P272"/>
      <text:p text:style-name="P275">File stat: </text:p>
      <text:list xml:id="list449918030" text:style-name="L24">
        <text:list-item>
          <text:p text:style-name="P491"><text:span text:style-name="T777">Assume the filesystem was created using the </text:span><text:span text:style-name="T781">first</text:span><text:span text:style-name="T777"> script. </text:span></text:p>
        </text:list-item>
        <text:list-item>
          <text:p text:style-name="P491"><text:span text:style-name="T778">Unmount the filesystem and d</text:span><text:span text:style-name="T777">rop the entire buffer cache. </text:span></text:p>
        </text:list-item>
        <text:list-item>
          <text:p text:style-name="P489">Mount the filesystem again. </text:p>
        </text:list-item>
        <text:list-item>
          <text:p text:style-name="P492">Call stat syscall on every directory and file exactly once. </text:p>
        </text:list-item>
        <text:list-item>
          <text:p text:style-name="P486">Call a sync at the end. </text:p>
        </text:list-item>
        <text:list-item>
          <text:p text:style-name="P489">Measure total and average time for all operations. </text:p>
        </text:list-item>
      </text:list>
      <text:p text:style-name="P274"/>
      <text:p text:style-name="P277">File removal: </text:p>
      <text:list xml:id="list818831283" text:style-name="L25">
        <text:list-item>
          <text:p text:style-name="P493">Assume the filesystem was created using the first script. </text:p>
        </text:list-item>
        <text:list-item>
          <text:p text:style-name="P494"><text:span text:style-name="T778">Unmount the filesystem and d</text:span><text:span text:style-name="T777">rop the entire buffer cache. </text:span></text:p>
        </text:list-item>
        <text:list-item>
          <text:p text:style-name="P490">Mount the filesystem again. </text:p>
        </text:list-item>
        <text:list-item>
          <text:p text:style-name="P495"><text:span text:style-name="T777">Call </text:span><text:span text:style-name="T781">unlink or rmdir </text:span><text:span text:style-name="T777">syscall on every file and directory exactly once. </text:span></text:p>
        </text:list-item>
        <text:list-item>
          <text:p text:style-name="P487">Call a sync at the end. </text:p>
        </text:list-item>
        <text:list-item>
          <text:p text:style-name="P490">Measure total and average time for all operations. </text:p>
        </text:list-item>
      </text:list>
      <text:p text:style-name="P278"/>
      <text:h text:style-name="P335"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06">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1">actions, regular deletion and permanent deletion</text:span>. <text:span text:style-name="T541">First</text:span> is reversible and <text:span text:style-name="T541">second </text:span>is <text:span text:style-name="T35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49">to </text:span><text:span text:style-name="T350">next question. </text:span></text:p>
      <text:p text:style-name="P94"/>
      <text:p text:style-name="P53">Will there be an option for non-permanent wiping in case a user <text:span text:style-name="T328">accidentally</text:span> wipes a file? What safety measures will be there to prevent <text:span text:style-name="T328">accidental</text:span> complete wiping of content? Or is that a risk users have to take? </text:p>
      <text:p text:style-name="P128"><text:span text:style-name="T347">There are two distinct actions. Regular deletion (</text:span><text:span text:style-name="T550">here </text:span><text:span text:style-name="T347">called </text:span>deletion<text:span text:style-name="T260">) is an action that can be taken by non-privileged user</text:span><text:span text:style-name="T307">s</text:span><text:span text:style-name="T260">. </text:span><text:span text:style-name="T261">User </text:span><text:span text:style-name="T260">processes </text:span><text:span text:style-name="T261">are </text:span><text:span text:style-name="T260">able to take this action without </text:span><text:span text:style-name="T261">any </text:span><text:span text:style-name="T260">user interaction. </text:span><text:span text:style-name="T258">Therefore </text:span><text:span text:style-name="T260">this kind of action </text:span><text:span text:style-name="T307">should be </text:span><text:span text:style-name="T260">inspectable </text:span><text:span text:style-name="T259">and </text:span><text:span text:style-name="T260">undoable. Browsing </text:span><text:span text:style-name="T307">revision </text:span><text:span text:style-name="T260">history reveal</text:span><text:span text:style-name="T261">s</text:span><text:span text:style-name="T260"> </text:span><text:span text:style-name="T307">regular </text:span><text:span text:style-name="T260">deletion</text:span><text:span text:style-name="T307">s</text:span><text:span text:style-name="T260"> and allow</text:span><text:span text:style-name="T261">s</text:span><text:span text:style-name="T260"> recovery, </text:span><text:span text:style-name="T309">at least as long as there exists a version prior to deletion, available either through versioning or snapshot mechanism</text:span><text:span text:style-name="T260">. Permanent deletion (</text:span><text:span text:style-name="T308">here </text:span><text:span text:style-name="T260">called </text:span>wiping<text:span text:style-name="T260">) is a different action that </text:span><text:span text:style-name="T307">should </text:span><text:span text:style-name="T260">require root privileges. </text:span><text:span text:style-name="T307">After a file was wiped </text:span><text:span text:style-name="T309">using the filesystem command-line tool</text:span><text:span text:style-name="T307">, its content including historical revisions is no longer accessible, </text:span><text:span text:style-name="T309">regardless of versioning and snapshots.</text:span><text:span text:style-name="T307"> </text:span></text:p>
      <text:p text:style-name="P94"/>
      <text:p text:style-name="P53">History of changes to files means that all versions of the file remain stored, or at least a history that can be viewed. <text:span text:style-name="T354">I</text:span>sn’t that impractical in some cases of <text:span text:style-name="T328">confidential</text:span> files? An option to not save a file history? </text:p>
      <text:p text:style-name="P203">History of changes is <text:span text:style-name="T401">like </text:span>a list of <text:span text:style-name="T401">commits </text:span><text:span text:style-name="T551">in a version control software</text:span>, states saved at some points in time, ordered chronologically. History can be browsed and every <text:span text:style-name="T401">revision </text:span>can be inspected for details but also every <text:span text:style-name="T401">revision </text:span>can be restored back. <text:span text:style-name="T329">Confidentiality is not compromised because browsing past versions of a file </text:span><text:span text:style-name="T558">currently </text:span><text:span text:style-name="T329">requires same level of access as browsing current version. When user deletes a file, it will be recoverable as long as it is browsable in revision history </text:span><text:span text:style-name="T558">or there was a snapshot made before it was deleted</text:span><text:span text:style-name="T329">. When user permanently deletes a file (wipes it), it will not be recoverable even through past versions </text:span><text:span text:style-name="T558">of the file or snapshots containing it</text:span><text:span text:style-name="T329">. </text:span></text:p>
      <text:p text:style-name="P94"/>
      <text:p text:style-name="P53">Deleted files are permanently gone, how would that be done? In comparison to saving file <text:soft-page-break/>history...</text:p>
      <text:p text:style-name="P129">Technically there <text:span text:style-name="T330">are </text:span>two ways of ensuring <text:span text:style-name="T331">data is permanently gone</text:span>, either <text:span text:style-name="T331">through </text:span>overriding data itself or overriding encryption keys that were used to encrypt said data. Second approach is much better since keys occupy only few bytes and overriding few bytes takes <text:span text:style-name="T542">close to zero </text:span>time. <text:span text:style-name="T349">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2">your country of residence, you may be: </text:span></text:p>
      <text:list xml:id="list254172245" text:style-name="L26">
        <text:list-item>
          <text:p text:style-name="P390">forbidden from using cryptographic products in general</text:p>
        </text:list-item>
        <text:list-item>
          <text:p text:style-name="P391">required to get license or send notification before import<text:span text:style-name="T333">ing cryptographic products </text:span></text:p>
        </text:list-item>
        <text:list-item>
          <text:p text:style-name="P392">required to disclose cryptographic keys to authorities in advance <text:span text:style-name="T543">or on demand</text:span></text:p>
        </text:list-item>
        <text:list-item>
          <text:p text:style-name="P393">asked to <text:span text:style-name="T352">enter password and hand over </text:span>your laptop <text:span text:style-name="T544">for inspection at checkpoints</text:span></text:p>
        </text:list-item>
        <text:list-item>
          <text:p text:style-name="P392">asked <text:span text:style-name="T544">by authorities </text:span>if you have any other undisclosed encrypted partitions</text:p>
        </text:list-item>
        <text:list-item>
          <text:p text:style-name="P394">subpoenaed <text:span text:style-name="T544">by courts to produce </text:span>keys or <text:span text:style-name="T334">de</text:span>crypted data <text:span text:style-name="T334">itself</text:span></text:p>
        </text:list-item>
        <text:list-item>
          <text:p text:style-name="P394">jailed for long time or until you produce encryption keys <text:span text:style-name="T544">or decrypted data itself</text:span></text:p>
        </text:list-item>
      </text:list>
      <text:p text:style-name="P201">Lesson to learn <text:span text:style-name="T335">here </text:span>is that <text:span text:style-name="T482">national </text:span>law can put you in a position where <text:span text:style-name="T336">technical solutions do not give you an easy or legal way out</text:span>. Consider crossing US border with child pornography on your laptop <text:span text:style-name="T337">(there was a famous real case </text:span><text:span text:style-name="T552">like that</text:span><text:span text:style-name="T337">).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07">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45">many </text:span>other <text:span text:style-name="T545">advanced </text:span>features, <text:span text:style-name="T341">some are specialized and clearly not many people will have a use for them (non transparent </text:span><text:span text:style-name="T552">hashing, for example</text:span><text:span text:style-name="T341">), </text:span><text:span text:style-name="T552">while </text:span><text:span text:style-name="T341">some are general purpose </text:span><text:span text:style-name="T552">and should be useful to a lot of people </text:span><text:span text:style-name="T341">(transparent compression, </text:span><text:span text:style-name="T552">for example</text:span><text:span text:style-name="T341">). </text:span></text:p>
      <text:p text:style-name="P96"/>
      <text:p text:style-name="P97"><text:span text:style-name="T340">Compression </text:span><text:span text:style-name="T338">is great, </text:span><text:span text:style-name="T339">but s</text:span><text:span text:style-name="T338">ome files should not be compressed for performance. </text:span></text:p>
      <text:p text:style-name="P202">Some files are almost impossible to compress, audio video formats are a good example. However, performance <text:span text:style-name="T348">does not necessarily </text:span>have to be <text:span text:style-name="T546">significantly </text:span>impacted<text:span text:style-name="T34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54">disk</text:span><text:span text:style-name="T342"> bound, </text:span><text:span text:style-name="T554">and </text:span><text:span text:style-name="T342">not </text:span><text:span text:style-name="T554">CPU </text:span><text:span text:style-name="T342">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3">in </text:span><text:span text:style-name="T556">plain</text:span><text:span text:style-name="T342"> </text:span><text:span text:style-name="T553">form </text:span><text:span text:style-name="T342">during initial write, </text:span><text:span text:style-name="T556">at full speeds,</text:span><text:span text:style-name="T342"> and </text:span><text:span text:style-name="T553">then </text:span><text:span text:style-name="T342">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0">150</text:span> MB/s. Compression like Snappy can handle ~250 MB/s per core <text:span text:style-name="T400">at least</text:span>. Encryption using Salsa20 can handle <text:span text:style-name="T34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3">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54">short </text:span><text:span text:style-name="T343">period of time. </text:span></text:p>
      <text:p text:style-name="P101"/>
      <text:p text:style-name="P57">Lastly, you said about having it's own type of recovery. Explain in detail how it will recover or roll back. </text:p>
      <text:p text:style-name="P200">Early filesystems like Fast File System and it's descendant Ext2 depended on running a program called <text:span text:style-name="T221">fsck</text:span> that scanned all inodes after an interruption. Later filesystems like Ext3 were using journaling to reapply <text:span text:style-name="T353">a set of changed blocks</text:span>. <text:span text:style-name="T555">Even later </text:span>filesystems like Btrfs <text:span text:style-name="T346">and ZFS </text:span>started using copy on write <text:span text:style-name="T345">and checksums</text:span><text:span text:style-name="T396">, </text:span><text:span text:style-name="T555">which is probably the best solution atm. </text:span></text:p>
      <text:p text:style-name="P182"><text:span text:style-name="T421">Solution is described in </text:span><text:a xlink:type="simple" xlink:href="#2.1.4.Fsync is not efficient. |outline" text:style-name="Internet_20_link" text:visited-style-name="Visited_20_Internet_20_Link"><text:span text:style-name="T421">Fsync chapter</text:span></text:a><text:span text:style-name="T421">. </text:span><text:span text:style-name="T408">Overwriting </text:span><text:span text:style-name="T421">a </text:span><text:span text:style-name="T408">file puts </text:span><text:span text:style-name="T421">the </text:span><text:span text:style-name="T408">data and </text:span><text:span text:style-name="T421">the </text:span><text:span text:style-name="T408">modified inode </text:span><text:span text:style-name="T421">into </text:span><text:span text:style-name="T408">new extents, </text:span><text:span text:style-name="T421">doing copy on write</text:span><text:span text:style-name="T408">. Their previous copies remain locked until a checkpoint. After all dirty data and inodes </text:span><text:span text:style-name="T421">up to a specified revision </text:span><text:span text:style-name="T408">were synced to disk, </text:span><text:span text:style-name="T421">header is atomically updated to point to new extents, and then old locked extents get finally unallocated. </text:span><text:span text:style-name="T408">Recovery is </text:span><text:span text:style-name="T433">no-op</text:span><text:span text:style-name="T408"> since </text:span><text:span text:style-name="T421">header </text:span><text:span text:style-name="T408">always references extents that were completely synced to disk. </text:span><text:span text:style-name="T453">Interruption </text:span><text:span text:style-name="T408">during a checkpoint only affects space that is considered unallocated anyway. </text:span></text:p>
      <text:p text:style-name="P103"/>
      <text:p text:style-name="P105">asked by <text:span text:style-name="T402">Robert Węcławski</text:span></text:p>
      <text:p text:style-name="P105">recorded on <text:span text:style-name="T402">2017-03-03</text:span></text:p>
      <text:p text:style-name="P104"/>
      <text:p text:style-name="P60">You wrote that this is a general purpose filesystem, but then that it only works on hard drives <text:span text:style-name="T403">(not SSDs)</text:span>. Such a narrow application makes it not useful. </text:p>
      <text:p text:style-name="P107">General purpose means that it meets minimum requirements <text:span text:style-name="T461">for</text:span> everyone and surpasses them for some, not that it beats <text:span text:style-name="T461">every competitor </text:span>on every benchmark <text:span text:style-name="T461">in every configuration</text:span>. If I were designing <text:span text:style-name="T461">a filesystem </text:span>for SSDs then I would have made different design decisions, in fact <text:span text:style-name="T461">I would have made opposite design decisions</text:span>. Then <text:span text:style-name="T461">the design would be inferior </text:span>on hard drives. Would you then complain that it does <text:span text:style-name="T404">not</text:span> work on HDDs? <text:span text:style-name="T540">This was explained in </text:span><text:a xlink:type="simple" xlink:href="#2.1.12.Design decisions for HDDs and SSDs are mutually exclusive. |outline" text:style-name="Internet_20_link" text:visited-style-name="Visited_20_Internet_20_Link"><text:span text:style-name="T540">SSDs chapter</text:span></text:a>. </text:p>
      <text:p text:style-name="P106"/>
      <text:p text:style-name="P58">Extents are not beneficial on SSDs, and are shortening their lifespan. </text:p>
      <text:p text:style-name="P283"><text:span text:style-name="T422">True but SSDs are not being considered, </text:span><text:span text:style-name="T423">for reasons explained in </text:span><text:a xlink:type="simple" xlink:href="#2.1.12.Design decisions for HDDs and SSDs are mutually exclusive. |outline" text:style-name="Internet_20_link" text:visited-style-name="Visited_20_Internet_20_Link"><text:span text:style-name="T483">SSDs chapter</text:span></text:a>. </text:p>
      <text:p text:style-name="P108"/>
      <text:p text:style-name="P58">Extents compaction <text:span text:style-name="T547">(garbage collection) </text:span>is supposed to be delayed into the future, but what about <text:span text:style-name="T522">those </text:span>servers running <text:span text:style-name="T522">continuously </text:span>24/7? </text:p>
      <text:p text:style-name="P109">Some servers actually do experience peek hours, especially those hosting <text:span text:style-name="T462">non-</text:span>international websites. Then more disk IO <text:span text:style-name="T547">rate would</text:span> be used <text:span text:style-name="T539">for garbage collection during peek hours than </text:span>during non-peek hours. <text:span text:style-name="T407">On servers running continuously, compacting can run continuously but at small IO rate. </text:span>Also note that <text:span text:style-name="T547">preallocating huge files (gigabyte sized) </text:span>can be used to <text:span text:style-name="T539">avoid some compacting. </text:span></text:p>
      <text:p text:style-name="P108"/>
      <text:p text:style-name="P59">I think B-trees would cache better because the entire dictionary will be slow with large amount of files. </text:p>
      <text:p text:style-name="P290"><text:span text:style-name="T455">As explained in </text:span><text:a xlink:type="simple" xlink:href="#2.1.2.B-trees are not efficient. (OK)|outline" text:style-name="Internet_20_link" text:visited-style-name="Visited_20_Internet_20_Link"><text:span text:style-name="T434">Entire dictionary chapter</text:span></text:a><text:span text:style-name="T523">, only up to 200’000 files are expected, </text:span><text:span text:style-name="T557">both</text:span><text:span text:style-name="T523"> on desktops and servers. </text:span><text:span text:style-name="T557">Under such assumptions, the dictionary approach is better. </text:span></text:p>
      <text:p text:style-name="Text_20_body"/>
      <text:p text:style-name="P288">What about the fact that common compression tools are not aware of non-transparent compression functionality? </text:p>
      <text:p text:style-name="Text_20_body">System tools are open source and patches could be submitted to their repositories. And also, the <text:span text:style-name="T522">filesystem</text:span> <text:span text:style-name="T555">command-line tool itself </text:span>could be used for creating archives, <text:span text:style-name="T555">using a proprietary format</text:span>. <text:span text:style-name="T555">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36" text:outline-level="1"><text:bookmark-start text:name="__RefHeading___Toc7119_1003100552"/>Bibliography<text:bookmark-end text:name="__RefHeading___Toc7119_1003100552"/></text:h>
          </text:index-title>
          <text:p text:style-name="P304">Gutmann96: Peter Gutmann, Secure Deletion of Data from Magnetic and Solid-State Memory, 1996</text:p>
          <text:p text:style-name="P304">Dreyfus2000: Suelette Dreyfus, The Idiot Savants’ Guide to Rubberhose, circa 2000</text:p>
          <text:p text:style-name="P304">ZFS: Jeff Bonwick, Bill Moore, ZFS: The Last Word in File Systems, , </text:p>
          <text:p text:style-name="P304">McKusi84: Marshall Kirk Mckusick, William N. Joy, Samuel J. Leffler, Robert S. Fabry, A Fast File System for UNIX, 1984</text:p>
          <text:p text:style-name="P304">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04">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04">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04">Rodeh12: Ohad Rodeh, BTRFS: The Linux B-tree Filesystem, 2012</text:p>
          <text:p text:style-name="P304">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04">Overstreet21: Kent Overstreet, bcachefs: Principles of Operation, 2021</text:p>
          <text:p text:style-name="P304">Patterson: David A. Patterson, Kimberly K. Keeton, Hardware Technology Trends and Database Opportunities, </text:p>
          <text:p text:style-name="P304">Agraw07: Nitin Agrawal, William J. Bolosky, John R. Douceur, Jacob R. Lorch, A Five-Year Study of File-System Metadata, 2007</text:p>
          <text:p text:style-name="P304">Douceur99: John R. Douceur and William J. Bolosky, A Large-Scale Study of File-System Contents, 1999</text:p>
          <text:p text:style-name="P304">Bigtable06: Fay Chang, Bigtable: A Distributed Storage System for Structured Data, 2006</text:p>
          <text:p text:style-name="P304">Googlefs03: Sanjay Ghemawat, Howard Gobioff, and Shun-Tak Leung, The Google File System, 2003</text:p>
          <text:p text:style-name="P304">Ruemmler94: Chris Ruemmler, John Wilkes, An introduction to disk drive, 1994</text:p>
          <text:p text:style-name="P304">Aneesh08: Aneesh Kumar, Mingming Cao, et al, Ext4 block and inode allocator improvements, 2008</text:p>
          <text:p text:style-name="P304">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04">Rosenblum91: Mendel Rosenblum and John K. Ousterhout, The Design and Implementation of a Log-Structured File System, 1991</text:p>
          <text:p text:style-name="P304">Pillai13: Thanumalayan Sankaranarayana Pillai, et al, Towards Efficient, Portable Application-Level Consistency, 2013</text:p>
          <text:p text:style-name="P304">Tweedie15: Stephen Tweedie, Stephen Tweedie Email.txt, 2015</text:p>
          <text:p text:style-name="P304">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04">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5">note</text:span> that all cited documents <text:span text:style-name="T538">(both references and hyperlinks) </text:span>are saved <text:span text:style-name="T538">as copies </text:span>in <text:span text:style-name="T485">the </text:span>repository and you do not <text:span text:style-name="T485">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use-window-font-color="true" loext:opacity="0%"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11T16:29:46.956586665">2022-01-11</text:date></text:span><text:span text:style-name="MT1"><text:tab/>Page </text:span><text:span text:style-name="MT1"><text:page-number text:select-page="current">40</text:page-number></text:span><text:span text:style-name="MT1"><text:s/>of </text:span><text:span text:style-name="MT1"><text:page-count>40</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9DT6H13M22S</meta:editing-duration>
    <meta:editing-cycles>2536</meta:editing-cycles>
    <meta:generator>LibreOffice/7.2.3.2$Linux_X86_64 LibreOffice_project/20$Build-2</meta:generator>
    <dc:date>2022-01-11T16:29:46.753958985</dc:date>
    <meta:print-date>2017-03-17T12:48:20.222054410</meta:print-date>
    <meta:document-statistic meta:table-count="1" meta:image-count="25" meta:object-count="6" meta:page-count="40" meta:paragraph-count="627" meta:word-count="17643" meta:character-count="107333" meta:non-whitespace-character-count="9015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